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6.95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3.18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7.583cm"/>
    </style:style>
    <style:style style:name="co10" style:family="table-column">
      <style:table-column-properties fo:break-before="auto" style:column-width="2.491cm"/>
    </style:style>
    <style:style style:name="co11" style:family="table-column">
      <style:table-column-properties fo:break-before="auto" style:column-width="9.488cm"/>
    </style:style>
    <style:style style:name="co12" style:family="table-column">
      <style:table-column-properties fo:break-before="auto" style:column-width="5.38cm"/>
    </style:style>
    <style:style style:name="co13" style:family="table-column">
      <style:table-column-properties fo:break-before="auto" style:column-width="3.425cm"/>
    </style:style>
    <style:style style:name="co14" style:family="table-column">
      <style:table-column-properties fo:break-before="auto" style:column-width="3.62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9" number:language="en" number:country="IN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Excel_20_Built-in_20_Normal" style:data-style-name="N8039"/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"/>
        <table:table-column table:style-name="co5" table:default-cell-style-name="Excel_20_Built-in_20_Normal"/>
        <table:table-column table:style-name="co1" table:number-columns-repeated="1018" table:default-cell-style-name="Excel_20_Built-in_20_Normal"/>
        <table:table-column table:style-name="co1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VersionFrom</text:p>
          </table:table-cell>
          <table:table-cell office:value-type="string">
            <text:p>ChildItem</text:p>
          </table:table-cell>
          <table:table-cell office:value-type="string">
            <text:p>CreationDate</text:p>
          </table:table-cell>
          <table:table-cell office:value-type="string">
            <text:p>DisplayName</text:p>
          </table:table-cell>
          <table:table-cell table:number-columns-repeated="1019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32839">
            <text:p>232839</text:p>
          </table:table-cell>
          <table:table-cell office:value-type="string">
            <text:p>0 - AOF_Download_12c_Not_In_Use_Migrat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32839">
            <text:p>232839</text:p>
          </table:table-cell>
          <table:table-cell office:value-type="string">
            <text:p>0 - Backoffice_Reports_TC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32839">
            <text:p>232839</text:p>
          </table:table-cell>
          <table:table-cell office:value-type="string">
            <text:p>0 - Backoffice_Reports_TC_VS22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2839">
            <text:p>232839</text:p>
          </table:table-cell>
          <table:table-cell office:value-type="string">
            <text:p>0 - BackOfficeProcessExecution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32839">
            <text:p>232839</text:p>
          </table:table-cell>
          <table:table-cell office:value-type="string">
            <text:p>0 - BackofficeProcessExecution_V4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32839">
            <text:p>232839</text:p>
          </table:table-cell>
          <table:table-cell office:value-type="string">
            <text:p>0 - BackofficeReports_12c_Nol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32859">
            <text:p>232859</text:p>
          </table:table-cell>
          <table:table-cell office:value-type="string">
            <text:p>0 - BPTA_Not_In_Use</text:p>
          </table:table-cell>
          <table:table-cell office:value-type="date" office:date-value="2023-06-09T13:11:21.45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3341">
            <text:p>233341</text:p>
          </table:table-cell>
          <table:table-cell office:value-type="string">
            <text:p>0 - Client_Not_in_use</text:p>
          </table:table-cell>
          <table:table-cell office:value-type="date" office:date-value="2023-06-20T14:52:38.32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3340">
            <text:p>233340</text:p>
          </table:table-cell>
          <table:table-cell office:value-type="string">
            <text:p>0 - Commission Module_Not_In_Use</text:p>
          </table:table-cell>
          <table:table-cell office:value-type="date" office:date-value="2023-06-20T14:49:36.117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3131">
            <text:p>233131</text:p>
          </table:table-cell>
          <table:table-cell office:value-type="string">
            <text:p>0 - Commistar_Online_V4_NotInUse_Moved_to_64bit_AnyCPU</text:p>
          </table:table-cell>
          <table:table-cell office:value-type="date" office:date-value="2023-06-15T14:16:27.91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33133">
            <text:p>233133</text:p>
          </table:table-cell>
          <table:table-cell office:value-type="string">
            <text:p>0 - CommistarDotnet_Migrated_To_CommistarDotnet_V2</text:p>
          </table:table-cell>
          <table:table-cell office:value-type="date" office:date-value="2023-06-15T14:17:47.40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33342">
            <text:p>233342</text:p>
          </table:table-cell>
          <table:table-cell office:value-type="string">
            <text:p>0 - Contract Note_Not_In_Use</text:p>
          </table:table-cell>
          <table:table-cell office:value-type="date" office:date-value="2023-06-20T14:54:59.68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2899">
            <text:p>232899</text:p>
          </table:table-cell>
          <table:table-cell office:value-type="string">
            <text:p>0 - DirectMailer</text:p>
          </table:table-cell>
          <table:table-cell office:value-type="date" office:date-value="2023-06-12T06:40:49.067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32862">
            <text:p>232862</text:p>
          </table:table-cell>
          <table:table-cell office:value-type="string">
            <text:p>0 - PushCustEmailMobileToDP_ThruWebAPI_NotInUse_Moved_To_64Bit_AnyCPU</text:p>
          </table:table-cell>
          <table:table-cell office:value-type="date" office:date-value="2023-06-09T13:21:12.50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062">
            <text:p>40062</text:p>
          </table:table-cell>
          <table:table-cell office:value-type="string">
            <text:p>ADdata</text:p>
          </table:table-cell>
          <table:table-cell office:value-type="date" office:date-value="2014-07-31T05:21:41.883">
            <text:p>31 Jul 14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5093">
            <text:p>105093</text:p>
          </table:table-cell>
          <table:table-cell office:value-type="string">
            <text:p>Admin</text:p>
          </table:table-cell>
          <table:table-cell office:value-type="date" office:date-value="2015-08-26T05:49:54.72">
            <text:p>26 Aug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737">
            <text:p>82737</text:p>
          </table:table-cell>
          <table:table-cell office:value-type="string">
            <text:p>AOF File Transfer_V4</text:p>
          </table:table-cell>
          <table:table-cell office:value-type="date" office:date-value="2020-08-18T09:47:06.21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32817">
            <text:p>232817</text:p>
          </table:table-cell>
          <table:table-cell office:value-type="string">
            <text:p>AOF_Download_12c</text:p>
          </table:table-cell>
          <table:table-cell office:value-type="date" office:date-value="2023-06-09T09:10:46.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62699">
            <text:p>162699</text:p>
          </table:table-cell>
          <table:table-cell office:value-type="string">
            <text:p>AOF_Download_12c</text:p>
          </table:table-cell>
          <table:table-cell office:value-type="date" office:date-value="2023-06-09T09:10:46.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32817">
            <text:p>232817</text:p>
          </table:table-cell>
          <table:table-cell office:value-type="string">
            <text:p>AOF_Download_12c_Not_In_Use_Migrat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32839">
            <text:p>232839</text:p>
          </table:table-cell>
          <table:table-cell office:value-type="string">
            <text:p>AOF_Download_12c_Not_In_Use_Migrat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5739">
            <text:p>135739</text:p>
          </table:table-cell>
          <table:table-cell office:value-type="string">
            <text:p>AOFDownload</text:p>
          </table:table-cell>
          <table:table-cell office:value-type="date" office:date-value="2023-06-09T09:16:28.7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2820">
            <text:p>232820</text:p>
          </table:table-cell>
          <table:table-cell office:value-type="string">
            <text:p>AOFDownload</text:p>
          </table:table-cell>
          <table:table-cell office:value-type="date" office:date-value="2023-06-09T09:16:28.7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6718">
            <text:p>136718</text:p>
          </table:table-cell>
          <table:table-cell office:value-type="string">
            <text:p>AOFDownload</text:p>
          </table:table-cell>
          <table:table-cell office:value-type="date" office:date-value="2023-06-09T09:16:28.7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29417">
            <text:p>129417</text:p>
          </table:table-cell>
          <table:table-cell office:value-type="string">
            <text:p>AOFDownload</text:p>
          </table:table-cell>
          <table:table-cell office:value-type="date" office:date-value="2023-06-09T09:16:28.7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3261">
            <text:p>233261</text:p>
          </table:table-cell>
          <table:table-cell office:value-type="string">
            <text:p>AOFDownload_64bit_AnyCPU</text:p>
          </table:table-cell>
          <table:table-cell office:value-type="date" office:date-value="2023-06-19T12:54:09.18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3262">
            <text:p>233262</text:p>
          </table:table-cell>
          <table:table-cell office:value-type="string">
            <text:p>AOFDownload_64bit_AnyCPU</text:p>
          </table:table-cell>
          <table:table-cell office:value-type="date" office:date-value="2023-06-19T12:54:09.18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2798">
            <text:p>232798</text:p>
          </table:table-cell>
          <table:table-cell office:value-type="string">
            <text:p>AOFDownload_64bit_AnyCPU</text:p>
          </table:table-cell>
          <table:table-cell office:value-type="date" office:date-value="2023-06-19T12:54:09.18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1794">
            <text:p>91794</text:p>
          </table:table-cell>
          <table:table-cell office:value-type="string">
            <text:p>AofUpload</text:p>
          </table:table-cell>
          <table:table-cell office:value-type="date" office:date-value="2021-01-10T14:56:20.407">
            <text:p>10 Jan 21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33265">
            <text:p>233265</text:p>
          </table:table-cell>
          <table:table-cell office:value-type="string">
            <text:p>AofUpload_64bit_AnyCPU</text:p>
          </table:table-cell>
          <table:table-cell office:value-type="date" office:date-value="2023-06-19T13:06:58.393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32799">
            <text:p>232799</text:p>
          </table:table-cell>
          <table:table-cell office:value-type="string">
            <text:p>AofUpload_64bit_AnyCPU</text:p>
          </table:table-cell>
          <table:table-cell office:value-type="date" office:date-value="2023-06-19T13:06:58.393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33264">
            <text:p>233264</text:p>
          </table:table-cell>
          <table:table-cell office:value-type="string">
            <text:p>AofUpload_64bit_AnyCPU</text:p>
          </table:table-cell>
          <table:table-cell office:value-type="date" office:date-value="2023-06-19T13:06:58.393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912">
            <text:p>28912</text:p>
          </table:table-cell>
          <table:table-cell office:value-type="string">
            <text:p>ASLC</text:p>
          </table:table-cell>
          <table:table-cell office:value-type="date" office:date-value="2012-12-23T22:29:58.493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8907">
            <text:p>28907</text:p>
          </table:table-cell>
          <table:table-cell office:value-type="string">
            <text:p>ASLC</text:p>
          </table:table-cell>
          <table:table-cell office:value-type="date" office:date-value="2012-12-23T22:29:54.28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6527">
            <text:p>236527</text:p>
          </table:table-cell>
          <table:table-cell office:value-type="string">
            <text:p>Backoffice Process - Criical Queries</text:p>
          </table:table-cell>
          <table:table-cell office:value-type="date" office:date-value="2023-09-07T08:17:14.88">
            <text:p>7 Sep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6526">
            <text:p>236526</text:p>
          </table:table-cell>
          <table:table-cell office:value-type="string">
            <text:p>Backoffice Process - Criical Queries</text:p>
          </table:table-cell>
          <table:table-cell office:value-type="date" office:date-value="2023-09-07T08:08:34.597">
            <text:p>7 Sep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6527">
            <text:p>236527</text:p>
          </table:table-cell>
          <table:table-cell office:value-type="string">
            <text:p>Backoffice Process - Critical Queries</text:p>
          </table:table-cell>
          <table:table-cell office:value-type="date" office:date-value="2023-09-07T10:41:14.267">
            <text:p>7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3039">
            <text:p>43039</text:p>
          </table:table-cell>
          <table:table-cell office:value-type="string">
            <text:p>BackOffice Reports .Net</text:p>
          </table:table-cell>
          <table:table-cell office:value-type="date" office:date-value="2012-12-24T15:55:22.627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519">
            <text:p>20519</text:p>
          </table:table-cell>
          <table:table-cell office:value-type="string">
            <text:p>Backoffice Utilities</text:p>
          </table:table-cell>
          <table:table-cell office:value-type="date" office:date-value="2012-12-24T02:13:27.42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32823">
            <text:p>232823</text:p>
          </table:table-cell>
          <table:table-cell office:value-type="string">
            <text:p>Backoffice_Reports_TC</text:p>
          </table:table-cell>
          <table:table-cell office:value-type="date" office:date-value="2023-06-09T09:34:54.013">
            <text:p>9 Jun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2547">
            <text:p>182547</text:p>
          </table:table-cell>
          <table:table-cell office:value-type="string">
            <text:p>Backoffice_Reports_TC</text:p>
          </table:table-cell>
          <table:table-cell office:value-type="date" office:date-value="2023-06-09T09:34:54.013">
            <text:p>9 Jun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2823">
            <text:p>232823</text:p>
          </table:table-cell>
          <table:table-cell office:value-type="string">
            <text:p>Backoffice_Reports_TC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32839">
            <text:p>232839</text:p>
          </table:table-cell>
          <table:table-cell office:value-type="string">
            <text:p>Backoffice_Reports_TC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2498">
            <text:p>232498</text:p>
          </table:table-cell>
          <table:table-cell office:value-type="string">
            <text:p>Backoffice_Reports_T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7520">
            <text:p>227520</text:p>
          </table:table-cell>
          <table:table-cell office:value-type="string">
            <text:p>Backoffice_Reports_TC_VS22</text:p>
          </table:table-cell>
          <table:table-cell office:value-type="date" office:date-value="2023-06-09T09:40:30.01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32825">
            <text:p>232825</text:p>
          </table:table-cell>
          <table:table-cell office:value-type="string">
            <text:p>Backoffice_Reports_TC_VS22</text:p>
          </table:table-cell>
          <table:table-cell office:value-type="date" office:date-value="2023-06-09T09:40:30.01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2825">
            <text:p>232825</text:p>
          </table:table-cell>
          <table:table-cell office:value-type="string">
            <text:p>Backoffice_Reports_TC_VS22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32839">
            <text:p>232839</text:p>
          </table:table-cell>
          <table:table-cell office:value-type="string">
            <text:p>Backoffice_Reports_TC_VS22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6253">
            <text:p>36253</text:p>
          </table:table-cell>
          <table:table-cell office:value-type="string">
            <text:p>BackOfficeProcessExecution</text:p>
          </table:table-cell>
          <table:table-cell office:value-type="date" office:date-value="2023-06-09T09:43:49.217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32827">
            <text:p>232827</text:p>
          </table:table-cell>
          <table:table-cell office:value-type="string">
            <text:p>BackOfficeProcessExecution</text:p>
          </table:table-cell>
          <table:table-cell office:value-type="date" office:date-value="2023-06-09T09:43:49.217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2827">
            <text:p>232827</text:p>
          </table:table-cell>
          <table:table-cell office:value-type="string">
            <text:p>BackOfficeProcessExecution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2839">
            <text:p>232839</text:p>
          </table:table-cell>
          <table:table-cell office:value-type="string">
            <text:p>BackOfficeProcessExecution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0245">
            <text:p>80245</text:p>
          </table:table-cell>
          <table:table-cell office:value-type="string">
            <text:p>BackofficeProcessExecution_V4</text:p>
          </table:table-cell>
          <table:table-cell office:value-type="date" office:date-value="2023-06-09T09:49:34.41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2828">
            <text:p>232828</text:p>
          </table:table-cell>
          <table:table-cell office:value-type="string">
            <text:p>BackofficeProcessExecution_V4</text:p>
          </table:table-cell>
          <table:table-cell office:value-type="date" office:date-value="2023-06-09T09:49:34.41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61593">
            <text:p>161593</text:p>
          </table:table-cell>
          <table:table-cell office:value-type="string">
            <text:p>BackofficeProcessExecution_V4_12c</text:p>
          </table:table-cell>
          <table:table-cell office:value-type="date" office:date-value="2023-06-09T09:53:06.547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3543">
            <text:p>233543</text:p>
          </table:table-cell>
          <table:table-cell office:value-type="string">
            <text:p>BackofficeProcessExecution_V4_12c_64bit_AnyCPU</text:p>
          </table:table-cell>
          <table:table-cell office:value-type="date" office:date-value="2023-09-06T10:36:11.813">
            <text:p>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32828">
            <text:p>232828</text:p>
          </table:table-cell>
          <table:table-cell office:value-type="string">
            <text:p>BackofficeProcessExecution_V4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32839">
            <text:p>232839</text:p>
          </table:table-cell>
          <table:table-cell office:value-type="string">
            <text:p>BackofficeProcessExecution_V4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20343">
            <text:p>120343</text:p>
          </table:table-cell>
          <table:table-cell office:value-type="string">
            <text:p>BackofficeProcessStarter</text:p>
          </table:table-cell>
          <table:table-cell office:value-type="date" office:date-value="2016-11-02T03:40:13.58">
            <text:p>2 Nov 16</text:p>
          </table:table-cell>
          <table:table-cell office:value-type="string">
            <text:p>ZZZYuvaraj Mane</text:p>
          </table:table-cell>
          <table:table-cell table:number-columns-repeated="1019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20446">
            <text:p>120446</text:p>
          </table:table-cell>
          <table:table-cell office:value-type="string">
            <text:p>BackofficeProcessStarter</text:p>
          </table:table-cell>
          <table:table-cell office:value-type="date" office:date-value="2016-11-02T03:40:13.58">
            <text:p>2 Nov 16</text:p>
          </table:table-cell>
          <table:table-cell office:value-type="string">
            <text:p>ZZZYuvaraj Mane</text:p>
          </table:table-cell>
          <table:table-cell table:number-columns-repeated="1019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20339">
            <text:p>120339</text:p>
          </table:table-cell>
          <table:table-cell office:value-type="string">
            <text:p>BackofficeProcessStarter</text:p>
          </table:table-cell>
          <table:table-cell office:value-type="date" office:date-value="2016-11-02T03:40:13.58">
            <text:p>2 Nov 16</text:p>
          </table:table-cell>
          <table:table-cell office:value-type="string">
            <text:p>ZZZYuvaraj Mane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7704">
            <text:p>157704</text:p>
          </table:table-cell>
          <table:table-cell office:value-type="string">
            <text:p>BackofficeReports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32839">
            <text:p>232839</text:p>
          </table:table-cell>
          <table:table-cell office:value-type="string">
            <text:p>BackofficeReports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32831">
            <text:p>232831</text:p>
          </table:table-cell>
          <table:table-cell office:value-type="string">
            <text:p>BackofficeReports For IIS</text:p>
          </table:table-cell>
          <table:table-cell office:value-type="date" office:date-value="2023-06-09T09:57:18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2329">
            <text:p>162329</text:p>
          </table:table-cell>
          <table:table-cell office:value-type="string">
            <text:p>BackofficeReports For IIS</text:p>
          </table:table-cell>
          <table:table-cell office:value-type="date" office:date-value="2023-06-09T09:57:18.3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7661">
            <text:p>237661</text:p>
          </table:table-cell>
          <table:table-cell office:value-type="string">
            <text:p>BackofficeReports_64Bit_AnyCPU</text:p>
          </table:table-cell>
          <table:table-cell office:value-type="date" office:date-value="2023-10-10T15:58:20.86">
            <text:p>10 Oct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371">
            <text:p>25371</text:p>
          </table:table-cell>
          <table:table-cell office:value-type="string">
            <text:p>BPTA</text:p>
          </table:table-cell>
          <table:table-cell office:value-type="date" office:date-value="2023-06-09T12:49:39.99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32857">
            <text:p>232857</text:p>
          </table:table-cell>
          <table:table-cell office:value-type="string">
            <text:p>BPTA</text:p>
          </table:table-cell>
          <table:table-cell office:value-type="date" office:date-value="2023-06-09T12:49:39.99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2859">
            <text:p>232859</text:p>
          </table:table-cell>
          <table:table-cell office:value-type="string">
            <text:p>BPTA_Not_In_Use</text:p>
          </table:table-cell>
          <table:table-cell office:value-type="date" office:date-value="2023-06-09T13:11:21.45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32857">
            <text:p>232857</text:p>
          </table:table-cell>
          <table:table-cell office:value-type="string">
            <text:p>BPTA_Not_In_Use</text:p>
          </table:table-cell>
          <table:table-cell office:value-type="date" office:date-value="2023-06-09T13:11:21.453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914">
            <text:p>78914</text:p>
          </table:table-cell>
          <table:table-cell office:value-type="string">
            <text:p>BPTA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61590">
            <text:p>161590</text:p>
          </table:table-cell>
          <table:table-cell office:value-type="string">
            <text:p>BPTA_V4_12c</text:p>
          </table:table-cell>
          <table:table-cell office:value-type="date" office:date-value="2023-06-15T06:21:44.863">
            <text:p>15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32528">
            <text:p>232528</text:p>
          </table:table-cell>
          <table:table-cell office:value-type="string">
            <text:p>BPTA_V4_12c_64bit_AnyCPU</text:p>
          </table:table-cell>
          <table:table-cell office:value-type="date" office:date-value="2024-01-05T12:20:43.403">
            <text:p>5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2501">
            <text:p>232501</text:p>
          </table:table-cell>
          <table:table-cell office:value-type="string">
            <text:p>BPTA_V4_12c_64bit_AnyCPU</text:p>
          </table:table-cell>
          <table:table-cell office:value-type="date" office:date-value="2024-01-05T12:20:43.403">
            <text:p>5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1802">
            <text:p>231802</text:p>
          </table:table-cell>
          <table:table-cell office:value-type="string">
            <text:p>BPTA_V4_12c_64bit_AnyCPU</text:p>
          </table:table-cell>
          <table:table-cell office:value-type="date" office:date-value="2024-01-05T12:20:43.403">
            <text:p>5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2497">
            <text:p>232497</text:p>
          </table:table-cell>
          <table:table-cell office:value-type="string">
            <text:p>BPTA_V4_12c_VS22</text:p>
          </table:table-cell>
          <table:table-cell office:value-type="date" office:date-value="2023-06-02T09:08:36.51">
            <text:p>2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9171">
            <text:p>229171</text:p>
          </table:table-cell>
          <table:table-cell office:value-type="string">
            <text:p>BPTA_V4_12c_VS22</text:p>
          </table:table-cell>
          <table:table-cell office:value-type="date" office:date-value="2023-06-02T09:08:36.51">
            <text:p>2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296">
            <text:p>19296</text:p>
          </table:table-cell>
          <table:table-cell office:value-type="string">
            <text:p>CDX</text:p>
          </table:table-cell>
          <table:table-cell office:value-type="date" office:date-value="2022-09-27T13:36:47.97">
            <text:p>27 Sep 22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830">
            <text:p>78830</text:p>
          </table:table-cell>
          <table:table-cell office:value-type="string">
            <text:p>CDX_V4</text:p>
          </table:table-cell>
          <table:table-cell office:value-type="date" office:date-value="2019-06-25T10:15:41.6">
            <text:p>25 Jun 19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1584">
            <text:p>161584</text:p>
          </table:table-cell>
          <table:table-cell office:value-type="string">
            <text:p>CDX_V4_12c</text:p>
          </table:table-cell>
          <table:table-cell office:value-type="date" office:date-value="2023-03-31T11:33:41.92">
            <text:p>31 Mar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2803">
            <text:p>232803</text:p>
          </table:table-cell>
          <table:table-cell office:value-type="string">
            <text:p>CDX_V4_12c_64bit_AnyCPU</text:p>
          </table:table-cell>
          <table:table-cell office:value-type="date" office:date-value="2023-06-20T14:26:50.09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3338">
            <text:p>233338</text:p>
          </table:table-cell>
          <table:table-cell office:value-type="string">
            <text:p>CDX_V4_12c_64bit_AnyCPU</text:p>
          </table:table-cell>
          <table:table-cell office:value-type="date" office:date-value="2023-06-20T14:26:50.09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3339">
            <text:p>233339</text:p>
          </table:table-cell>
          <table:table-cell office:value-type="string">
            <text:p>CDX_V4_12c_64bit_AnyCPU</text:p>
          </table:table-cell>
          <table:table-cell office:value-type="date" office:date-value="2023-06-20T14:26:50.09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5094">
            <text:p>105094</text:p>
          </table:table-cell>
          <table:table-cell office:value-type="string">
            <text:p>Client</text:p>
          </table:table-cell>
          <table:table-cell office:value-type="date" office:date-value="2023-06-20T14:52:38.32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3341">
            <text:p>233341</text:p>
          </table:table-cell>
          <table:table-cell office:value-type="string">
            <text:p>Client</text:p>
          </table:table-cell>
          <table:table-cell office:value-type="date" office:date-value="2023-06-20T14:52:38.32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919">
            <text:p>2919</text:p>
          </table:table-cell>
          <table:table-cell office:value-type="string">
            <text:p>Commission Module</text:p>
          </table:table-cell>
          <table:table-cell office:value-type="date" office:date-value="2023-06-20T14:49:36.117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33340">
            <text:p>233340</text:p>
          </table:table-cell>
          <table:table-cell office:value-type="string">
            <text:p>Commission Module</text:p>
          </table:table-cell>
          <table:table-cell office:value-type="date" office:date-value="2023-06-20T14:49:36.117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3663">
            <text:p>33663</text:p>
          </table:table-cell>
          <table:table-cell office:value-type="string">
            <text:p>Commistar_Online</text:p>
          </table:table-cell>
          <table:table-cell office:value-type="date" office:date-value="2014-10-09T09:45:08.053">
            <text:p>9 Oct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4347">
            <text:p>84347</text:p>
          </table:table-cell>
          <table:table-cell office:value-type="string">
            <text:p>Commistar_Online</text:p>
          </table:table-cell>
          <table:table-cell office:value-type="date" office:date-value="2014-10-09T09:45:08.053">
            <text:p>9 Oct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33131">
            <text:p>233131</text:p>
          </table:table-cell>
          <table:table-cell office:value-type="string">
            <text:p>Commistar_Online_V4</text:p>
          </table:table-cell>
          <table:table-cell office:value-type="date" office:date-value="2023-06-15T14:16:27.91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4308">
            <text:p>84308</text:p>
          </table:table-cell>
          <table:table-cell office:value-type="string">
            <text:p>Commistar_Online_V4</text:p>
          </table:table-cell>
          <table:table-cell office:value-type="date" office:date-value="2023-06-15T14:16:27.91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3110">
            <text:p>233110</text:p>
          </table:table-cell>
          <table:table-cell office:value-type="string">
            <text:p>Commistar_Online_V4_64bit_AnyCPU</text:p>
          </table:table-cell>
          <table:table-cell office:value-type="date" office:date-value="2023-06-15T10:38:31.243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0837">
            <text:p>50837</text:p>
          </table:table-cell>
          <table:table-cell office:value-type="string">
            <text:p>CommistarDotNet</text:p>
          </table:table-cell>
          <table:table-cell office:value-type="date" office:date-value="2014-01-13T06:57:11.25">
            <text:p>13 Jan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2705">
            <text:p>72705</text:p>
          </table:table-cell>
          <table:table-cell office:value-type="string">
            <text:p>CommistarDotnet</text:p>
          </table:table-cell>
          <table:table-cell office:value-type="date" office:date-value="2014-01-13T06:57:11.25">
            <text:p>13 Jan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2354">
            <text:p>52354</text:p>
          </table:table-cell>
          <table:table-cell office:value-type="string">
            <text:p>CommistarDotNet</text:p>
          </table:table-cell>
          <table:table-cell office:value-type="date" office:date-value="2014-01-13T06:57:11.25">
            <text:p>13 Jan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2363">
            <text:p>52363</text:p>
          </table:table-cell>
          <table:table-cell office:value-type="string">
            <text:p>CommistarDotnet</text:p>
          </table:table-cell>
          <table:table-cell office:value-type="date" office:date-value="2014-01-13T06:57:11.25">
            <text:p>13 Jan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33133">
            <text:p>233133</text:p>
          </table:table-cell>
          <table:table-cell office:value-type="string">
            <text:p>CommistarDotnet_Migrated_To_CommistarDotnet_V2</text:p>
          </table:table-cell>
          <table:table-cell office:value-type="date" office:date-value="2023-06-15T14:17:47.40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2705">
            <text:p>72705</text:p>
          </table:table-cell>
          <table:table-cell office:value-type="string">
            <text:p>CommistarDotnet_Migrated_To_CommistarDotnet_V2</text:p>
          </table:table-cell>
          <table:table-cell office:value-type="date" office:date-value="2023-06-15T14:17:47.40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301">
            <text:p>67301</text:p>
          </table:table-cell>
          <table:table-cell office:value-type="string">
            <text:p>CommistarDotNet_V2</text:p>
          </table:table-cell>
          <table:table-cell office:value-type="date" office:date-value="2014-10-09T09:34:20.477">
            <text:p>9 Oct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4344">
            <text:p>84344</text:p>
          </table:table-cell>
          <table:table-cell office:value-type="string">
            <text:p>CommistarDotNet_V2</text:p>
          </table:table-cell>
          <table:table-cell office:value-type="date" office:date-value="2014-10-09T09:34:20.477">
            <text:p>9 Oct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4316">
            <text:p>84316</text:p>
          </table:table-cell>
          <table:table-cell office:value-type="string">
            <text:p>CommistarDotNet_V4</text:p>
          </table:table-cell>
          <table:table-cell office:value-type="date" office:date-value="2019-03-25T13:39:27.427">
            <text:p>25 Mar 19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33112">
            <text:p>233112</text:p>
          </table:table-cell>
          <table:table-cell office:value-type="string">
            <text:p>CommistarDotNet_V4_64bit_AnyCPU</text:p>
          </table:table-cell>
          <table:table-cell office:value-type="date" office:date-value="2023-06-15T10:45:54.853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2356">
            <text:p>52356</text:p>
          </table:table-cell>
          <table:table-cell office:value-type="string">
            <text:p>CommisterDotnet</text:p>
          </table:table-cell>
          <table:table-cell office:value-type="date" office:date-value="2012-12-24T23:28:01.13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2363">
            <text:p>52363</text:p>
          </table:table-cell>
          <table:table-cell office:value-type="string">
            <text:p>CommisterDotnet</text:p>
          </table:table-cell>
          <table:table-cell office:value-type="date" office:date-value="2012-12-24T23:28:01.13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01">
            <text:p>6201</text:p>
          </table:table-cell>
          <table:table-cell office:value-type="string">
            <text:p>Commodities Market</text:p>
          </table:table-cell>
          <table:table-cell office:value-type="date" office:date-value="2019-02-07T12:45:52.28">
            <text:p>7 Feb 19</text:p>
          </table:table-cell>
          <table:table-cell office:value-type="string">
            <text:p>ZZZDeepak Namdeo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99">
            <text:p>6199</text:p>
          </table:table-cell>
          <table:table-cell office:value-type="string">
            <text:p>Commodities Market</text:p>
          </table:table-cell>
          <table:table-cell office:value-type="date" office:date-value="2019-02-07T12:45:52.28">
            <text:p>7 Feb 19</text:p>
          </table:table-cell>
          <table:table-cell office:value-type="string">
            <text:p>ZZZDeepak Namdeo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200">
            <text:p>6200</text:p>
          </table:table-cell>
          <table:table-cell office:value-type="string">
            <text:p>Commodities Market</text:p>
          </table:table-cell>
          <table:table-cell office:value-type="date" office:date-value="2019-02-07T12:45:52.28">
            <text:p>7 Feb 19</text:p>
          </table:table-cell>
          <table:table-cell office:value-type="string">
            <text:p>ZZZDeepak Namdeo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7311">
            <text:p>167311</text:p>
          </table:table-cell>
          <table:table-cell office:value-type="string">
            <text:p>CommoditiesMarket_12c</text:p>
          </table:table-cell>
          <table:table-cell office:value-type="date" office:date-value="2023-06-16T07:46:18.897">
            <text:p>16 Jun 23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2808">
            <text:p>232808</text:p>
          </table:table-cell>
          <table:table-cell office:value-type="string">
            <text:p>CommoditiesMarket_12c_64bit_AnyCPU</text:p>
          </table:table-cell>
          <table:table-cell office:value-type="date" office:date-value="2023-06-09T15:21:14.94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95">
            <text:p>3595</text:p>
          </table:table-cell>
          <table:table-cell office:value-type="string">
            <text:p>ConfigManager</text:p>
          </table:table-cell>
          <table:table-cell office:value-type="date" office:date-value="2023-06-09T15:17:09.85">
            <text:p>9 Jun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32874">
            <text:p>232874</text:p>
          </table:table-cell>
          <table:table-cell office:value-type="string">
            <text:p>ConfigManager</text:p>
          </table:table-cell>
          <table:table-cell office:value-type="date" office:date-value="2023-06-09T15:17:09.85">
            <text:p>9 Jun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32863">
            <text:p>232863</text:p>
          </table:table-cell>
          <table:table-cell office:value-type="string">
            <text:p>ConfigManager_32</text:p>
          </table:table-cell>
          <table:table-cell office:value-type="date" office:date-value="2023-06-09T13:32:51.9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26228">
            <text:p>226228</text:p>
          </table:table-cell>
          <table:table-cell office:value-type="string">
            <text:p>ConfigManager_32</text:p>
          </table:table-cell>
          <table:table-cell office:value-type="date" office:date-value="2023-06-09T13:32:51.9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2863">
            <text:p>232863</text:p>
          </table:table-cell>
          <table:table-cell office:value-type="string">
            <text:p>ConfigManager_64</text:p>
          </table:table-cell>
          <table:table-cell office:value-type="date" office:date-value="2023-06-09T13:32:51.9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26229">
            <text:p>226229</text:p>
          </table:table-cell>
          <table:table-cell office:value-type="string">
            <text:p>ConfigManager_64</text:p>
          </table:table-cell>
          <table:table-cell office:value-type="date" office:date-value="2023-06-09T13:32:51.93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31251">
            <text:p>231251</text:p>
          </table:table-cell>
          <table:table-cell office:value-type="string">
            <text:p>ConfigManager_64bit_AnyCPU</text:p>
          </table:table-cell>
          <table:table-cell office:value-type="date" office:date-value="2023-06-15T16:12:35.673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33136">
            <text:p>233136</text:p>
          </table:table-cell>
          <table:table-cell office:value-type="string">
            <text:p>ConfigManager_64bit_AnyCPU</text:p>
          </table:table-cell>
          <table:table-cell office:value-type="date" office:date-value="2023-06-15T16:12:35.673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33135">
            <text:p>233135</text:p>
          </table:table-cell>
          <table:table-cell office:value-type="string">
            <text:p>ConfigManager_64bit_AnyCPU</text:p>
          </table:table-cell>
          <table:table-cell office:value-type="date" office:date-value="2023-06-15T16:12:35.673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32874">
            <text:p>232874</text:p>
          </table:table-cell>
          <table:table-cell office:value-type="string">
            <text:p>ConfigManager_Not_In_Use</text:p>
          </table:table-cell>
          <table:table-cell office:value-type="date" office:date-value="2023-11-27T04:37:24.64">
            <text:p>27 Nov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052">
            <text:p>9052</text:p>
          </table:table-cell>
          <table:table-cell office:value-type="string">
            <text:p>ConfigManagerProject</text:p>
          </table:table-cell>
          <table:table-cell office:value-type="date" office:date-value="2012-12-22T12:30:34.307">
            <text:p>22 Dec 12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065">
            <text:p>9065</text:p>
          </table:table-cell>
          <table:table-cell office:value-type="string">
            <text:p>ConfigManagerProject</text:p>
          </table:table-cell>
          <table:table-cell office:value-type="date" office:date-value="2012-12-22T12:30:34.307">
            <text:p>22 Dec 12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1971">
            <text:p>111971</text:p>
          </table:table-cell>
          <table:table-cell office:value-type="string">
            <text:p>ConfigManagerProjects_V4</text:p>
          </table:table-cell>
          <table:table-cell office:value-type="date" office:date-value="2019-07-25T06:03:14.253">
            <text:p>25 Jul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33342">
            <text:p>233342</text:p>
          </table:table-cell>
          <table:table-cell office:value-type="string">
            <text:p>Contract Note</text:p>
          </table:table-cell>
          <table:table-cell office:value-type="date" office:date-value="2023-06-20T14:54:59.68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845">
            <text:p>7845</text:p>
          </table:table-cell>
          <table:table-cell office:value-type="string">
            <text:p>Contract Note</text:p>
          </table:table-cell>
          <table:table-cell office:value-type="date" office:date-value="2023-06-20T14:54:59.68">
            <text:p>20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167">
            <text:p>145167</text:p>
          </table:table-cell>
          <table:table-cell office:value-type="string">
            <text:p>CR_Checklist</text:p>
          </table:table-cell>
          <table:table-cell office:value-type="date" office:date-value="2021-07-08T14:09:12.843">
            <text:p>8 Jul 21</text:p>
          </table:table-cell>
          <table:table-cell office:value-type="string">
            <text:p>Yograj Varsolkar </text:p>
          </table:table-cell>
          <table:table-cell table:number-columns-repeated="1019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54682">
            <text:p>154682</text:p>
          </table:table-cell>
          <table:table-cell office:value-type="string">
            <text:p>DAL</text:p>
          </table:table-cell>
          <table:table-cell office:value-type="date" office:date-value="2020-11-26T07:32:50.737">
            <text:p>26 Nov 20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61585">
            <text:p>161585</text:p>
          </table:table-cell>
          <table:table-cell office:value-type="string">
            <text:p>DAL_12c</text:p>
          </table:table-cell>
          <table:table-cell office:value-type="date" office:date-value="2019-07-12T06:39:56.387">
            <text:p>12 Jul 19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7372">
            <text:p>227372</text:p>
          </table:table-cell>
          <table:table-cell office:value-type="string">
            <text:p>DAL_NEW_32bit</text:p>
          </table:table-cell>
          <table:table-cell office:value-type="date" office:date-value="2023-06-12T08:18:25.213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2902">
            <text:p>232902</text:p>
          </table:table-cell>
          <table:table-cell office:value-type="string">
            <text:p>DAL_NEW_32bit</text:p>
          </table:table-cell>
          <table:table-cell office:value-type="date" office:date-value="2023-06-12T08:18:25.213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7374">
            <text:p>227374</text:p>
          </table:table-cell>
          <table:table-cell office:value-type="string">
            <text:p>DAL_NEW_64bit</text:p>
          </table:table-cell>
          <table:table-cell office:value-type="date" office:date-value="2023-02-28T08:32:14.553">
            <text:p>28 Feb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31252">
            <text:p>231252</text:p>
          </table:table-cell>
          <table:table-cell office:value-type="string">
            <text:p>DAL_NEW_64bit_AnyCPU</text:p>
          </table:table-cell>
          <table:table-cell office:value-type="date" office:date-value="2023-08-10T10:29:43.863">
            <text:p>10 Aug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33137">
            <text:p>233137</text:p>
          </table:table-cell>
          <table:table-cell office:value-type="string">
            <text:p>DAL_NEW_64bit_AnyCPU</text:p>
          </table:table-cell>
          <table:table-cell office:value-type="date" office:date-value="2023-08-10T10:29:43.863">
            <text:p>10 Aug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3138">
            <text:p>233138</text:p>
          </table:table-cell>
          <table:table-cell office:value-type="string">
            <text:p>DAL_NEW_64bit_AnyCPU</text:p>
          </table:table-cell>
          <table:table-cell office:value-type="date" office:date-value="2023-08-10T10:29:43.863">
            <text:p>10 Aug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52638">
            <text:p>152638</text:p>
          </table:table-cell>
          <table:table-cell office:value-type="string">
            <text:p>Delete_Unused_Files</text:p>
          </table:table-cell>
          <table:table-cell office:value-type="date" office:date-value="2019-01-17T15:13:55.12">
            <text:p>17 Jan 19</text:p>
          </table:table-cell>
          <table:table-cell office:value-type="string">
            <text:p>ZZZPanchdevkumar Kushwaha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32899">
            <text:p>232899</text:p>
          </table:table-cell>
          <table:table-cell office:value-type="string">
            <text:p>DirectMailer</text:p>
          </table:table-cell>
          <table:table-cell office:value-type="date" office:date-value="2023-06-12T06:40:49.067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5142">
            <text:p>195142</text:p>
          </table:table-cell>
          <table:table-cell office:value-type="string">
            <text:p>DirectMailer</text:p>
          </table:table-cell>
          <table:table-cell office:value-type="date" office:date-value="2023-06-12T06:40:49.067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33140">
            <text:p>233140</text:p>
          </table:table-cell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33267">
            <text:p>233267</text:p>
          </table:table-cell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33139">
            <text:p>233139</text:p>
          </table:table-cell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3268">
            <text:p>233268</text:p>
          </table:table-cell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2898">
            <text:p>232898</text:p>
          </table:table-cell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963">
            <text:p>59963</text:p>
          </table:table-cell>
          <table:table-cell office:value-type="string">
            <text:p>Dotnet4Utilities</text:p>
          </table:table-cell>
          <table:table-cell office:value-type="date" office:date-value="2017-02-06T06:23:17.69">
            <text:p>6 Feb 17</text:p>
          </table:table-cell>
          <table:table-cell office:value-type="string">
            <text:p>ZZZParesh Godambe 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208">
            <text:p>84208</text:p>
          </table:table-cell>
          <table:table-cell office:value-type="string">
            <text:p>DotNetConsole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61592">
            <text:p>161592</text:p>
          </table:table-cell>
          <table:table-cell office:value-type="string">
            <text:p>DotNetConsole_12c</text:p>
          </table:table-cell>
          <table:table-cell office:value-type="date" office:date-value="2022-05-24T12:36:57.127">
            <text:p>24 May 22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2499">
            <text:p>232499</text:p>
          </table:table-cell>
          <table:table-cell office:value-type="string">
            <text:p>DotNetConsole_12c_64bit_AnyCPU</text:p>
          </table:table-cell>
          <table:table-cell office:value-type="date" office:date-value="2023-06-15T16:45:38.37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3141">
            <text:p>233141</text:p>
          </table:table-cell>
          <table:table-cell office:value-type="string">
            <text:p>DotNetConsole_12c_64bit_AnyCPU</text:p>
          </table:table-cell>
          <table:table-cell office:value-type="date" office:date-value="2023-06-15T16:45:38.37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3143">
            <text:p>233143</text:p>
          </table:table-cell>
          <table:table-cell office:value-type="string">
            <text:p>DotNetConsole_12c_64bit_AnyCPU</text:p>
          </table:table-cell>
          <table:table-cell office:value-type="date" office:date-value="2023-06-15T16:45:38.377">
            <text:p>1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1801">
            <text:p>71801</text:p>
          </table:table-cell>
          <table:table-cell office:value-type="string">
            <text:p>DR Details</text:p>
          </table:table-cell>
          <table:table-cell office:value-type="date" office:date-value="2018-10-11T06:57:23.19">
            <text:p>11 Oct 18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714">
            <text:p>13714</text:p>
          </table:table-cell>
          <table:table-cell office:value-type="string">
            <text:p>EBA Architecture</text:p>
          </table:table-cell>
          <table:table-cell office:value-type="date" office:date-value="2012-12-22T15:54:15.64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0178">
            <text:p>80178</text:p>
          </table:table-cell>
          <table:table-cell office:value-type="string">
            <text:p>EBADOTNET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80173">
            <text:p>80173</text:p>
          </table:table-cell>
          <table:table-cell office:value-type="string">
            <text:p>EBADOTNET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9399">
            <text:p>79399</text:p>
          </table:table-cell>
          <table:table-cell office:value-type="string">
            <text:p>EBADOTNET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8994">
            <text:p>48994</text:p>
          </table:table-cell>
          <table:table-cell office:value-type="string">
            <text:p>EBAP</text:p>
          </table:table-cell>
          <table:table-cell office:value-type="date" office:date-value="2013-07-10T08:44:21.57">
            <text:p>10 Jul 13</text:p>
          </table:table-cell>
          <table:table-cell office:value-type="string">
            <text:p>ZZZRavindra Wagh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8994">
            <text:p>48994</text:p>
          </table:table-cell>
          <table:table-cell office:value-type="string">
            <text:p>EBD2K</text:p>
          </table:table-cell>
          <table:table-cell office:value-type="date" office:date-value="2012-12-24T22:02:30.48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332">
            <text:p>9332</text:p>
          </table:table-cell>
          <table:table-cell office:value-type="string">
            <text:p>EBD2K</text:p>
          </table:table-cell>
          <table:table-cell office:value-type="date" office:date-value="2012-12-24T22:02:30.48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333">
            <text:p>9333</text:p>
          </table:table-cell>
          <table:table-cell office:value-type="string">
            <text:p>EBD2K</text:p>
          </table:table-cell>
          <table:table-cell office:value-type="date" office:date-value="2012-12-24T22:02:30.48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108">
            <text:p>9108</text:p>
          </table:table-cell>
          <table:table-cell office:value-type="string">
            <text:p>EBD2K</text:p>
          </table:table-cell>
          <table:table-cell office:value-type="date" office:date-value="2012-12-24T22:02:30.48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5092">
            <text:p>105092</text:p>
          </table:table-cell>
          <table:table-cell office:value-type="string">
            <text:p>Elocker</text:p>
          </table:table-cell>
          <table:table-cell office:value-type="date" office:date-value="2015-12-03T10:26:37.41">
            <text:p>3 Dec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5086">
            <text:p>105086</text:p>
          </table:table-cell>
          <table:table-cell office:value-type="string">
            <text:p>Elocker</text:p>
          </table:table-cell>
          <table:table-cell office:value-type="date" office:date-value="2015-12-03T10:26:37.41">
            <text:p>3 Dec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5093">
            <text:p>105093</text:p>
          </table:table-cell>
          <table:table-cell office:value-type="string">
            <text:p>Elocker</text:p>
          </table:table-cell>
          <table:table-cell office:value-type="date" office:date-value="2015-12-03T10:26:37.41">
            <text:p>3 Dec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65">
            <text:p>24065</text:p>
          </table:table-cell>
          <table:table-cell office:value-type="string">
            <text:p>FDFormPrinting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0116">
            <text:p>80116</text:p>
          </table:table-cell>
          <table:table-cell office:value-type="string">
            <text:p>FDFormPrinting_V4</text:p>
          </table:table-cell>
          <table:table-cell office:value-type="date" office:date-value="2017-12-29T09:10:18.643">
            <text:p>29 Dec 17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105">
            <text:p>80105</text:p>
          </table:table-cell>
          <table:table-cell office:value-type="string">
            <text:p>FDFormPrinting_V4</text:p>
          </table:table-cell>
          <table:table-cell office:value-type="date" office:date-value="2017-12-29T09:10:18.643">
            <text:p>29 Dec 17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80114">
            <text:p>80114</text:p>
          </table:table-cell>
          <table:table-cell office:value-type="string">
            <text:p>FDFormPrinting_V4</text:p>
          </table:table-cell>
          <table:table-cell office:value-type="date" office:date-value="2017-12-29T09:10:18.643">
            <text:p>29 Dec 17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4052">
            <text:p>54052</text:p>
          </table:table-cell>
          <table:table-cell office:value-type="string">
            <text:p>FileCopyApplication</text:p>
          </table:table-cell>
          <table:table-cell office:value-type="date" office:date-value="2012-12-25T00:03:29.55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33144">
            <text:p>233144</text:p>
          </table:table-cell>
          <table:table-cell office:value-type="string">
            <text:p>FileHandlingUtility_64bit_AnyCPU</text:p>
          </table:table-cell>
          <table:table-cell office:value-type="date" office:date-value="2023-08-21T10:59:45.31">
            <text:p>21 Aug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3757">
            <text:p>213757</text:p>
          </table:table-cell>
          <table:table-cell office:value-type="string">
            <text:p>FindQueryInCrystalReports</text:p>
          </table:table-cell>
          <table:table-cell office:value-type="date" office:date-value="2022-06-23T13:22:38.06">
            <text:p>23 Jun 22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7999">
            <text:p>87999</text:p>
          </table:table-cell>
          <table:table-cell office:value-type="string">
            <text:p>FNOBackOffice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8099">
            <text:p>98099</text:p>
          </table:table-cell>
          <table:table-cell office:value-type="string">
            <text:p>FNOProcessConsole</text:p>
          </table:table-cell>
          <table:table-cell office:value-type="date" office:date-value="2016-01-29T06:08:34.45">
            <text:p>29 Jan 16</text:p>
          </table:table-cell>
          <table:table-cell office:value-type="string">
            <text:p>ZZZPooran Niranjan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486">
            <text:p>25486</text:p>
          </table:table-cell>
          <table:table-cell office:value-type="string">
            <text:p>frmUploadAmfiNavs.frx</text:p>
          </table:table-cell>
          <table:table-cell office:value-type="date" office:date-value="2012-12-23T16:37:23.223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619">
            <text:p>7619</text:p>
          </table:table-cell>
          <table:table-cell office:value-type="string">
            <text:p>frmUploadAmfiNavs.frx</text:p>
          </table:table-cell>
          <table:table-cell office:value-type="date" office:date-value="2012-12-22T09:19:03.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167">
            <text:p>67167</text:p>
          </table:table-cell>
          <table:table-cell office:value-type="string">
            <text:p>Futures_Options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54688">
            <text:p>154688</text:p>
          </table:table-cell>
          <table:table-cell office:value-type="string">
            <text:p>GetTuxConnection</text:p>
          </table:table-cell>
          <table:table-cell office:value-type="date" office:date-value="2019-02-14T11:05:50.937">
            <text:p>14 Feb 19</text:p>
          </table:table-cell>
          <table:table-cell office:value-type="string">
            <text:p>ZZZSagar Lawand</text:p>
          </table:table-cell>
          <table:table-cell table:number-columns-repeated="1019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54689">
            <text:p>154689</text:p>
          </table:table-cell>
          <table:table-cell office:value-type="string">
            <text:p>GetTuxConnection</text:p>
          </table:table-cell>
          <table:table-cell office:value-type="date" office:date-value="2019-02-14T11:05:50.937">
            <text:p>14 Feb 19</text:p>
          </table:table-cell>
          <table:table-cell office:value-type="string">
            <text:p>ZZZSagar Lawand</text:p>
          </table:table-cell>
          <table:table-cell table:number-columns-repeated="1019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54684">
            <text:p>154684</text:p>
          </table:table-cell>
          <table:table-cell office:value-type="string">
            <text:p>GetTuxConnection</text:p>
          </table:table-cell>
          <table:table-cell office:value-type="date" office:date-value="2019-02-14T11:05:50.937">
            <text:p>14 Feb 19</text:p>
          </table:table-cell>
          <table:table-cell office:value-type="string">
            <text:p>ZZZSagar Lawand</text:p>
          </table:table-cell>
          <table:table-cell table:number-columns-repeated="1019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42110">
            <text:p>142110</text:p>
          </table:table-cell>
          <table:table-cell office:value-type="string">
            <text:p>HCP_Image_upload_and_MF_Path_Update</text:p>
          </table:table-cell>
          <table:table-cell office:value-type="date" office:date-value="2018-06-25T10:35:59.107">
            <text:p>25 Jun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2124">
            <text:p>142124</text:p>
          </table:table-cell>
          <table:table-cell office:value-type="string">
            <text:p>HCP_Image_upload_and_MF_Path_Update</text:p>
          </table:table-cell>
          <table:table-cell office:value-type="date" office:date-value="2018-06-25T10:35:59.107">
            <text:p>25 Jun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536">
            <text:p>3536</text:p>
          </table:table-cell>
          <table:table-cell office:value-type="string">
            <text:p>HonoursClien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539">
            <text:p>3539</text:p>
          </table:table-cell>
          <table:table-cell office:value-type="string">
            <text:p>HonoursClien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543">
            <text:p>3543</text:p>
          </table:table-cell>
          <table:table-cell office:value-type="string">
            <text:p>HONOURSCLIEN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152">
            <text:p>3152</text:p>
          </table:table-cell>
          <table:table-cell office:value-type="string">
            <text:p>HonoursComponent</text:p>
          </table:table-cell>
          <table:table-cell office:value-type="date" office:date-value="2012-12-22T01:45:15.86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396">
            <text:p>3396</text:p>
          </table:table-cell>
          <table:table-cell office:value-type="string">
            <text:p>HonoursExe</text:p>
          </table:table-cell>
          <table:table-cell office:value-type="date" office:date-value="2015-10-27T09:23:51.6">
            <text:p>27 Oct 15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36">
            <text:p>3536</text:p>
          </table:table-cell>
          <table:table-cell office:value-type="string">
            <text:p>HonoursModule</text:p>
          </table:table-cell>
          <table:table-cell office:value-type="date" office:date-value="2012-12-22T01:18:18.55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133">
            <text:p>3133</text:p>
          </table:table-cell>
          <table:table-cell office:value-type="string">
            <text:p>HonoursModule</text:p>
          </table:table-cell>
          <table:table-cell office:value-type="date" office:date-value="2012-12-22T00:47:22.6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672">
            <text:p>3672</text:p>
          </table:table-cell>
          <table:table-cell office:value-type="string">
            <text:p>IBANKSMSPULLSERVICE</text:p>
          </table:table-cell>
          <table:table-cell office:value-type="date" office:date-value="2012-12-22T06:24:13.39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1864">
            <text:p>11864</text:p>
          </table:table-cell>
          <table:table-cell office:value-type="string">
            <text:p>IBM migration</text:p>
          </table:table-cell>
          <table:table-cell office:value-type="date" office:date-value="2012-12-22T14:41:49.4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3510">
            <text:p>83510</text:p>
          </table:table-cell>
          <table:table-cell office:value-type="string">
            <text:p>IBM_LIVECOPY</text:p>
          </table:table-cell>
          <table:table-cell office:value-type="date" office:date-value="2014-10-01T10:08:28.307">
            <text:p>1 Oct 14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2933">
            <text:p>232933</text:p>
          </table:table-cell>
          <table:table-cell office:value-type="string">
            <text:p>ICIS_12c_64bit_AnyCPU</text:p>
          </table:table-cell>
          <table:table-cell office:value-type="date" office:date-value="2023-06-12T11:37:47.45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2904">
            <text:p>232904</text:p>
          </table:table-cell>
          <table:table-cell office:value-type="string">
            <text:p>ICIS_12c_64bit_AnyCPU</text:p>
          </table:table-cell>
          <table:table-cell office:value-type="date" office:date-value="2023-06-12T11:37:47.45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2809">
            <text:p>232809</text:p>
          </table:table-cell>
          <table:table-cell office:value-type="string">
            <text:p>ICIS_12c_64bit_AnyCPU</text:p>
          </table:table-cell>
          <table:table-cell office:value-type="date" office:date-value="2023-06-12T11:37:47.45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2844">
            <text:p>232844</text:p>
          </table:table-cell>
          <table:table-cell office:value-type="string">
            <text:p>ICIS_12c_64bit_AnyCPU</text:p>
          </table:table-cell>
          <table:table-cell office:value-type="date" office:date-value="2023-06-12T11:37:47.45">
            <text:p>12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455">
            <text:p>15455</text:p>
          </table:table-cell>
          <table:table-cell office:value-type="string">
            <text:p>ICISCityStateSync</text:p>
          </table:table-cell>
          <table:table-cell office:value-type="date" office:date-value="2012-12-22T21:07:26.94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7378">
            <text:p>117378</text:p>
          </table:table-cell>
          <table:table-cell office:value-type="string">
            <text:p>iDocSplitter</text:p>
          </table:table-cell>
          <table:table-cell office:value-type="date" office:date-value="2016-07-18T04:52:33.527">
            <text:p>18 Jul 16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086">
            <text:p>18086</text:p>
          </table:table-cell>
          <table:table-cell office:value-type="string">
            <text:p>ImpFormats</text:p>
          </table:table-cell>
          <table:table-cell office:value-type="date" office:date-value="2019-08-12T10:46:22.407">
            <text:p>12 Aug 19</text:p>
          </table:table-cell>
          <table:table-cell office:value-type="string">
            <text:p>ZZZSohil Sanghvi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874">
            <text:p>23874</text:p>
          </table:table-cell>
          <table:table-cell office:value-type="string">
            <text:p>IncrementalAddressDtlsToDP</text:p>
          </table:table-cell>
          <table:table-cell office:value-type="date" office:date-value="2013-11-25T06:01:54.48">
            <text:p>25 Nov 13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0405">
            <text:p>80405</text:p>
          </table:table-cell>
          <table:table-cell office:value-type="string">
            <text:p>IncrementalAddressDtlsToDP_V4</text:p>
          </table:table-cell>
          <table:table-cell office:value-type="date" office:date-value="2018-11-22T05:06:11.653">
            <text:p>22 Nov 18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476">
            <text:p>9476</text:p>
          </table:table-cell>
          <table:table-cell office:value-type="string">
            <text:p>Infopool SA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000">
            <text:p>9000</text:p>
          </table:table-cell>
          <table:table-cell office:value-type="string">
            <text:p>Infopool SA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475">
            <text:p>9475</text:p>
          </table:table-cell>
          <table:table-cell office:value-type="string">
            <text:p>Infopool SA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4117">
            <text:p>24117</text:p>
          </table:table-cell>
          <table:table-cell office:value-type="string">
            <text:p>Infopool_Rapid</text:p>
          </table:table-cell>
          <table:table-cell office:value-type="date" office:date-value="2012-12-23T22:05:51.5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341">
            <text:p>32341</text:p>
          </table:table-cell>
          <table:table-cell office:value-type="string">
            <text:p>INFOPOOL_TEMP_NIRAV</text:p>
          </table:table-cell>
          <table:table-cell office:value-type="date" office:date-value="2012-12-24T01:48:26.4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2398">
            <text:p>32398</text:p>
          </table:table-cell>
          <table:table-cell office:value-type="string">
            <text:p>INFOPOOL_TEMP_NIRAV</text:p>
          </table:table-cell>
          <table:table-cell office:value-type="date" office:date-value="2012-12-24T01:48:26.4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898">
            <text:p>3898</text:p>
          </table:table-cell>
          <table:table-cell office:value-type="string">
            <text:p>INFOPOOL..NET</text:p>
          </table:table-cell>
          <table:table-cell office:value-type="date" office:date-value="2012-12-22T02:19:45.36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899">
            <text:p>3899</text:p>
          </table:table-cell>
          <table:table-cell office:value-type="string">
            <text:p>INFOPOOL..NET</text:p>
          </table:table-cell>
          <table:table-cell office:value-type="date" office:date-value="2012-12-22T02:19:45.36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02">
            <text:p>2702</text:p>
          </table:table-cell>
          <table:table-cell office:value-type="string">
            <text:p>INFOPOOL.NET</text:p>
          </table:table-cell>
          <table:table-cell office:value-type="date" office:date-value="2012-12-24T13:44:54.65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881">
            <text:p>78881</text:p>
          </table:table-cell>
          <table:table-cell office:value-type="string">
            <text:p>INFOPOOLDEV_V4.NET</text:p>
          </table:table-cell>
          <table:table-cell office:value-type="date" office:date-value="2023-06-09T07:34:38.48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32801">
            <text:p>232801</text:p>
          </table:table-cell>
          <table:table-cell office:value-type="string">
            <text:p>INFOPOOLDEV_V4.NET</text:p>
          </table:table-cell>
          <table:table-cell office:value-type="date" office:date-value="2023-06-09T07:34:38.48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61591">
            <text:p>161591</text:p>
          </table:table-cell>
          <table:table-cell office:value-type="string">
            <text:p>INFOPOOLDEV_V4.NET_12c</text:p>
          </table:table-cell>
          <table:table-cell office:value-type="date" office:date-value="2023-08-08T06:18:40.733">
            <text:p>8 Aug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2829">
            <text:p>232829</text:p>
          </table:table-cell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1695">
            <text:p>231695</text:p>
          </table:table-cell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2942">
            <text:p>232942</text:p>
          </table:table-cell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2902">
            <text:p>232902</text:p>
          </table:table-cell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2807">
            <text:p>232807</text:p>
          </table:table-cell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29478">
            <text:p>229478</text:p>
          </table:table-cell>
          <table:table-cell office:value-type="string">
            <text:p>INFOPOOLDEV_V4.NET_12c_VS22</text:p>
          </table:table-cell>
          <table:table-cell office:value-type="date" office:date-value="2023-06-09T08:08:09.4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32806">
            <text:p>232806</text:p>
          </table:table-cell>
          <table:table-cell office:value-type="string">
            <text:p>INFOPOOLDEV_V4.NET_12c_VS22</text:p>
          </table:table-cell>
          <table:table-cell office:value-type="date" office:date-value="2023-06-09T08:08:09.467">
            <text:p>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2398">
            <text:p>32398</text:p>
          </table:table-cell>
          <table:table-cell office:value-type="string">
            <text:p>INFOPOOLDEV.NET</text:p>
          </table:table-cell>
          <table:table-cell office:value-type="date" office:date-value="2019-02-14T13:29:15.19">
            <text:p>14 Feb 19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8840">
            <text:p>58840</text:p>
          </table:table-cell>
          <table:table-cell office:value-type="string">
            <text:p>ISECAlumni</text:p>
          </table:table-cell>
          <table:table-cell office:value-type="date" office:date-value="2017-04-13T14:01:12.59">
            <text:p>13 Apr 17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482">
            <text:p>5482</text:p>
          </table:table-cell>
          <table:table-cell office:value-type="string">
            <text:p>IsgDesktopClient</text:p>
          </table:table-cell>
          <table:table-cell office:value-type="date" office:date-value="2012-12-22T06:47:00.72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353">
            <text:p>3353</text:p>
          </table:table-cell>
          <table:table-cell office:value-type="string">
            <text:p>ISGDispenser</text:p>
          </table:table-cell>
          <table:table-cell office:value-type="date" office:date-value="2013-01-14T15:43:20.05">
            <text:p>14 Jan 13</text:p>
          </table:table-cell>
          <table:table-cell office:value-type="string">
            <text:p>ZZZHarish Devadiga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355">
            <text:p>3355</text:p>
          </table:table-cell>
          <table:table-cell office:value-type="string">
            <text:p>ISGDispenserLib</text:p>
          </table:table-cell>
          <table:table-cell office:value-type="date" office:date-value="2012-12-22T07:21:57.26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680">
            <text:p>6680</text:p>
          </table:table-cell>
          <table:table-cell office:value-type="string">
            <text:p>ISGDispenserLib</text:p>
          </table:table-cell>
          <table:table-cell office:value-type="date" office:date-value="2012-12-22T07:21:57.26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681">
            <text:p>6681</text:p>
          </table:table-cell>
          <table:table-cell office:value-type="string">
            <text:p>ISGDispenserLib</text:p>
          </table:table-cell>
          <table:table-cell office:value-type="date" office:date-value="2012-12-22T07:21:57.26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29">
            <text:p>4129</text:p>
          </table:table-cell>
          <table:table-cell office:value-type="string">
            <text:p>ISGDocs</text:p>
          </table:table-cell>
          <table:table-cell office:value-type="date" office:date-value="2012-12-22T07:31:19.11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022">
            <text:p>3022</text:p>
          </table:table-cell>
          <table:table-cell office:value-type="string">
            <text:p>ISGServerLib</text:p>
          </table:table-cell>
          <table:table-cell office:value-type="date" office:date-value="2012-12-22T06:47:14.65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70">
            <text:p>3670</text:p>
          </table:table-cell>
          <table:table-cell office:value-type="string">
            <text:p>ISGSERVICE</text:p>
          </table:table-cell>
          <table:table-cell office:value-type="date" office:date-value="2012-12-22T06:24:12.39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669">
            <text:p>3669</text:p>
          </table:table-cell>
          <table:table-cell office:value-type="string">
            <text:p>ISGSERVICE</text:p>
          </table:table-cell>
          <table:table-cell office:value-type="date" office:date-value="2012-12-22T06:24:12.39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671">
            <text:p>3671</text:p>
          </table:table-cell>
          <table:table-cell office:value-type="string">
            <text:p>ISGSERVICE</text:p>
          </table:table-cell>
          <table:table-cell office:value-type="date" office:date-value="2012-12-22T06:24:12.39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2433">
            <text:p>52433</text:p>
          </table:table-cell>
          <table:table-cell office:value-type="string">
            <text:p>Jolt_To_SALT_migration</text:p>
          </table:table-cell>
          <table:table-cell office:value-type="date" office:date-value="2012-12-24T23:29:08.25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4588">
            <text:p>104588</text:p>
          </table:table-cell>
          <table:table-cell office:value-type="string">
            <text:p>Log Sheet Automation</text:p>
          </table:table-cell>
          <table:table-cell office:value-type="date" office:date-value="2017-02-06T06:23:17.69">
            <text:p>6 Feb 17</text:p>
          </table:table-cell>
          <table:table-cell office:value-type="string">
            <text:p>ZZZParesh Godambe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35750">
            <text:p>135750</text:p>
          </table:table-cell>
          <table:table-cell office:value-type="string">
            <text:p>MF_Process_Reco</text:p>
          </table:table-cell>
          <table:table-cell office:value-type="date" office:date-value="2018-01-15T10:26:42.653">
            <text:p>15 Jan 18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5069">
            <text:p>135069</text:p>
          </table:table-cell>
          <table:table-cell office:value-type="string">
            <text:p>MF_Process_Reco</text:p>
          </table:table-cell>
          <table:table-cell office:value-type="date" office:date-value="2018-01-15T10:26:42.653">
            <text:p>15 Jan 18</text:p>
          </table:table-cell>
          <table:table-cell office:value-type="string">
            <text:p>ZZZArvind Singh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664">
            <text:p>78664</text:p>
          </table:table-cell>
          <table:table-cell office:value-type="string">
            <text:p>MF_Transaction_Download</text:p>
          </table:table-cell>
          <table:table-cell office:value-type="date" office:date-value="2014-07-31T11:50:02.97">
            <text:p>31 Jul 14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0246">
            <text:p>80246</text:p>
          </table:table-cell>
          <table:table-cell office:value-type="string">
            <text:p>MF_Transaction_Download_V4</text:p>
          </table:table-cell>
          <table:table-cell office:value-type="date" office:date-value="2019-02-21T13:09:46.403">
            <text:p>21 Feb 19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593">
            <text:p>2593</text:p>
          </table:table-cell>
          <table:table-cell office:value-type="string">
            <text:p>MIS Archive</text:p>
          </table:table-cell>
          <table:table-cell office:value-type="date" office:date-value="2012-12-21T23:44:44.163">
            <text:p>21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402">
            <text:p>2402</text:p>
          </table:table-cell>
          <table:table-cell office:value-type="string">
            <text:p>MobileBankingApplication</text:p>
          </table:table-cell>
          <table:table-cell office:value-type="date" office:date-value="2012-12-22T10:33:33.69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2598">
            <text:p>202598</text:p>
          </table:table-cell>
          <table:table-cell office:value-type="string">
            <text:p>MongoDBTest</text:p>
          </table:table-cell>
          <table:table-cell office:value-type="date" office:date-value="2021-10-26T12:07:13.64">
            <text:p>26 Oct 21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8657">
            <text:p>78657</text:p>
          </table:table-cell>
          <table:table-cell office:value-type="string">
            <text:p>Mutual Fund_V4.NET</text:p>
          </table:table-cell>
          <table:table-cell office:value-type="date" office:date-value="2019-06-11T12:43:27.32">
            <text:p>11 Jun 19</text:p>
          </table:table-cell>
          <table:table-cell office:value-type="string">
            <text:p>Aamir Momin 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756">
            <text:p>6756</text:p>
          </table:table-cell>
          <table:table-cell office:value-type="string">
            <text:p>Mutual Fund.NET</text:p>
          </table:table-cell>
          <table:table-cell office:value-type="date" office:date-value="2013-07-11T06:10:41.62">
            <text:p>11 Jul 13</text:p>
          </table:table-cell>
          <table:table-cell office:value-type="string">
            <text:p>ZZZPrasad Tari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2776">
            <text:p>52776</text:p>
          </table:table-cell>
          <table:table-cell office:value-type="string">
            <text:p>NAssortedProjects</text:p>
          </table:table-cell>
          <table:table-cell office:value-type="date" office:date-value="2019-07-04T12:46:30.833">
            <text:p>4 Jul 19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61273">
            <text:p>161273</text:p>
          </table:table-cell>
          <table:table-cell office:value-type="string">
            <text:p>NAssortedProjects_12c</text:p>
          </table:table-cell>
          <table:table-cell office:value-type="date" office:date-value="2023-06-09T09:53:06.547">
            <text:p>9 Jun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1628">
            <text:p>231628</text:p>
          </table:table-cell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3101">
            <text:p>233101</text:p>
          </table:table-cell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33097">
            <text:p>233097</text:p>
          </table:table-cell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33302">
            <text:p>233302</text:p>
          </table:table-cell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3305">
            <text:p>233305</text:p>
          </table:table-cell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8473">
            <text:p>58473</text:p>
          </table:table-cell>
          <table:table-cell office:value-type="string">
            <text:p>NBO</text:p>
          </table:table-cell>
          <table:table-cell office:value-type="date" office:date-value="2013-01-24T09:04:19.48">
            <text:p>24 Jan 13</text:p>
          </table:table-cell>
          <table:table-cell office:value-type="string">
            <text:p>ZZZDheeraj Bande 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761">
            <text:p>82761</text:p>
          </table:table-cell>
          <table:table-cell office:value-type="string">
            <text:p>New Folder (4)</text:p>
          </table:table-cell>
          <table:table-cell office:value-type="date" office:date-value="2014-09-12T05:50:47.41">
            <text:p>12 Sep 14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4587">
            <text:p>104587</text:p>
          </table:table-cell>
          <table:table-cell office:value-type="string">
            <text:p>New Folder (4)</text:p>
          </table:table-cell>
          <table:table-cell office:value-type="date" office:date-value="2015-08-11T08:35:48.767">
            <text:p>11 Aug 15</text:p>
          </table:table-cell>
          <table:table-cell office:value-type="string">
            <text:p>ZZZParesh Godambe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5486">
            <text:p>35486</text:p>
          </table:table-cell>
          <table:table-cell office:value-type="string">
            <text:p>New_NRIOAO.NET</text:p>
          </table:table-cell>
          <table:table-cell office:value-type="date" office:date-value="2012-12-24T06:11:26.57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251">
            <text:p>28251</text:p>
          </table:table-cell>
          <table:table-cell office:value-type="string">
            <text:p>New_NRIOAO.NET</text:p>
          </table:table-cell>
          <table:table-cell office:value-type="date" office:date-value="2012-12-24T06:11:26.573">
            <text:p>24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187">
            <text:p>80187</text:p>
          </table:table-cell>
          <table:table-cell office:value-type="string">
            <text:p>NOAO_V4</text:p>
          </table:table-cell>
          <table:table-cell office:value-type="date" office:date-value="2019-05-17T14:10:29.127">
            <text:p>17 May 19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1587">
            <text:p>161587</text:p>
          </table:table-cell>
          <table:table-cell office:value-type="string">
            <text:p>NOAO_V4_12c</text:p>
          </table:table-cell>
          <table:table-cell office:value-type="date" office:date-value="2023-06-09T09:53:06.547">
            <text:p>9 Jun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33317">
            <text:p>233317</text:p>
          </table:table-cell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33077">
            <text:p>233077</text:p>
          </table:table-cell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33330">
            <text:p>233330</text:p>
          </table:table-cell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32813">
            <text:p>232813</text:p>
          </table:table-cell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33091">
            <text:p>233091</text:p>
          </table:table-cell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5486">
            <text:p>35486</text:p>
          </table:table-cell>
          <table:table-cell office:value-type="string">
            <text:p>NOAO.NET</text:p>
          </table:table-cell>
          <table:table-cell office:value-type="date" office:date-value="2013-01-14T15:33:49.3">
            <text:p>14 Jan 13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0125">
            <text:p>190125</text:p>
          </table:table-cell>
          <table:table-cell office:value-type="string">
            <text:p>NON POA Image Documents Movement</text:p>
          </table:table-cell>
          <table:table-cell office:value-type="date" office:date-value="2021-01-19T07:41:12.617">
            <text:p>19 Jan 21</text:p>
          </table:table-cell>
          <table:table-cell office:value-type="string">
            <text:p>Machindra Khating 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509">
            <text:p>9509</text:p>
          </table:table-cell>
          <table:table-cell office:value-type="string">
            <text:p>NRIOAO_NEW1.NET</text:p>
          </table:table-cell>
          <table:table-cell office:value-type="date" office:date-value="2012-12-22T12:53:58.62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495">
            <text:p>9495</text:p>
          </table:table-cell>
          <table:table-cell office:value-type="string">
            <text:p>NRIOAO_NEW1.NET</text:p>
          </table:table-cell>
          <table:table-cell office:value-type="date" office:date-value="2012-12-22T12:53:58.62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509">
            <text:p>9509</text:p>
          </table:table-cell>
          <table:table-cell office:value-type="string">
            <text:p>NRIOAO.NET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5107">
            <text:p>125107</text:p>
          </table:table-cell>
          <table:table-cell office:value-type="string">
            <text:p>NSE_Bulk_Download</text:p>
          </table:table-cell>
          <table:table-cell office:value-type="date" office:date-value="2017-07-31T06:52:04.037">
            <text:p>31 Jul 17</text:p>
          </table:table-cell>
          <table:table-cell office:value-type="string">
            <text:p>Chintan Kapoor </text:p>
          </table:table-cell>
          <table:table-cell table:number-columns-repeated="1019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29464">
            <text:p>129464</text:p>
          </table:table-cell>
          <table:table-cell office:value-type="string">
            <text:p>Obj_Storage_for_Upld_and_Dwld_Temp_NC</text:p>
          </table:table-cell>
          <table:table-cell office:value-type="date" office:date-value="2017-08-23T12:18:21.357">
            <text:p>23 Aug 17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4303">
            <text:p>164303</text:p>
          </table:table-cell>
          <table:table-cell office:value-type="string">
            <text:p>Onetime_PANImage_extract_Temp_SS</text:p>
          </table:table-cell>
          <table:table-cell office:value-type="date" office:date-value="2019-10-09T09:51:58.793">
            <text:p>9 Oct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092">
            <text:p>9092</text:p>
          </table:table-cell>
          <table:table-cell office:value-type="string">
            <text:p>OnlineNRI</text:p>
          </table:table-cell>
          <table:table-cell office:value-type="date" office:date-value="2012-12-22T12:33:02.14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048">
            <text:p>9048</text:p>
          </table:table-cell>
          <table:table-cell office:value-type="string">
            <text:p>OnlineNRI</text:p>
          </table:table-cell>
          <table:table-cell office:value-type="date" office:date-value="2012-12-22T12:33:02.14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61594">
            <text:p>161594</text:p>
          </table:table-cell>
          <table:table-cell office:value-type="string">
            <text:p>Oracle 12c Migration Documents</text:p>
          </table:table-cell>
          <table:table-cell office:value-type="date" office:date-value="2019-07-12T11:15:38.993">
            <text:p>12 Jul 19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61637">
            <text:p>161637</text:p>
          </table:table-cell>
          <table:table-cell office:value-type="string">
            <text:p>Oracle 12c Migration Documents</text:p>
          </table:table-cell>
          <table:table-cell office:value-type="date" office:date-value="2019-07-12T11:15:38.993">
            <text:p>12 Jul 19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62280">
            <text:p>62280</text:p>
          </table:table-cell>
          <table:table-cell office:value-type="string">
            <text:p>Oracle_Scripts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6359">
            <text:p>156359</text:p>
          </table:table-cell>
          <table:table-cell office:value-type="string">
            <text:p>Oracle_Test_GP</text:p>
          </table:table-cell>
          <table:table-cell office:value-type="date" office:date-value="2020-05-23T04:51:03.38">
            <text:p>23 May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77124">
            <text:p>177124</text:p>
          </table:table-cell>
          <table:table-cell office:value-type="string">
            <text:p>Oracle_Test_GP</text:p>
          </table:table-cell>
          <table:table-cell office:value-type="date" office:date-value="2020-05-23T04:51:03.38">
            <text:p>23 May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6105">
            <text:p>156105</text:p>
          </table:table-cell>
          <table:table-cell office:value-type="string">
            <text:p>OracleTestProject</text:p>
          </table:table-cell>
          <table:table-cell office:value-type="date" office:date-value="2019-03-26T12:02:38.84">
            <text:p>26 Mar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190">
            <text:p>4190</text:p>
          </table:table-cell>
          <table:table-cell office:value-type="string">
            <text:p>POLLING</text:p>
          </table:table-cell>
          <table:table-cell office:value-type="date" office:date-value="2012-12-22T13:45:20.35">
            <text:p>22 Dec 12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959">
            <text:p>10959</text:p>
          </table:table-cell>
          <table:table-cell office:value-type="string">
            <text:p>POLLING</text:p>
          </table:table-cell>
          <table:table-cell office:value-type="date" office:date-value="2012-12-22T13:45:20.35">
            <text:p>22 Dec 12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0958">
            <text:p>10958</text:p>
          </table:table-cell>
          <table:table-cell office:value-type="string">
            <text:p>POLLING NEW</text:p>
          </table:table-cell>
          <table:table-cell office:value-type="date" office:date-value="2013-07-01T10:28:36.06">
            <text:p>1 Jul 13</text:p>
          </table:table-cell>
          <table:table-cell office:value-type="string">
            <text:p>ZZZDheeraj Bande 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348">
            <text:p>83348</text:p>
          </table:table-cell>
          <table:table-cell office:value-type="string">
            <text:p>POLLING_V4</text:p>
          </table:table-cell>
          <table:table-cell office:value-type="date" office:date-value="2017-12-28T06:53:49.433">
            <text:p>28 Dec 17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620">
            <text:p>11620</text:p>
          </table:table-cell>
          <table:table-cell office:value-type="string">
            <text:p>PRINTPOSTXPDF</text:p>
          </table:table-cell>
          <table:table-cell office:value-type="date" office:date-value="2012-12-22T14:13:53.0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29395">
            <text:p>129395</text:p>
          </table:table-cell>
          <table:table-cell office:value-type="string">
            <text:p>Prj_Object_Storage</text:p>
          </table:table-cell>
          <table:table-cell office:value-type="date" office:date-value="2017-08-01T04:06:14.403">
            <text:p>1 Aug 17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5748">
            <text:p>135748</text:p>
          </table:table-cell>
          <table:table-cell office:value-type="string">
            <text:p>Process_Reco</text:p>
          </table:table-cell>
          <table:table-cell office:value-type="date" office:date-value="2018-02-13T08:50:08.787">
            <text:p>13 Feb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6713">
            <text:p>136713</text:p>
          </table:table-cell>
          <table:table-cell office:value-type="string">
            <text:p>Process_Reco</text:p>
          </table:table-cell>
          <table:table-cell office:value-type="date" office:date-value="2018-02-13T08:50:08.787">
            <text:p>13 Feb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5716">
            <text:p>135716</text:p>
          </table:table-cell>
          <table:table-cell office:value-type="string">
            <text:p>Process_Reco</text:p>
          </table:table-cell>
          <table:table-cell office:value-type="date" office:date-value="2018-02-13T08:50:08.787">
            <text:p>13 Feb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36731">
            <text:p>136731</text:p>
          </table:table-cell>
          <table:table-cell office:value-type="string">
            <text:p>Process_Reco</text:p>
          </table:table-cell>
          <table:table-cell office:value-type="date" office:date-value="2018-02-13T08:50:08.787">
            <text:p>13 Feb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6967">
            <text:p>96967</text:p>
          </table:table-cell>
          <table:table-cell office:value-type="string">
            <text:p>ProcessConsole</text:p>
          </table:table-cell>
          <table:table-cell office:value-type="date" office:date-value="2015-04-07T07:20:30.367">
            <text:p>7 Apr 15</text:p>
          </table:table-cell>
          <table:table-cell office:value-type="string">
            <text:p>ZZZHarish Devadiga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049">
            <text:p>6049</text:p>
          </table:table-cell>
          <table:table-cell office:value-type="string">
            <text:p>PROJECT</text:p>
          </table:table-cell>
          <table:table-cell office:value-type="date" office:date-value="2012-12-22T06:26:11.51">
            <text:p>22 Dec 12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1377">
            <text:p>151377</text:p>
          </table:table-cell>
          <table:table-cell office:value-type="string">
            <text:p>Project Tracker</text:p>
          </table:table-cell>
          <table:table-cell office:value-type="date" office:date-value="2019-05-31T11:54:48.697">
            <text:p>31 May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8889">
            <text:p>8889</text:p>
          </table:table-cell>
          <table:table-cell office:value-type="string">
            <text:p>PROJECTS</text:p>
          </table:table-cell>
          <table:table-cell office:value-type="date" office:date-value="2012-12-22T12:15:57.69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4148">
            <text:p>154148</text:p>
          </table:table-cell>
          <table:table-cell office:value-type="string">
            <text:p>ProjectsActivityTracker</text:p>
          </table:table-cell>
          <table:table-cell office:value-type="date" office:date-value="2019-02-18T13:02:38.62">
            <text:p>18 Feb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0104">
            <text:p>190104</text:p>
          </table:table-cell>
          <table:table-cell office:value-type="string">
            <text:p>PushCustEmailMobileToDP_ThruWebAPI</text:p>
          </table:table-cell>
          <table:table-cell office:value-type="date" office:date-value="2023-06-09T13:21:12.507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32862">
            <text:p>232862</text:p>
          </table:table-cell>
          <table:table-cell office:value-type="string">
            <text:p>PushCustEmailMobileToDP_ThruWebAPI</text:p>
          </table:table-cell>
          <table:table-cell office:value-type="date" office:date-value="2023-06-09T13:21:12.507">
            <text:p>9 Jun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3071">
            <text:p>233071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33072">
            <text:p>233072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3145">
            <text:p>233145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33146">
            <text:p>233146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2801">
            <text:p>232801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2860">
            <text:p>232860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32855">
            <text:p>232855</text:p>
          </table:table-cell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348">
            <text:p>97348</text:p>
          </table:table-cell>
          <table:table-cell office:value-type="string">
            <text:p>PWDManagementASSORTEDPROJECTS</text:p>
          </table:table-cell>
          <table:table-cell office:value-type="date" office:date-value="2018-10-31T09:24:50.427">
            <text:p>31 Oct 18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4078">
            <text:p>234078</text:p>
          </table:table-cell>
          <table:table-cell office:value-type="string">
            <text:p>PWDManagementASSORTEDPROJECTS_64bit_AnyCPU</text:p>
          </table:table-cell>
          <table:table-cell office:value-type="date" office:date-value="2023-07-07T12:04:19.93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33335">
            <text:p>233335</text:p>
          </table:table-cell>
          <table:table-cell office:value-type="string">
            <text:p>PWDManagementASSORTEDPROJECTS_64bit_AnyCPU</text:p>
          </table:table-cell>
          <table:table-cell office:value-type="date" office:date-value="2023-07-07T12:04:19.93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34077">
            <text:p>234077</text:p>
          </table:table-cell>
          <table:table-cell office:value-type="string">
            <text:p>PWDManagementASSORTEDPROJECTS_64bit_AnyCPU</text:p>
          </table:table-cell>
          <table:table-cell office:value-type="date" office:date-value="2023-07-07T12:04:19.93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9884">
            <text:p>99884</text:p>
          </table:table-cell>
          <table:table-cell office:value-type="string">
            <text:p>PWDManagementATS_V4</text:p>
          </table:table-cell>
          <table:table-cell office:value-type="date" office:date-value="2018-10-31T13:56:51.69">
            <text:p>31 Oct 18</text:p>
          </table:table-cell>
          <table:table-cell office:value-type="string">
            <text:p>Chintan Kapoor 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349">
            <text:p>97349</text:p>
          </table:table-cell>
          <table:table-cell office:value-type="string">
            <text:p>PWDManagementBACKOFFICEREPORTS</text:p>
          </table:table-cell>
          <table:table-cell office:value-type="date" office:date-value="2020-08-18T05:55:22.65">
            <text:p>18 Aug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355">
            <text:p>181355</text:p>
          </table:table-cell>
          <table:table-cell office:value-type="string">
            <text:p>PWDManagementBACKOFFICEREPORTS</text:p>
          </table:table-cell>
          <table:table-cell office:value-type="date" office:date-value="2020-08-18T05:55:22.65">
            <text:p>18 Aug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356">
            <text:p>181356</text:p>
          </table:table-cell>
          <table:table-cell office:value-type="string">
            <text:p>PWDManagementBACKOFFICEREPORTS</text:p>
          </table:table-cell>
          <table:table-cell office:value-type="date" office:date-value="2020-08-18T05:55:22.65">
            <text:p>18 Aug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4080">
            <text:p>234080</text:p>
          </table:table-cell>
          <table:table-cell office:value-type="string">
            <text:p>PWDManagementBACKOFFICEREPORTS_64bit_AnyCPU</text:p>
          </table:table-cell>
          <table:table-cell office:value-type="date" office:date-value="2023-07-07T12:21:38.413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33334">
            <text:p>233334</text:p>
          </table:table-cell>
          <table:table-cell office:value-type="string">
            <text:p>PWDManagementBPTA_V4_64bit_AnyCPU</text:p>
          </table:table-cell>
          <table:table-cell office:value-type="date" office:date-value="2023-07-07T12:41:11.35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4081">
            <text:p>234081</text:p>
          </table:table-cell>
          <table:table-cell office:value-type="string">
            <text:p>PWDManagementBPTA_V4_64bit_AnyCPU</text:p>
          </table:table-cell>
          <table:table-cell office:value-type="date" office:date-value="2023-07-07T12:41:11.35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34083">
            <text:p>234083</text:p>
          </table:table-cell>
          <table:table-cell office:value-type="string">
            <text:p>PWDManagementBPTA_V4_64bit_AnyCPU</text:p>
          </table:table-cell>
          <table:table-cell office:value-type="date" office:date-value="2023-07-07T12:41:11.35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4085">
            <text:p>234085</text:p>
          </table:table-cell>
          <table:table-cell office:value-type="string">
            <text:p>PWDManagementCDX_V4_64bit_AnyCPU</text:p>
          </table:table-cell>
          <table:table-cell office:value-type="date" office:date-value="2023-07-07T12:58:10.52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3336">
            <text:p>233336</text:p>
          </table:table-cell>
          <table:table-cell office:value-type="string">
            <text:p>PWDManagementCDX_V4_64bit_AnyCPU</text:p>
          </table:table-cell>
          <table:table-cell office:value-type="date" office:date-value="2023-07-07T12:58:10.52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4086">
            <text:p>234086</text:p>
          </table:table-cell>
          <table:table-cell office:value-type="string">
            <text:p>PWDManagementCDX_V4_64bit_AnyCPU</text:p>
          </table:table-cell>
          <table:table-cell office:value-type="date" office:date-value="2023-07-07T12:58:10.52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350">
            <text:p>97350</text:p>
          </table:table-cell>
          <table:table-cell office:value-type="string">
            <text:p>PWDManagementEBAREPORTS</text:p>
          </table:table-cell>
          <table:table-cell office:value-type="date" office:date-value="2018-10-31T08:12:49.39">
            <text:p>31 Oct 18</text:p>
          </table:table-cell>
          <table:table-cell office:value-type="string">
            <text:p>ZZZGaurav Barhate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7351">
            <text:p>97351</text:p>
          </table:table-cell>
          <table:table-cell office:value-type="string">
            <text:p>PWDManagementFNOBACKOFFICE</text:p>
          </table:table-cell>
          <table:table-cell office:value-type="date" office:date-value="2018-11-01T14:45:51.727">
            <text:p>1 Nov 18</text:p>
          </table:table-cell>
          <table:table-cell office:value-type="string">
            <text:p>ZZZPanchdevkumar Kushwaha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363">
            <text:p>181363</text:p>
          </table:table-cell>
          <table:table-cell office:value-type="string">
            <text:p>PWDManagementICIS_V4</text:p>
          </table:table-cell>
          <table:table-cell office:value-type="date" office:date-value="2020-08-18T06:03:27.417">
            <text:p>18 Aug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4087">
            <text:p>234087</text:p>
          </table:table-cell>
          <table:table-cell office:value-type="string">
            <text:p>PWDManagementICIS_V4_64bit_AnyCPU</text:p>
          </table:table-cell>
          <table:table-cell office:value-type="date" office:date-value="2023-07-07T13:11:19.52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33337">
            <text:p>233337</text:p>
          </table:table-cell>
          <table:table-cell office:value-type="string">
            <text:p>PWDManagementICIS_V4_64bit_AnyCPU</text:p>
          </table:table-cell>
          <table:table-cell office:value-type="date" office:date-value="2023-07-07T13:11:19.52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34088">
            <text:p>234088</text:p>
          </table:table-cell>
          <table:table-cell office:value-type="string">
            <text:p>PWDManagementICIS_V4_64bit_AnyCPU</text:p>
          </table:table-cell>
          <table:table-cell office:value-type="date" office:date-value="2023-07-07T13:11:19.527">
            <text:p>7 Jul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6717">
            <text:p>76717</text:p>
          </table:table-cell>
          <table:table-cell office:value-type="string">
            <text:p>SALT_IMPLEMENTATION</text:p>
          </table:table-cell>
          <table:table-cell office:value-type="date" office:date-value="2014-04-25T02:52:00.67">
            <text:p>25 Apr 14</text:p>
          </table:table-cell>
          <table:table-cell office:value-type="string">
            <text:p>ZZZRavindra Wagh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917">
            <text:p>122917</text:p>
          </table:table-cell>
          <table:table-cell office:value-type="string">
            <text:p>scanAOF</text:p>
          </table:table-cell>
          <table:table-cell office:value-type="date" office:date-value="2021-09-20T12:19:46.8">
            <text:p>20 Sep 21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989">
            <text:p>8989</text:p>
          </table:table-cell>
          <table:table-cell office:value-type="string">
            <text:p>SMSapp</text:p>
          </table:table-cell>
          <table:table-cell office:value-type="date" office:date-value="2013-09-19T10:32:27.157">
            <text:p>19 Sep 13</text:p>
          </table:table-cell>
          <table:table-cell office:value-type="string">
            <text:p>Aamir Momin 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330">
            <text:p>80330</text:p>
          </table:table-cell>
          <table:table-cell office:value-type="string">
            <text:p>SMSApp_V4</text:p>
          </table:table-cell>
          <table:table-cell office:value-type="date" office:date-value="2017-07-11T06:24:31.987">
            <text:p>11 Jul 17</text:p>
          </table:table-cell>
          <table:table-cell office:value-type="string">
            <text:p>Aamir Momin 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182">
            <text:p>3182</text:p>
          </table:table-cell>
          <table:table-cell office:value-type="string">
            <text:p>SMSLeadApp</text:p>
          </table:table-cell>
          <table:table-cell office:value-type="date" office:date-value="2012-12-22T03:30:48.02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806">
            <text:p>3806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04">
            <text:p>3904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903">
            <text:p>3903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611">
            <text:p>5611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77">
            <text:p>5777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610">
            <text:p>5610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778">
            <text:p>5778</text:p>
          </table:table-cell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777">
            <text:p>5777</text:p>
          </table:table-cell>
          <table:table-cell office:value-type="string">
            <text:p>SMSMIS24052005</text:p>
          </table:table-cell>
          <table:table-cell office:value-type="date" office:date-value="2012-12-22T06:09:27.32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904">
            <text:p>3904</text:p>
          </table:table-cell>
          <table:table-cell office:value-type="string">
            <text:p>SMSMISLive</text:p>
          </table:table-cell>
          <table:table-cell office:value-type="date" office:date-value="2012-12-22T02:19:51.64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890">
            <text:p>3890</text:p>
          </table:table-cell>
          <table:table-cell office:value-type="string">
            <text:p>SMSMISLive</text:p>
          </table:table-cell>
          <table:table-cell office:value-type="date" office:date-value="2012-12-22T02:19:51.64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903">
            <text:p>3903</text:p>
          </table:table-cell>
          <table:table-cell office:value-type="string">
            <text:p>SMSMISOrig</text:p>
          </table:table-cell>
          <table:table-cell office:value-type="date" office:date-value="2012-12-22T02:19:50.29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888">
            <text:p>8888</text:p>
          </table:table-cell>
          <table:table-cell office:value-type="string">
            <text:p>SRMDataPushService</text:p>
          </table:table-cell>
          <table:table-cell office:value-type="date" office:date-value="2012-12-24T18:27:51.583">
            <text:p>24 Dec 12</text:p>
          </table:table-cell>
          <table:table-cell office:value-type="string">
            <text:p>ZZZRavi Chandra </text:p>
          </table:table-cell>
          <table:table-cell table:number-columns-repeated="1019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889">
            <text:p>8889</text:p>
          </table:table-cell>
          <table:table-cell office:value-type="string">
            <text:p>SRMDataPushService</text:p>
          </table:table-cell>
          <table:table-cell office:value-type="date" office:date-value="2012-12-24T18:27:51.583">
            <text:p>24 Dec 12</text:p>
          </table:table-cell>
          <table:table-cell office:value-type="string">
            <text:p>ZZZRavi Chandra </text:p>
          </table:table-cell>
          <table:table-cell table:number-columns-repeated="1019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890">
            <text:p>8890</text:p>
          </table:table-cell>
          <table:table-cell office:value-type="string">
            <text:p>SRMDATAPUSHSERVICE</text:p>
          </table:table-cell>
          <table:table-cell office:value-type="date" office:date-value="2012-12-24T18:27:51.583">
            <text:p>24 Dec 12</text:p>
          </table:table-cell>
          <table:table-cell office:value-type="string">
            <text:p>ZZZRavi Chandra 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349">
            <text:p>83349</text:p>
          </table:table-cell>
          <table:table-cell office:value-type="string">
            <text:p>SRMDATAPUSHSERVICE_V4</text:p>
          </table:table-cell>
          <table:table-cell office:value-type="date" office:date-value="2014-11-07T07:20:51.383">
            <text:p>7 Nov 14</text:p>
          </table:table-cell>
          <table:table-cell office:value-type="string">
            <text:p>ZZZRavi Chandra EXT TECH ISEC L-PAREL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806">
            <text:p>19806</text:p>
          </table:table-cell>
          <table:table-cell office:value-type="string">
            <text:p>STATEPUSHTO_Temp_WebApp</text:p>
          </table:table-cell>
          <table:table-cell office:value-type="date" office:date-value="2012-12-23T03:53:36.093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805">
            <text:p>19805</text:p>
          </table:table-cell>
          <table:table-cell office:value-type="string">
            <text:p>STATEPUSHTO_Temp_WebApp</text:p>
          </table:table-cell>
          <table:table-cell office:value-type="date" office:date-value="2012-12-23T03:53:36.093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9806">
            <text:p>19806</text:p>
          </table:table-cell>
          <table:table-cell office:value-type="string">
            <text:p>STATEPUSHTOMatchCashDer_Temp_WebApp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9804">
            <text:p>19804</text:p>
          </table:table-cell>
          <table:table-cell office:value-type="string">
            <text:p>StatePushToMatchCashDerService</text:p>
          </table:table-cell>
          <table:table-cell office:value-type="date" office:date-value="2012-12-23T07:32:53.843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805">
            <text:p>19805</text:p>
          </table:table-cell>
          <table:table-cell office:value-type="string">
            <text:p>STATEPUSHTOMATCHSERVICE</text:p>
          </table:table-cell>
          <table:table-cell office:value-type="date" office:date-value="2012-12-23T03:53:33.707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082">
            <text:p>19082</text:p>
          </table:table-cell>
          <table:table-cell office:value-type="string">
            <text:p>STATEPUSHTOMATCHSERVICE</text:p>
          </table:table-cell>
          <table:table-cell office:value-type="date" office:date-value="2012-12-23T03:53:33.707">
            <text:p>23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573">
            <text:p>82573</text:p>
          </table:table-cell>
          <table:table-cell office:value-type="string">
            <text:p>svcADdata</text:p>
          </table:table-cell>
          <table:table-cell office:value-type="date" office:date-value="2022-08-02T13:59:36.567">
            <text:p>2 Aug 22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33269">
            <text:p>233269</text:p>
          </table:table-cell>
          <table:table-cell office:value-type="string">
            <text:p>svcADdata_64bit_AnyCPU</text:p>
          </table:table-cell>
          <table:table-cell office:value-type="date" office:date-value="2023-06-19T13:26:15.76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4380">
            <text:p>34380</text:p>
          </table:table-cell>
          <table:table-cell office:value-type="string">
            <text:p>TechnoSurvey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731">
            <text:p>11731</text:p>
          </table:table-cell>
          <table:table-cell office:value-type="string">
            <text:p>TrackerAppInfo</text:p>
          </table:table-cell>
          <table:table-cell office:value-type="date" office:date-value="2013-12-17T05:16:09.833">
            <text:p>17 Dec 13</text:p>
          </table:table-cell>
          <table:table-cell office:value-type="string">
            <text:p>Aamir Momin 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0783">
            <text:p>80783</text:p>
          </table:table-cell>
          <table:table-cell office:value-type="string">
            <text:p>TrackerAppInfo_V4</text:p>
          </table:table-cell>
          <table:table-cell office:value-type="date" office:date-value="2018-04-11T10:12:11.613">
            <text:p>11 Apr 18</text:p>
          </table:table-cell>
          <table:table-cell office:value-type="string">
            <text:p>Aamir Momin 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064">
            <text:p>9064</text:p>
          </table:table-cell>
          <table:table-cell office:value-type="string">
            <text:p>TradingUmbrella</text:p>
          </table:table-cell>
          <table:table-cell office:value-type="date" office:date-value="2012-12-22T12:51:10.367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5453">
            <text:p>95453</text:p>
          </table:table-cell>
          <table:table-cell office:value-type="string">
            <text:p>Treasury</text:p>
          </table:table-cell>
          <table:table-cell office:value-type="date" office:date-value="2019-06-27T07:40:25.867">
            <text:p>27 Jun 19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61275">
            <text:p>161275</text:p>
          </table:table-cell>
          <table:table-cell office:value-type="string">
            <text:p>Treasury_12c</text:p>
          </table:table-cell>
          <table:table-cell office:value-type="date" office:date-value="2022-12-19T13:58:44.3">
            <text:p>19 Dec 22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33333">
            <text:p>233333</text:p>
          </table:table-cell>
          <table:table-cell office:value-type="string">
            <text:p>Treasury_12c_64bit_AnyCPU</text:p>
          </table:table-cell>
          <table:table-cell office:value-type="date" office:date-value="2023-08-11T14:47:07.307">
            <text:p>11 Aug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3331">
            <text:p>233331</text:p>
          </table:table-cell>
          <table:table-cell office:value-type="string">
            <text:p>Treasury_12c_64bit_AnyCPU</text:p>
          </table:table-cell>
          <table:table-cell office:value-type="date" office:date-value="2023-08-11T14:47:07.307">
            <text:p>11 Aug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33087">
            <text:p>233087</text:p>
          </table:table-cell>
          <table:table-cell office:value-type="string">
            <text:p>Treasury_12c_64bit_AnyCPU</text:p>
          </table:table-cell>
          <table:table-cell office:value-type="date" office:date-value="2023-08-11T14:47:07.307">
            <text:p>11 Aug 23</text:p>
          </table:table-cell>
          <table:table-cell office:value-type="string">
            <text:p>Kiran Tailor </text:p>
          </table:table-cell>
          <table:table-cell table:number-columns-repeated="1019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178">
            <text:p>13178</text:p>
          </table:table-cell>
          <table:table-cell office:value-type="string">
            <text:p>TroubleShoot For VB and DOTNET App</text:p>
          </table:table-cell>
          <table:table-cell office:value-type="date" office:date-value="2012-12-22T15:15:18.31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6717">
            <text:p>76717</text:p>
          </table:table-cell>
          <table:table-cell office:value-type="string">
            <text:p>TuxSaltService</text:p>
          </table:table-cell>
          <table:table-cell office:value-type="date" office:date-value="2014-04-25T02:54:53.88">
            <text:p>25 Apr 14</text:p>
          </table:table-cell>
          <table:table-cell office:value-type="string">
            <text:p>ZZZRavindra Wagh</text:p>
          </table:table-cell>
          <table:table-cell table:number-columns-repeated="1019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9576">
            <text:p>169576</text:p>
          </table:table-cell>
          <table:table-cell office:value-type="string">
            <text:p>TUXserver.ini files</text:p>
          </table:table-cell>
          <table:table-cell office:value-type="date" office:date-value="2019-12-13T07:34:19.68">
            <text:p>13 Dec 19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672">
            <text:p>198672</text:p>
          </table:table-cell>
          <table:table-cell office:value-type="string">
            <text:p>UCCAPIService</text:p>
          </table:table-cell>
          <table:table-cell office:value-type="date" office:date-value="2023-03-14T06:04:04.603">
            <text:p>14 Mar 23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6906">
            <text:p>196906</text:p>
          </table:table-cell>
          <table:table-cell office:value-type="string">
            <text:p>UccApiServiceNSE</text:p>
          </table:table-cell>
          <table:table-cell office:value-type="date" office:date-value="2021-07-16T06:40:04.24">
            <text:p>16 Jul 21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99779">
            <text:p>199779</text:p>
          </table:table-cell>
          <table:table-cell office:value-type="string">
            <text:p>UccApiServiceNSE</text:p>
          </table:table-cell>
          <table:table-cell office:value-type="date" office:date-value="2021-07-16T06:40:04.24">
            <text:p>16 Jul 21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1151">
            <text:p>141151</text:p>
          </table:table-cell>
          <table:table-cell office:value-type="string">
            <text:p>UPDATE_MF_IMAGE_NAME_FOR_NULL_</text:p>
          </table:table-cell>
          <table:table-cell office:value-type="date" office:date-value="2018-05-31T11:50:31.163">
            <text:p>31 May 18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342">
            <text:p>61342</text:p>
          </table:table-cell>
          <table:table-cell office:value-type="string">
            <text:p>UploadFilesToCAMS</text:p>
          </table:table-cell>
          <table:table-cell office:value-type="date" office:date-value="2013-06-19T12:13:21.347">
            <text:p>19 Jun 13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494">
            <text:p>20494</text:p>
          </table:table-cell>
          <table:table-cell office:value-type="string">
            <text:p>Utilities</text:p>
          </table:table-cell>
          <table:table-cell office:value-type="date" office:date-value="2023-06-02T08:37:23.78">
            <text:p>2 Jun 23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0519">
            <text:p>20519</text:p>
          </table:table-cell>
          <table:table-cell office:value-type="string">
            <text:p>Utilities</text:p>
          </table:table-cell>
          <table:table-cell office:value-type="date" office:date-value="2023-06-02T08:37:23.78">
            <text:p>2 Jun 23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22153">
            <text:p>122153</text:p>
          </table:table-cell>
          <table:table-cell office:value-type="string">
            <text:p>Utilities</text:p>
          </table:table-cell>
          <table:table-cell office:value-type="date" office:date-value="2023-06-02T08:37:23.78">
            <text:p>2 Jun 23</text:p>
          </table:table-cell>
          <table:table-cell office:value-type="string">
            <text:p>Nilesh Chaudhari </text:p>
          </table:table-cell>
          <table:table-cell table:number-columns-repeated="1019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44997">
            <text:p>144997</text:p>
          </table:table-cell>
          <table:table-cell office:value-type="string">
            <text:p>Version_check</text:p>
          </table:table-cell>
          <table:table-cell office:value-type="date" office:date-value="2020-08-25T03:05:59.38">
            <text:p>25 Aug 20</text:p>
          </table:table-cell>
          <table:table-cell office:value-type="string">
            <text:p>ZZZVinod Yadav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49">
            <text:p>6049</text:p>
          </table:table-cell>
          <table:table-cell office:value-type="string">
            <text:p>VIRTUAL_APPLICATION</text:p>
          </table:table-cell>
          <table:table-cell office:value-type="date" office:date-value="2012-12-22T06:26:11.51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5099">
            <text:p>105099</text:p>
          </table:table-cell>
          <table:table-cell office:value-type="string">
            <text:p>WCF-Application Service</text:p>
          </table:table-cell>
          <table:table-cell office:value-type="date" office:date-value="2015-08-26T06:00:02.68">
            <text:p>26 Aug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5098">
            <text:p>105098</text:p>
          </table:table-cell>
          <table:table-cell office:value-type="string">
            <text:p>WCF-Database Service</text:p>
          </table:table-cell>
          <table:table-cell office:value-type="date" office:date-value="2015-08-26T05:59:42">
            <text:p>26 Aug 15</text:p>
          </table:table-cell>
          <table:table-cell office:value-type="string">
            <text:p>Chandrakant Gawande 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0005">
            <text:p>70005</text:p>
          </table:table-cell>
          <table:table-cell office:value-type="string">
            <text:p>Web Service</text:p>
          </table:table-cell>
          <table:table-cell office:value-type="date" office:date-value="2014-04-04T07:58:54.11">
            <text:p>4 Apr 14</text:p>
          </table:table-cell>
          <table:table-cell office:value-type="string">
            <text:p>ZZZPrasad Tari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9">
            <text:p>80179</text:p>
          </table:table-cell>
          <table:table-cell office:value-type="string">
            <text:p>WebApplication3_V4</text:p>
          </table:table-cell>
          <table:table-cell office:value-type="date" office:date-value="2020-09-03T07:42:21.55">
            <text:p>3 Sep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899">
            <text:p>78899</text:p>
          </table:table-cell>
          <table:table-cell office:value-type="string">
            <text:p>WebApplication3_V4</text:p>
          </table:table-cell>
          <table:table-cell office:value-type="date" office:date-value="2020-09-03T07:42:21.55">
            <text:p>3 Sep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0174">
            <text:p>80174</text:p>
          </table:table-cell>
          <table:table-cell office:value-type="string">
            <text:p>WebApplication3_V4</text:p>
          </table:table-cell>
          <table:table-cell office:value-type="date" office:date-value="2020-09-03T07:42:21.55">
            <text:p>3 Sep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2375">
            <text:p>182375</text:p>
          </table:table-cell>
          <table:table-cell office:value-type="string">
            <text:p>WebApplication3_V4_12c</text:p>
          </table:table-cell>
          <table:table-cell office:value-type="date" office:date-value="2020-09-03T08:20:28.083">
            <text:p>3 Sep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61586">
            <text:p>161586</text:p>
          </table:table-cell>
          <table:table-cell office:value-type="string">
            <text:p>WebApplication3_V4_12c</text:p>
          </table:table-cell>
          <table:table-cell office:value-type="date" office:date-value="2020-09-03T08:20:28.083">
            <text:p>3 Sep 20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375">
            <text:p>182375</text:p>
          </table:table-cell>
          <table:table-cell office:value-type="string">
            <text:p>WebApplication3_V4_12c_NotInUse</text:p>
          </table:table-cell>
          <table:table-cell office:value-type="date" office:date-value="2023-06-05T06:07:38.04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32555">
            <text:p>232555</text:p>
          </table:table-cell>
          <table:table-cell office:value-type="string">
            <text:p>WebApplication3_V4_12c_NotInUse</text:p>
          </table:table-cell>
          <table:table-cell office:value-type="date" office:date-value="2023-06-05T06:07:38.04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28366">
            <text:p>228366</text:p>
          </table:table-cell>
          <table:table-cell office:value-type="string">
            <text:p>WebApplication3_V4_32</text:p>
          </table:table-cell>
          <table:table-cell office:value-type="date" office:date-value="2023-06-05T06:03:40.24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2553">
            <text:p>232553</text:p>
          </table:table-cell>
          <table:table-cell office:value-type="string">
            <text:p>WebApplication3_V4_32</text:p>
          </table:table-cell>
          <table:table-cell office:value-type="date" office:date-value="2023-06-05T06:03:40.24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9894">
            <text:p>229894</text:p>
          </table:table-cell>
          <table:table-cell office:value-type="string">
            <text:p>WebApplication3_V4_64</text:p>
          </table:table-cell>
          <table:table-cell office:value-type="date" office:date-value="2023-06-05T06:05:20.55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32554">
            <text:p>232554</text:p>
          </table:table-cell>
          <table:table-cell office:value-type="string">
            <text:p>WebApplication3_V4_64</text:p>
          </table:table-cell>
          <table:table-cell office:value-type="date" office:date-value="2023-06-05T06:05:20.553">
            <text:p>5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32483">
            <text:p>232483</text:p>
          </table:table-cell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32486">
            <text:p>232486</text:p>
          </table:table-cell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1253">
            <text:p>231253</text:p>
          </table:table-cell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3270">
            <text:p>233270</text:p>
          </table:table-cell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33273">
            <text:p>233273</text:p>
          </table:table-cell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25269">
            <text:p>225269</text:p>
          </table:table-cell>
          <table:table-cell office:value-type="string">
            <text:p>WebApplication3_V4_wrpr</text:p>
          </table:table-cell>
          <table:table-cell office:value-type="date" office:date-value="2023-01-10T09:19:13.54">
            <text:p>10 Ja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2500">
            <text:p>232500</text:p>
          </table:table-cell>
          <table:table-cell office:value-type="string">
            <text:p>WebApplication3_V4_wrpr_64bit_AnyCPU</text:p>
          </table:table-cell>
          <table:table-cell office:value-type="date" office:date-value="2023-06-19T13:46:32.9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3271">
            <text:p>233271</text:p>
          </table:table-cell>
          <table:table-cell office:value-type="string">
            <text:p>WebApplication3_V4_wrpr_64bit_AnyCPU</text:p>
          </table:table-cell>
          <table:table-cell office:value-type="date" office:date-value="2023-06-19T13:46:32.9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33272">
            <text:p>233272</text:p>
          </table:table-cell>
          <table:table-cell office:value-type="string">
            <text:p>WebApplication3_V4_wrpr_64bit_AnyCPU</text:p>
          </table:table-cell>
          <table:table-cell office:value-type="date" office:date-value="2023-06-19T13:46:32.99">
            <text:p>19 Jun 23</text:p>
          </table:table-cell>
          <table:table-cell office:value-type="string">
            <text:p>Nirav Joshi 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708">
            <text:p>2708</text:p>
          </table:table-cell>
          <table:table-cell office:value-type="string">
            <text:p>WebTradeClient</text:p>
          </table:table-cell>
          <table:table-cell office:value-type="date" office:date-value="2012-12-21T23:48:35.407">
            <text:p>21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1699">
            <text:p>91699</text:p>
          </table:table-cell>
          <table:table-cell office:value-type="string">
            <text:p>Windows and Server Migration</text:p>
          </table:table-cell>
          <table:table-cell office:value-type="date" office:date-value="2015-02-11T10:20:23.287">
            <text:p>11 Feb 15</text:p>
          </table:table-cell>
          <table:table-cell office:value-type="string">
            <text:p>ZZZSarika Peddiram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0776">
            <text:p>80776</text:p>
          </table:table-cell>
          <table:table-cell office:value-type="string">
            <text:p>WritingFileOnRemoteServer_V4</text:p>
          </table:table-cell>
          <table:table-cell office:value-type="date" office:date-value="2014-09-29T07:59:03.853">
            <text:p>29 Sep 14</text:p>
          </table:table-cell>
          <table:table-cell office:value-type="string">
            <text:p>ZZZRavindra Wagh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1793">
            <text:p>91793</text:p>
          </table:table-cell>
          <table:table-cell office:value-type="string">
            <text:p>WsvcAOFUpload</text:p>
          </table:table-cell>
          <table:table-cell office:value-type="date" office:date-value="2023-12-08T13:09:34.853">
            <text:p>8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1625">
            <text:p>231625</text:p>
          </table:table-cell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3074">
            <text:p>233074</text:p>
          </table:table-cell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3307">
            <text:p>233307</text:p>
          </table:table-cell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3316">
            <text:p>233316</text:p>
          </table:table-cell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33075">
            <text:p>233075</text:p>
          </table:table-cell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4608">
            <text:p>134608</text:p>
          </table:table-cell>
          <table:table-cell office:value-type="string">
            <text:p>WsvcAOFUpload_Dev</text:p>
          </table:table-cell>
          <table:table-cell office:value-type="date" office:date-value="2018-01-24T13:01:28.85">
            <text:p>24 Jan 18</text:p>
          </table:table-cell>
          <table:table-cell office:value-type="string">
            <text:p>Shrikant Patta 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541">
            <text:p>3541</text:p>
          </table:table-cell>
          <table:table-cell office:value-type="string">
            <text:p>WWWROO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543">
            <text:p>3543</text:p>
          </table:table-cell>
          <table:table-cell office:value-type="string">
            <text:p>WWWROO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  <table:table-cell table:number-columns-repeated="1019"/>
        </table:table-row>
        <table:table-row table:style-name="ro1" table:number-rows-repeated="10481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Excel_20_Built-in_20_Normal"/>
        <table:table-column table:style-name="co6" table:default-cell-style-name="ce2"/>
        <table:table-column table:style-name="co5" table:default-cell-style-name="Excel_20_Built-in_20_Normal"/>
        <table:table-row table:style-name="ro2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0 - Backoffice_Reports_TC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Backoffice_Reports_TC_VS22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BackOfficeProcessExecution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BackofficeProcessExecution_V4_12c_Not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BackofficeReports_12c_NolinUse_Moved_to_64Bit_AnyCPU</text:p>
          </table:table-cell>
          <table:table-cell office:value-type="date" office:date-value="2023-06-09T10:54:39.3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BPTA_Not_In_Use</text:p>
          </table:table-cell>
          <table:table-cell office:value-type="date" office:date-value="2023-06-09T13:11:21.453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Client_Not_in_use</text:p>
          </table:table-cell>
          <table:table-cell office:value-type="date" office:date-value="2023-06-20T14:52:38.32">
            <text:p>20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Commission Module_Not_In_Use</text:p>
          </table:table-cell>
          <table:table-cell office:value-type="date" office:date-value="2023-06-20T14:49:36.117">
            <text:p>20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Commistar_Online_V4_NotInUse_Moved_to_64bit_AnyCPU</text:p>
          </table:table-cell>
          <table:table-cell office:value-type="date" office:date-value="2023-06-15T14:16:27.91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CommistarDotnet_Migrated_To_CommistarDotnet_V2</text:p>
          </table:table-cell>
          <table:table-cell office:value-type="date" office:date-value="2023-06-15T14:17:47.407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Contract Note_Not_In_Use</text:p>
          </table:table-cell>
          <table:table-cell office:value-type="date" office:date-value="2023-06-20T14:54:59.68">
            <text:p>20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0 - DirectMailer</text:p>
          </table:table-cell>
          <table:table-cell office:value-type="date" office:date-value="2023-06-12T06:40:49.067">
            <text:p>12 Jun 23</text:p>
          </table:table-cell>
          <table:table-cell office:value-type="string">
            <text:p>Nirav Joshi </text:p>
          </table:table-cell>
        </table:table-row>
        <table:table-row table:style-name="ro1">
          <table:table-cell table:style-name="Excel_20_Built-in_20_Normal"/>
          <table:table-cell office:value-type="string">
            <text:p>0 - PushCustEmailMobileToDP_ThruWebAPI_NotInUse_Moved_To_64Bit_AnyCPU</text:p>
          </table:table-cell>
          <table:table-cell office:value-type="date" office:date-value="2023-06-09T13:21:12.507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 table:style-name="Excel_20_Built-in_20_Normal"/>
          <table:table-cell office:value-type="string">
            <text:p>ADdata</text:p>
          </table:table-cell>
          <table:table-cell office:value-type="date" office:date-value="2014-07-31T05:21:41.883">
            <text:p>31 Jul 14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table:style-name="Excel_20_Built-in_20_Normal"/>
          <table:table-cell office:value-type="string">
            <text:p>Admin</text:p>
          </table:table-cell>
          <table:table-cell office:value-type="date" office:date-value="2015-08-26T05:49:54.72">
            <text:p>26 Aug 15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table:style-name="Excel_20_Built-in_20_Normal"/>
          <table:table-cell office:value-type="string">
            <text:p>AOF File Transfer_V4</text:p>
          </table:table-cell>
          <table:table-cell office:value-type="date" office:date-value="2020-08-18T09:47:06.213">
            <text:p>18 Aug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AOFDownload_64bit_AnyCPU</text:p>
          </table:table-cell>
          <table:table-cell office:value-type="date" office:date-value="2023-07-18">
            <text:p>18 Jul 23</text:p>
          </table:table-cell>
          <table:table-cell office:value-type="string">
            <text:p>Nivendita Karundekar</text:p>
          </table:table-cell>
        </table:table-row>
        <table:table-row table:style-name="ro1">
          <table:table-cell/>
          <table:table-cell office:value-type="string">
            <text:p>AofUpload</text:p>
          </table:table-cell>
          <table:table-cell office:value-type="date" office:date-value="2021-01-10T14:56:20.407">
            <text:p>10 Jan 21</text:p>
          </table:table-cell>
          <table:table-cell table:style-name="Default" office:value-type="string">
            <text:p>Shrikant Patta</text:p>
          </table:table-cell>
        </table:table-row>
        <table:table-row table:style-name="ro1">
          <table:table-cell/>
          <table:table-cell office:value-type="string">
            <text:p>AofUpload_64bit_AnyCPU</text:p>
          </table:table-cell>
          <table:table-cell office:value-type="date" office:date-value="2023-06-19T13:06:58.393">
            <text:p>19 Jun 23</text:p>
          </table:table-cell>
          <table:table-cell office:value-type="string">
            <text:p>Nirav Joshi </text:p>
          </table:table-cell>
        </table:table-row>
        <table:table-row table:style-name="ro1">
          <table:table-cell table:style-name="Excel_20_Built-in_20_Normal"/>
          <table:table-cell office:value-type="string">
            <text:p>Backoffice Process - Critical Queries</text:p>
          </table:table-cell>
          <table:table-cell office:value-type="date" office:date-value="2023-09-07T10:41:14.267">
            <text:p>7 Sep 23</text:p>
          </table:table-cell>
          <table:table-cell office:value-type="string">
            <text:p>Shrikant Patta </text:p>
          </table:table-cell>
        </table:table-row>
        <table:table-row table:style-name="ro1">
          <table:table-cell table:style-name="Excel_20_Built-in_20_Normal"/>
          <table:table-cell office:value-type="string">
            <text:p>BackOffice Reports .Net</text:p>
          </table:table-cell>
          <table:table-cell office:value-type="date" office:date-value="2012-12-24T15:55:22.627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style-name="Excel_20_Built-in_20_Normal"/>
          <table:table-cell office:value-type="string">
            <text:p>Backoffice Utilities</text:p>
          </table:table-cell>
          <table:table-cell office:value-type="date" office:date-value="2012-12-24T02:13:27.42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Backoffice_Reports_T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BackofficeProcessExecution_V4_12c</text:p>
          </table:table-cell>
          <table:table-cell office:value-type="date" office:date-value="2023-06-09T09:53:06.547">
            <text:p>9 Jun 23</text:p>
          </table:table-cell>
          <table:table-cell table:style-name="Default" office:value-type="string">
            <text:p>Prerna Narvekar</text:p>
          </table:table-cell>
        </table:table-row>
        <table:table-row table:style-name="ro1">
          <table:table-cell/>
          <table:table-cell office:value-type="string">
            <text:p>BackofficeProcessExecution_V4_12c_64bit_AnyCPU</text:p>
          </table:table-cell>
          <table:table-cell office:value-type="date" office:date-value="2023-09-06T10:36:11.813">
            <text:p>6 Sep 23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BackofficeProcessStarter</text:p>
          </table:table-cell>
          <table:table-cell office:value-type="date" office:date-value="2016-11-02T03:40:13.58">
            <text:p>2 Nov 16</text:p>
          </table:table-cell>
          <table:table-cell office:value-type="string">
            <text:p>ZZZYuvaraj Mane</text:p>
          </table:table-cell>
        </table:table-row>
        <table:table-row table:style-name="ro1">
          <table:table-cell/>
          <table:table-cell office:value-type="string">
            <text:p>BackofficeReports_64Bit_AnyCPU</text:p>
          </table:table-cell>
          <table:table-cell office:value-type="date" office:date-value="2023-10-10T15:58:20.86">
            <text:p>10 Oct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BPTA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BPTA_V4_12c</text:p>
          </table:table-cell>
          <table:table-cell office:value-type="date" office:date-value="2023-06-15T06:21:44.863">
            <text:p>15 Jun 23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BPTA_V4_12c_64bit_AnyCPU</text:p>
          </table:table-cell>
          <table:table-cell office:value-type="date" office:date-value="2024-01-05T12:20:43.403">
            <text:p>5 Jan 24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CDX</text:p>
          </table:table-cell>
          <table:table-cell office:value-type="date" office:date-value="2022-09-27T13:36:47.97">
            <text:p>27 Sep 22</text:p>
          </table:table-cell>
          <table:table-cell table:style-name="Default" office:value-type="string">
            <text:p>Prerna Narvekar</text:p>
          </table:table-cell>
        </table:table-row>
        <table:table-row table:style-name="ro1">
          <table:table-cell/>
          <table:table-cell office:value-type="string">
            <text:p>CDX_V4</text:p>
          </table:table-cell>
          <table:table-cell office:value-type="date" office:date-value="2019-06-25T10:15:41.6">
            <text:p>25 Jun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CDX_V4_12c</text:p>
          </table:table-cell>
          <table:table-cell office:value-type="date" office:date-value="2023-05-03">
            <text:p>3 May 23</text:p>
          </table:table-cell>
          <table:table-cell office:value-type="string">
            <text:p>Nivendita Karundekar</text:p>
          </table:table-cell>
        </table:table-row>
        <table:table-row table:style-name="ro1">
          <table:table-cell/>
          <table:table-cell office:value-type="string">
            <text:p>CDX_V4_12c_64bit_AnyCPU</text:p>
          </table:table-cell>
          <table:table-cell office:value-type="date" office:date-value="2023-06-20T14:26:50.09">
            <text:p>20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Commistar_Online_V4_64bit_AnyCPU</text:p>
          </table:table-cell>
          <table:table-cell office:value-type="date" office:date-value="2023-06-15T10:38:31.243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CommistarDotNet_V4</text:p>
          </table:table-cell>
          <table:table-cell office:value-type="date" office:date-value="2019-03-25T13:39:27.427">
            <text:p>25 Mar 19</text:p>
          </table:table-cell>
          <table:table-cell table:style-name="Default" office:value-type="string">
            <text:p>ZZZNamrata Shirodkar</text:p>
          </table:table-cell>
        </table:table-row>
        <table:table-row table:style-name="ro1">
          <table:table-cell/>
          <table:table-cell office:value-type="string">
            <text:p>CommistarDotNet_V4_64bit_AnyCPU</text:p>
          </table:table-cell>
          <table:table-cell office:value-type="date" office:date-value="2023-06-15T10:45:54.853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Commodities Market</text:p>
          </table:table-cell>
          <table:table-cell office:value-type="date" office:date-value="2019-02-07T12:45:52.28">
            <text:p>7 Feb 19</text:p>
          </table:table-cell>
          <table:table-cell office:value-type="string">
            <text:p>ZZZDeepak Namdeo</text:p>
          </table:table-cell>
        </table:table-row>
        <table:table-row table:style-name="ro1">
          <table:table-cell/>
          <table:table-cell office:value-type="string">
            <text:p>CommoditiesMarket_12c</text:p>
          </table:table-cell>
          <table:table-cell office:value-type="date" office:date-value="2023-06-16T07:46:18.897">
            <text:p>16 Jun 23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CommoditiesMarket_12c_64bit_AnyCPU</text:p>
          </table:table-cell>
          <table:table-cell office:value-type="date" office:date-value="2023-06-09T15:21:14.94">
            <text:p>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ConfigManager_64bit_AnyCPU</text:p>
          </table:table-cell>
          <table:table-cell office:value-type="date" office:date-value="2023-06-15T16:12:35.673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ConfigManager_Not_In_Use</text:p>
          </table:table-cell>
          <table:table-cell office:value-type="date" office:date-value="2023-11-27T04:37:24.64">
            <text:p>27 Nov 23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ConfigManagerProjects_V4</text:p>
          </table:table-cell>
          <table:table-cell office:value-type="date" office:date-value="2019-07-25T06:03:14.253">
            <text:p>25 Jul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CR_Checklist</text:p>
          </table:table-cell>
          <table:table-cell office:value-type="date" office:date-value="2021-07-08T14:09:12.843">
            <text:p>8 Jul 21</text:p>
          </table:table-cell>
          <table:table-cell office:value-type="string">
            <text:p>ZZZYograj Varsolkar </text:p>
          </table:table-cell>
        </table:table-row>
        <table:table-row table:style-name="ro1">
          <table:table-cell/>
          <table:table-cell table:style-name="Default" office:value-type="string">
            <text:p>DAL</text:p>
          </table:table-cell>
          <table:table-cell office:value-type="date" office:date-value="2020-11-26T07:32:50.737">
            <text:p>26 Nov 20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DAL_12c</text:p>
          </table:table-cell>
          <table:table-cell office:value-type="date" office:date-value="2019-07-12T06:39:56.387">
            <text:p>12 Jul 19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DAL_NEW_64bit</text:p>
          </table:table-cell>
          <table:table-cell office:value-type="date" office:date-value="2023-02-28T08:32:14.553">
            <text:p>28 Feb 23</text:p>
          </table:table-cell>
          <table:table-cell table:style-name="Default"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DAL_NEW_64bit_AnyCPU</text:p>
          </table:table-cell>
          <table:table-cell office:value-type="date" office:date-value="2023-08-10T10:29:43.863">
            <text:p>10 Aug 23</text:p>
          </table:table-cell>
          <table:table-cell office:value-type="string">
            <text:p>Prerna Narvekar </text:p>
          </table:table-cell>
        </table:table-row>
        <table:table-row table:style-name="ro1">
          <table:table-cell/>
          <table:table-cell office:value-type="string">
            <text:p>Delete_Unused_Files</text:p>
          </table:table-cell>
          <table:table-cell office:value-type="date" office:date-value="2019-01-17T15:13:55.12">
            <text:p>17 Jan 19</text:p>
          </table:table-cell>
          <table:table-cell office:value-type="string">
            <text:p>ZZZPanchdevkumar Kushwaha</text:p>
          </table:table-cell>
        </table:table-row>
        <table:table-row table:style-name="ro1">
          <table:table-cell/>
          <table:table-cell office:value-type="string">
            <text:p>DirectMailer_64bit_AnyCPU</text:p>
          </table:table-cell>
          <table:table-cell office:value-type="date" office:date-value="2023-06-19T13:18:20.45">
            <text:p>1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Dotnet4Utilities</text:p>
          </table:table-cell>
          <table:table-cell office:value-type="date" office:date-value="2017-02-06T06:23:17.69">
            <text:p>6 Feb 17</text:p>
          </table:table-cell>
          <table:table-cell office:value-type="string">
            <text:p>ZZZParesh Godambe </text:p>
          </table:table-cell>
        </table:table-row>
        <table:table-row table:style-name="ro1">
          <table:table-cell/>
          <table:table-cell office:value-type="string">
            <text:p>DotNetConsole</text:p>
          </table:table-cell>
          <table:table-cell office:value-type="date" office:date-value="2023-05-03">
            <text:p>3 May 23</text:p>
          </table:table-cell>
          <table:table-cell table:style-name="Default" office:value-type="string">
            <text:p>Nivendita Karundekar</text:p>
          </table:table-cell>
        </table:table-row>
        <table:table-row table:style-name="ro1">
          <table:table-cell/>
          <table:table-cell office:value-type="string">
            <text:p>DotNetConsole_12c</text:p>
          </table:table-cell>
          <table:table-cell office:value-type="date" office:date-value="2022-05-24T12:36:57.127">
            <text:p>24 May 22</text:p>
          </table:table-cell>
          <table:table-cell table:style-name="Default" office:value-type="string">
            <text:p>Mayur Gomatiwale</text:p>
          </table:table-cell>
        </table:table-row>
        <table:table-row table:style-name="ro1">
          <table:table-cell/>
          <table:table-cell office:value-type="string">
            <text:p>DotNetConsole_12c_64bit_AnyCPU</text:p>
          </table:table-cell>
          <table:table-cell office:value-type="date" office:date-value="2023-06-15T16:45:38.377">
            <text:p>15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DR Details</text:p>
          </table:table-cell>
          <table:table-cell office:value-type="date" office:date-value="2018-10-11T06:57:23.19">
            <text:p>11 Oct 18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EBA Architecture</text:p>
          </table:table-cell>
          <table:table-cell office:value-type="date" office:date-value="2012-12-22T15:54:15.64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EBADOTNET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EBAP</text:p>
          </table:table-cell>
          <table:table-cell office:value-type="date" office:date-value="2013-07-10T08:44:21.57">
            <text:p>10 Jul 13</text:p>
          </table:table-cell>
          <table:table-cell office:value-type="string">
            <text:p>ZZZRavindra Wagh</text:p>
          </table:table-cell>
        </table:table-row>
        <table:table-row table:style-name="ro1">
          <table:table-cell/>
          <table:table-cell office:value-type="string">
            <text:p>Elocker</text:p>
          </table:table-cell>
          <table:table-cell office:value-type="date" office:date-value="2015-12-03T10:26:37.41">
            <text:p>3 Dec 15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FDFormPrinting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FDFormPrinting_V4</text:p>
          </table:table-cell>
          <table:table-cell office:value-type="date" office:date-value="2017-12-29T09:10:18.643">
            <text:p>29 Dec 17</text:p>
          </table:table-cell>
          <table:table-cell office:value-type="string">
            <text:p>ZZZArvind Singh</text:p>
          </table:table-cell>
        </table:table-row>
        <table:table-row table:style-name="ro1">
          <table:table-cell/>
          <table:table-cell office:value-type="string">
            <text:p>FileCopyApplication</text:p>
          </table:table-cell>
          <table:table-cell office:value-type="date" office:date-value="2012-12-25T00:03:29.55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FileHandlingUtility_64bit_AnyCPU</text:p>
          </table:table-cell>
          <table:table-cell office:value-type="date" office:date-value="2023-08-21T10:59:45.31">
            <text:p>21 Aug 23</text:p>
          </table:table-cell>
          <table:table-cell office:value-type="string">
            <text:p>Shrikant Patta </text:p>
          </table:table-cell>
        </table:table-row>
        <table:table-row table:style-name="ro1">
          <table:table-cell/>
          <table:table-cell office:value-type="string">
            <text:p>FindQueryInCrystalReports</text:p>
          </table:table-cell>
          <table:table-cell office:value-type="date" office:date-value="2022-06-23T13:22:38.06">
            <text:p>23 Jun 22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FNOBackOffice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FNOProcessConsole</text:p>
          </table:table-cell>
          <table:table-cell office:value-type="date" office:date-value="2016-01-29T06:08:34.45">
            <text:p>29 Jan 16</text:p>
          </table:table-cell>
          <table:table-cell office:value-type="string">
            <text:p>ZZZPooran Niranjan</text:p>
          </table:table-cell>
        </table:table-row>
        <table:table-row table:style-name="ro1">
          <table:table-cell/>
          <table:table-cell office:value-type="string">
            <text:p>Futures_Options_V4</text:p>
          </table:table-cell>
          <table:table-cell office:value-type="date" office:date-value="2020-08-18T09:55:58.493">
            <text:p>18 Aug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GetTuxConnection</text:p>
          </table:table-cell>
          <table:table-cell office:value-type="date" office:date-value="2019-02-14T11:05:50.937">
            <text:p>14 Feb 19</text:p>
          </table:table-cell>
          <table:table-cell office:value-type="string">
            <text:p>ZZZSagar Lawand</text:p>
          </table:table-cell>
        </table:table-row>
        <table:table-row table:style-name="ro1">
          <table:table-cell/>
          <table:table-cell office:value-type="string">
            <text:p>HONOURSCLIENT</text:p>
          </table:table-cell>
          <table:table-cell office:value-type="date" office:date-value="2012-12-22T01:20:04.60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HonoursComponent</text:p>
          </table:table-cell>
          <table:table-cell office:value-type="date" office:date-value="2012-12-22T01:45:15.8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HonoursExe</text:p>
          </table:table-cell>
          <table:table-cell office:value-type="date" office:date-value="2015-10-27T09:23:51.6">
            <text:p>27 Oct 15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IBANKSMSPULLSERVICE</text:p>
          </table:table-cell>
          <table:table-cell office:value-type="date" office:date-value="2012-12-22T06:24:13.39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BM migration</text:p>
          </table:table-cell>
          <table:table-cell office:value-type="date" office:date-value="2012-12-22T14:41:49.4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BM_LIVECOPY</text:p>
          </table:table-cell>
          <table:table-cell office:value-type="date" office:date-value="2014-10-01T10:08:28.307">
            <text:p>1 Oct 14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ICISCityStateSync</text:p>
          </table:table-cell>
          <table:table-cell office:value-type="date" office:date-value="2012-12-23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DocSplitter</text:p>
          </table:table-cell>
          <table:table-cell office:value-type="date" office:date-value="2016-07-18T04:52:33.527">
            <text:p>18 Jul 16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ImpFormats</text:p>
          </table:table-cell>
          <table:table-cell office:value-type="date" office:date-value="2019-08-12T10:46:22.407">
            <text:p>12 Aug 19</text:p>
          </table:table-cell>
          <table:table-cell office:value-type="string">
            <text:p>ZZZSohil Sanghvi</text:p>
          </table:table-cell>
        </table:table-row>
        <table:table-row table:style-name="ro1">
          <table:table-cell/>
          <table:table-cell office:value-type="string">
            <text:p>IncrementalAddressDtlsToDP</text:p>
          </table:table-cell>
          <table:table-cell office:value-type="date" office:date-value="2013-11-25T06:01:54.48">
            <text:p>25 Nov 13</text:p>
          </table:table-cell>
          <table:table-cell office:value-type="string">
            <text:p>ZZZRupali Chaudhari</text:p>
          </table:table-cell>
        </table:table-row>
        <table:table-row table:style-name="ro1">
          <table:table-cell/>
          <table:table-cell office:value-type="string">
            <text:p>IncrementalAddressDtlsToDP_V4</text:p>
          </table:table-cell>
          <table:table-cell office:value-type="date" office:date-value="2018-11-22T05:06:11.653">
            <text:p>22 Nov 18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Infopool SA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nfopool_Rapid</text:p>
          </table:table-cell>
          <table:table-cell office:value-type="date" office:date-value="2012-12-24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NFOPOOL.NET</text:p>
          </table:table-cell>
          <table:table-cell office:value-type="date" office:date-value="2012-12-24T13:44:54.653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NFOPOOLDEV_V4.NET_12c</text:p>
          </table:table-cell>
          <table:table-cell office:value-type="date" office:date-value="2023-08-08T06:18:40.733">
            <text:p>8 Aug 23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INFOPOOLDEV_V4.NET_12c_64bit_AnyCPU</text:p>
          </table:table-cell>
          <table:table-cell office:value-type="date" office:date-value="2024-01-12T07:49:03.66">
            <text:p>12 Jan 24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INFOPOOLDEV.NET</text:p>
          </table:table-cell>
          <table:table-cell office:value-type="date" office:date-value="2019-02-14T13:29:15.19">
            <text:p>14 Feb 19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ISECAlumni</text:p>
          </table:table-cell>
          <table:table-cell office:value-type="date" office:date-value="2017-04-13T14:01:12.59">
            <text:p>13 Apr 17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IsgDesktopClient</text:p>
          </table:table-cell>
          <table:table-cell office:value-type="date" office:date-value="2012-12-22T06:47:00.7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SGDispenser</text:p>
          </table:table-cell>
          <table:table-cell office:value-type="date" office:date-value="2013-01-14T15:43:20.05">
            <text:p>14 Jan 13</text:p>
          </table:table-cell>
          <table:table-cell office:value-type="string">
            <text:p>ZZZHarish Devadiga</text:p>
          </table:table-cell>
        </table:table-row>
        <table:table-row table:style-name="ro1">
          <table:table-cell/>
          <table:table-cell office:value-type="string">
            <text:p>ISGDispenserLib</text:p>
          </table:table-cell>
          <table:table-cell office:value-type="date" office:date-value="2012-12-22T07:21:57.2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SGDocs</text:p>
          </table:table-cell>
          <table:table-cell office:value-type="date" office:date-value="2012-12-22T07:31:19.1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SGServerLib</text:p>
          </table:table-cell>
          <table:table-cell office:value-type="date" office:date-value="2012-12-22T06:47:14.6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ISGSERVICE</text:p>
          </table:table-cell>
          <table:table-cell office:value-type="date" office:date-value="2012-12-22T06:24:12.3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Jolt_To_SALT_migration</text:p>
          </table:table-cell>
          <table:table-cell office:value-type="date" office:date-value="2012-12-24T23:29:08.25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Log Sheet Automation</text:p>
          </table:table-cell>
          <table:table-cell office:value-type="date" office:date-value="2017-02-06T06:23:17.69">
            <text:p>6 Feb 17</text:p>
          </table:table-cell>
          <table:table-cell office:value-type="string">
            <text:p>ZZZParesh Godambe</text:p>
          </table:table-cell>
        </table:table-row>
        <table:table-row table:style-name="ro1">
          <table:table-cell/>
          <table:table-cell office:value-type="string">
            <text:p>MF_Transaction_Download</text:p>
          </table:table-cell>
          <table:table-cell office:value-type="date" office:date-value="2014-07-31T11:50:02.97">
            <text:p>31 Jul 14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MF_Transaction_Download_V4</text:p>
          </table:table-cell>
          <table:table-cell office:value-type="date" office:date-value="2019-02-21T13:09:46.403">
            <text:p>21 Feb 19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MIS Archive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MobileBankingApplication</text:p>
          </table:table-cell>
          <table:table-cell office:value-type="date" office:date-value="2012-12-22T10:33:33.69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MongoDBTest</text:p>
          </table:table-cell>
          <table:table-cell office:value-type="date" office:date-value="2021-10-26T12:07:13.64">
            <text:p>26 Oct 21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Mutual Fund_V4.NET</text:p>
          </table:table-cell>
          <table:table-cell office:value-type="date" office:date-value="2019-06-11T12:43:27.32">
            <text:p>11 Jun 19</text:p>
          </table:table-cell>
          <table:table-cell office:value-type="string">
            <text:p>Aamir Momin </text:p>
          </table:table-cell>
        </table:table-row>
        <table:table-row table:style-name="ro1">
          <table:table-cell/>
          <table:table-cell office:value-type="string">
            <text:p>Mutual Fund.NET</text:p>
          </table:table-cell>
          <table:table-cell office:value-type="date" office:date-value="2013-07-11T06:10:41.62">
            <text:p>11 Jul 13</text:p>
          </table:table-cell>
          <table:table-cell office:value-type="string">
            <text:p>ZZZPrasad Tari</text:p>
          </table:table-cell>
        </table:table-row>
        <table:table-row table:style-name="ro1">
          <table:table-cell/>
          <table:table-cell office:value-type="string">
            <text:p>NAssortedProjects</text:p>
          </table:table-cell>
          <table:table-cell office:value-type="date" office:date-value="2019-07-04T12:46:30.833">
            <text:p>4 Jul 19</text:p>
          </table:table-cell>
          <table:table-cell office:value-type="string">
            <text:p>ZZZPravin Betkar</text:p>
          </table:table-cell>
        </table:table-row>
        <table:table-row table:style-name="ro1">
          <table:table-cell/>
          <table:table-cell office:value-type="string">
            <text:p>NAssortedProjects_12c</text:p>
          </table:table-cell>
          <table:table-cell office:value-type="date" office:date-value="2023-06-09T09:53:06.547">
            <text:p>9 Jun 23</text:p>
          </table:table-cell>
          <table:table-cell office:value-type="string">
            <text:p>Prerna Narvekar</text:p>
          </table:table-cell>
        </table:table-row>
        <table:table-row table:style-name="ro1">
          <table:table-cell/>
          <table:table-cell office:value-type="string">
            <text:p>NAssortedProjects_12c_64bit_AnyCPU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NBO</text:p>
          </table:table-cell>
          <table:table-cell office:value-type="date" office:date-value="2013-01-24T09:04:19.48">
            <text:p>24 Jan 13</text:p>
          </table:table-cell>
          <table:table-cell office:value-type="string">
            <text:p>ZZZDheeraj Bande </text:p>
          </table:table-cell>
        </table:table-row>
        <table:table-row table:style-name="ro1">
          <table:table-cell/>
          <table:table-cell office:value-type="string">
            <text:p>NOAO_V4</text:p>
          </table:table-cell>
          <table:table-cell office:value-type="date" office:date-value="2019-05-17T14:10:29.127">
            <text:p>17 May 19</text:p>
          </table:table-cell>
          <table:table-cell table:style-name="Default"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NOAO_V4_12c</text:p>
          </table:table-cell>
          <table:table-cell office:value-type="date" office:date-value="2023-06-09T09:53:06.547">
            <text:p>9 Jun 23</text:p>
          </table:table-cell>
          <table:table-cell table:style-name="Default" office:value-type="string">
            <text:p>Prerna Narvekar</text:p>
          </table:table-cell>
        </table:table-row>
        <table:table-row table:style-name="ro1">
          <table:table-cell/>
          <table:table-cell office:value-type="string">
            <text:p>NOAO_V4_12c_64bit_AnyCPU</text:p>
          </table:table-cell>
          <table:table-cell office:value-type="date" office:date-value="2023-09-29T06:21:43.38">
            <text:p>29 Sep 23</text:p>
          </table:table-cell>
          <table:table-cell office:value-type="string">
            <text:p>Shrikant Patta </text:p>
          </table:table-cell>
        </table:table-row>
        <table:table-row table:style-name="ro1">
          <table:table-cell/>
          <table:table-cell office:value-type="string">
            <text:p>NOAO.NET</text:p>
          </table:table-cell>
          <table:table-cell office:value-type="date" office:date-value="2013-01-14T15:33:49.3">
            <text:p>14 Jan 13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NON POA Image Documents Movement</text:p>
          </table:table-cell>
          <table:table-cell office:value-type="date" office:date-value="2021-01-19T07:41:12.617">
            <text:p>19 Jan 21</text:p>
          </table:table-cell>
          <table:table-cell office:value-type="string">
            <text:p>ZZZMachindra Khating </text:p>
          </table:table-cell>
        </table:table-row>
        <table:table-row table:style-name="ro1">
          <table:table-cell/>
          <table:table-cell office:value-type="string">
            <text:p>NRIOAO.NET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NSE_Bulk_Download</text:p>
          </table:table-cell>
          <table:table-cell office:value-type="date" office:date-value="2017-07-31T06:52:04.037">
            <text:p>31 Jul 17</text:p>
          </table:table-cell>
          <table:table-cell office:value-type="string">
            <text:p>Chintan Kapoor </text:p>
          </table:table-cell>
        </table:table-row>
        <table:table-row table:style-name="ro1">
          <table:table-cell/>
          <table:table-cell office:value-type="string">
            <text:p>Obj_Storage_for_Upld_and_Dwld_Temp_NC</text:p>
          </table:table-cell>
          <table:table-cell office:value-type="date" office:date-value="2017-08-23T12:18:21.357">
            <text:p>23 Aug 17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Onetime_PANImage_extract_Temp_SS</text:p>
          </table:table-cell>
          <table:table-cell office:value-type="date" office:date-value="2019-10-09T09:51:58.793">
            <text:p>9 Oct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Oracle_Scripts</text:p>
          </table:table-cell>
          <table:table-cell office:value-type="date" office:date-value="2024-01-05T14:28:56.13">
            <text:p>5 Jan 24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OracleTestProject</text:p>
          </table:table-cell>
          <table:table-cell office:value-type="date" office:date-value="2019-03-26T12:02:38.84">
            <text:p>26 Mar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POLLING NEW</text:p>
          </table:table-cell>
          <table:table-cell office:value-type="date" office:date-value="2013-07-01T10:28:36.06">
            <text:p>1 Jul 13</text:p>
          </table:table-cell>
          <table:table-cell office:value-type="string">
            <text:p>ZZZDheeraj Bande </text:p>
          </table:table-cell>
        </table:table-row>
        <table:table-row table:style-name="ro1">
          <table:table-cell/>
          <table:table-cell office:value-type="string">
            <text:p>POLLING_V4</text:p>
          </table:table-cell>
          <table:table-cell office:value-type="date" office:date-value="2017-12-28T06:53:49.433">
            <text:p>28 Dec 17</text:p>
          </table:table-cell>
          <table:table-cell office:value-type="string">
            <text:p>Shrikant Patta </text:p>
          </table:table-cell>
        </table:table-row>
        <table:table-row table:style-name="ro1">
          <table:table-cell/>
          <table:table-cell office:value-type="string">
            <text:p>PRINTPOSTXPDF</text:p>
          </table:table-cell>
          <table:table-cell office:value-type="date" office:date-value="2012-12-22T14:13:53.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Prj_Object_Storage</text:p>
          </table:table-cell>
          <table:table-cell office:value-type="date" office:date-value="2017-08-01T04:06:14.403">
            <text:p>1 Aug 17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ProcessConsole</text:p>
          </table:table-cell>
          <table:table-cell office:value-type="date" office:date-value="2015-04-07T07:20:30.367">
            <text:p>7 Apr 15</text:p>
          </table:table-cell>
          <table:table-cell office:value-type="string">
            <text:p>ZZZHarish Devadiga</text:p>
          </table:table-cell>
        </table:table-row>
        <table:table-row table:style-name="ro1">
          <table:table-cell/>
          <table:table-cell office:value-type="string">
            <text:p>PROJECT</text:p>
          </table:table-cell>
          <table:table-cell office:value-type="date" office:date-value="2012-12-22T06:26:11.5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Project Tracker</text:p>
          </table:table-cell>
          <table:table-cell office:value-type="date" office:date-value="2019-05-31T11:54:48.697">
            <text:p>31 May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PROJECTS</text:p>
          </table:table-cell>
          <table:table-cell office:value-type="date" office:date-value="2012-12-22T12:15:57.69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ProjectsActivityTracker</text:p>
          </table:table-cell>
          <table:table-cell office:value-type="date" office:date-value="2019-02-18T13:02:38.62">
            <text:p>18 Feb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PushCustEmailMobileToDP_ThruWebAPI_64bit_AnyCPU</text:p>
          </table:table-cell>
          <table:table-cell office:value-type="date" office:date-value="2023-09-26T12:55:44.71">
            <text:p>26 Sep 23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PWDManagementASSORTEDPROJECTS</text:p>
          </table:table-cell>
          <table:table-cell office:value-type="date" office:date-value="2018-10-31T09:24:50.427">
            <text:p>31 Oct 18</text:p>
          </table:table-cell>
          <table:table-cell office:value-type="string">
            <text:p>ZZZGayatri Puralkar</text:p>
          </table:table-cell>
        </table:table-row>
        <table:table-row table:style-name="ro1">
          <table:table-cell/>
          <table:table-cell office:value-type="string">
            <text:p>PWDManagementASSORTEDPROJECTS_64bit_AnyCPU</text:p>
          </table:table-cell>
          <table:table-cell office:value-type="date" office:date-value="2023-07-07T12:04:19.937">
            <text:p>7 Jul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PWDManagementATS_V4</text:p>
          </table:table-cell>
          <table:table-cell office:value-type="date" office:date-value="2018-10-31T13:56:51.69">
            <text:p>31 Oct 18</text:p>
          </table:table-cell>
          <table:table-cell office:value-type="string">
            <text:p>Chintan Kapoor </text:p>
          </table:table-cell>
        </table:table-row>
        <table:table-row table:style-name="ro1">
          <table:table-cell/>
          <table:table-cell office:value-type="string">
            <text:p>PWDManagementBACKOFFICEREPORTS</text:p>
          </table:table-cell>
          <table:table-cell office:value-type="date" office:date-value="2020-08-18T05:55:22.65">
            <text:p>18 Aug 20</text:p>
          </table:table-cell>
          <table:table-cell office:value-type="string">
            <text:p>Shrikant Patta</text:p>
          </table:table-cell>
        </table:table-row>
        <table:table-row table:style-name="ro1">
          <table:table-cell/>
          <table:table-cell office:value-type="string">
            <text:p>PWDManagementBACKOFFICEREPORTS_64bit_AnyCPU</text:p>
          </table:table-cell>
          <table:table-cell office:value-type="date" office:date-value="2023-07-07T12:21:38.413">
            <text:p>7 Jul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PWDManagementBPTA_V4_64bit_AnyCPU</text:p>
          </table:table-cell>
          <table:table-cell office:value-type="date" office:date-value="2023-07-07T12:41:11.357">
            <text:p>7 Jul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PWDManagementCDX_V4_64bit_AnyCPU</text:p>
          </table:table-cell>
          <table:table-cell office:value-type="date" office:date-value="2023-07-07T12:58:10.52">
            <text:p>7 Jul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PWDManagementEBAREPORTS</text:p>
          </table:table-cell>
          <table:table-cell office:value-type="date" office:date-value="2018-10-31T08:12:49.39">
            <text:p>31 Oct 18</text:p>
          </table:table-cell>
          <table:table-cell office:value-type="string">
            <text:p>ZZZGaurav Barhate </text:p>
          </table:table-cell>
        </table:table-row>
        <table:table-row table:style-name="ro1">
          <table:table-cell/>
          <table:table-cell office:value-type="string">
            <text:p>PWDManagementFNOBACKOFFICE</text:p>
          </table:table-cell>
          <table:table-cell office:value-type="date" office:date-value="2018-11-01T14:45:51.727">
            <text:p>1 Nov 18</text:p>
          </table:table-cell>
          <table:table-cell office:value-type="string">
            <text:p>ZZZPanchdevkumar Kushwaha</text:p>
          </table:table-cell>
        </table:table-row>
        <table:table-row table:style-name="ro1">
          <table:table-cell/>
          <table:table-cell office:value-type="string">
            <text:p>PWDManagementICIS_V4</text:p>
          </table:table-cell>
          <table:table-cell office:value-type="date" office:date-value="2020-08-18T06:03:27.417">
            <text:p>18 Aug 20</text:p>
          </table:table-cell>
          <table:table-cell office:value-type="string">
            <text:p>Shrikant Patta</text:p>
          </table:table-cell>
        </table:table-row>
        <table:table-row table:style-name="ro1">
          <table:table-cell/>
          <table:table-cell office:value-type="string">
            <text:p>PWDManagementICIS_V4_64bit_AnyCPU</text:p>
          </table:table-cell>
          <table:table-cell office:value-type="date" office:date-value="2023-07-07T13:11:19.527">
            <text:p>7 Jul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SALT_IMPLEMENTATION</text:p>
          </table:table-cell>
          <table:table-cell office:value-type="date" office:date-value="2014-04-25T02:52:00.67">
            <text:p>25 Apr 14</text:p>
          </table:table-cell>
          <table:table-cell office:value-type="string">
            <text:p>ZZZRavindra Wagh</text:p>
          </table:table-cell>
        </table:table-row>
        <table:table-row table:style-name="ro1">
          <table:table-cell/>
          <table:table-cell office:value-type="string">
            <text:p>scanAOF</text:p>
          </table:table-cell>
          <table:table-cell office:value-type="date" office:date-value="2021-09-20T12:19:46.8">
            <text:p>20 Sep 21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SMSapp</text:p>
          </table:table-cell>
          <table:table-cell office:value-type="date" office:date-value="2013-09-19T10:32:27.157">
            <text:p>19 Sep 13</text:p>
          </table:table-cell>
          <table:table-cell office:value-type="string">
            <text:p>ZZZRavindra Wagh</text:p>
          </table:table-cell>
        </table:table-row>
        <table:table-row table:style-name="ro1">
          <table:table-cell/>
          <table:table-cell office:value-type="string">
            <text:p>SMSApp_V4</text:p>
          </table:table-cell>
          <table:table-cell office:value-type="date" office:date-value="2017-07-11T06:24:31.987">
            <text:p>11 Jul 17</text:p>
          </table:table-cell>
          <table:table-cell office:value-type="string">
            <text:p>Aamir Momin </text:p>
          </table:table-cell>
        </table:table-row>
        <table:table-row table:style-name="ro1">
          <table:table-cell/>
          <table:table-cell office:value-type="string">
            <text:p>SMSLeadApp</text:p>
          </table:table-cell>
          <table:table-cell office:value-type="date" office:date-value="2012-12-22T03:30:48.02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MSMIS</text:p>
          </table:table-cell>
          <table:table-cell office:value-type="date" office:date-value="2012-12-22T10:45:27.2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MSMIS24052005</text:p>
          </table:table-cell>
          <table:table-cell office:value-type="date" office:date-value="2012-12-22T06:09:27.32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MSMISOrig</text:p>
          </table:table-cell>
          <table:table-cell office:value-type="date" office:date-value="2012-12-22T02:19:50.2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RMDATAPUSHSERVICE</text:p>
          </table:table-cell>
          <table:table-cell office:value-type="date" office:date-value="2012-12-24T18:27:51.583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RMDATAPUSHSERVICE_V4</text:p>
          </table:table-cell>
          <table:table-cell office:value-type="date" office:date-value="2014-11-07T07:20:51.383">
            <text:p>7 Nov 14</text:p>
          </table:table-cell>
          <table:table-cell office:value-type="string">
            <text:p>ZZZRavi Chandra EXT TECH ISEC L-PAREL</text:p>
          </table:table-cell>
        </table:table-row>
        <table:table-row table:style-name="ro1">
          <table:table-cell/>
          <table:table-cell office:value-type="string">
            <text:p>STATEPUSHTOMatchCashDer_Temp_WebApp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tatePushToMatchCashDerService</text:p>
          </table:table-cell>
          <table:table-cell office:value-type="date" office:date-value="2012-12-23T07:32:53.843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svcADdata</text:p>
          </table:table-cell>
          <table:table-cell office:value-type="date" office:date-value="2022-08-02T13:59:36.567">
            <text:p>2 Aug 22</text:p>
          </table:table-cell>
          <table:table-cell office:value-type="string">
            <text:p>Tushar Pawar </text:p>
          </table:table-cell>
        </table:table-row>
        <table:table-row table:style-name="ro1">
          <table:table-cell/>
          <table:table-cell office:value-type="string">
            <text:p>svcADdata_64bit_AnyCPU</text:p>
          </table:table-cell>
          <table:table-cell office:value-type="date" office:date-value="2023-06-19T13:26:15.76">
            <text:p>1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TechnoSurvey</text:p>
          </table:table-cell>
          <table:table-cell office:value-type="date" office:date-value="2012-12-25T01:52:29.48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TrackerAppInfo</text:p>
          </table:table-cell>
          <table:table-cell office:value-type="date" office:date-value="2013-12-17T05:16:09.833">
            <text:p>17 Dec 13</text:p>
          </table:table-cell>
          <table:table-cell office:value-type="string">
            <text:p>ZZZRupali Chaudhari</text:p>
          </table:table-cell>
        </table:table-row>
        <table:table-row table:style-name="ro1">
          <table:table-cell/>
          <table:table-cell office:value-type="string">
            <text:p>TrackerAppInfo_V4</text:p>
          </table:table-cell>
          <table:table-cell office:value-type="date" office:date-value="2018-04-11T10:12:11.613">
            <text:p>11 Apr 18</text:p>
          </table:table-cell>
          <table:table-cell office:value-type="string">
            <text:p>Aamir Momin </text:p>
          </table:table-cell>
        </table:table-row>
        <table:table-row table:style-name="ro1">
          <table:table-cell/>
          <table:table-cell office:value-type="string">
            <text:p>TradingUmbrella</text:p>
          </table:table-cell>
          <table:table-cell office:value-type="date" office:date-value="2012-12-22T12:51:10.36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Treasury</text:p>
          </table:table-cell>
          <table:table-cell office:value-type="date" office:date-value="2019-06-27T07:40:25.867">
            <text:p>27 Jun 19</text:p>
          </table:table-cell>
          <table:table-cell office:value-type="string">
            <text:p>Shrikant Patta</text:p>
          </table:table-cell>
        </table:table-row>
        <table:table-row table:style-name="ro1">
          <table:table-cell/>
          <table:table-cell office:value-type="string">
            <text:p>Treasury_12c</text:p>
          </table:table-cell>
          <table:table-cell office:value-type="date" office:date-value="2022-12-19T13:58:44.3">
            <text:p>19 Dec 22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Treasury_12c_64bit_AnyCPU</text:p>
          </table:table-cell>
          <table:table-cell office:value-type="date" office:date-value="2023-08-11T14:47:07.307">
            <text:p>11 Aug 23</text:p>
          </table:table-cell>
          <table:table-cell office:value-type="string">
            <text:p>Kiran Tailor </text:p>
          </table:table-cell>
        </table:table-row>
        <table:table-row table:style-name="ro1">
          <table:table-cell/>
          <table:table-cell office:value-type="string">
            <text:p>TroubleShoot For VB and DOTNET App</text:p>
          </table:table-cell>
          <table:table-cell office:value-type="date" office:date-value="2012-12-22T15:15:18.3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TuxSaltService</text:p>
          </table:table-cell>
          <table:table-cell office:value-type="date" office:date-value="2014-04-25T02:54:53.88">
            <text:p>25 Apr 14</text:p>
          </table:table-cell>
          <table:table-cell office:value-type="string">
            <text:p>ZZZRavindra Wagh</text:p>
          </table:table-cell>
        </table:table-row>
        <table:table-row table:style-name="ro1">
          <table:table-cell/>
          <table:table-cell office:value-type="string">
            <text:p>TUXserver.ini files</text:p>
          </table:table-cell>
          <table:table-cell office:value-type="date" office:date-value="2019-12-13T07:34:19.68">
            <text:p>13 Dec 19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UCCAPIService</text:p>
          </table:table-cell>
          <table:table-cell office:value-type="date" office:date-value="2023-03-14T06:04:04.603">
            <text:p>14 Mar 23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UPDATE_MF_IMAGE_NAME_FOR_NULL_</text:p>
          </table:table-cell>
          <table:table-cell office:value-type="date" office:date-value="2018-05-31T11:50:31.163">
            <text:p>31 May 18</text:p>
          </table:table-cell>
          <table:table-cell office:value-type="string">
            <text:p>Shrikant Patta </text:p>
          </table:table-cell>
        </table:table-row>
        <table:table-row table:style-name="ro1">
          <table:table-cell/>
          <table:table-cell office:value-type="string">
            <text:p>UploadFilesToCAMS</text:p>
          </table:table-cell>
          <table:table-cell office:value-type="date" office:date-value="2013-06-19T12:13:21.347">
            <text:p>19 Jun 13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Utilities</text:p>
          </table:table-cell>
          <table:table-cell office:value-type="date" office:date-value="2023-06-02T08:37:23.78">
            <text:p>2 Jun 23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Version_check</text:p>
          </table:table-cell>
          <table:table-cell office:value-type="date" office:date-value="2020-08-25T03:05:59.38">
            <text:p>25 Aug 20</text:p>
          </table:table-cell>
          <table:table-cell office:value-type="string">
            <text:p>ZZZVinod Yadav</text:p>
          </table:table-cell>
        </table:table-row>
        <table:table-row table:style-name="ro1">
          <table:table-cell/>
          <table:table-cell office:value-type="string">
            <text:p>VIRTUAL_APPLICATION</text:p>
          </table:table-cell>
          <table:table-cell office:value-type="date" office:date-value="2012-12-22T06:26:11.5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WCF-Application Service</text:p>
          </table:table-cell>
          <table:table-cell office:value-type="date" office:date-value="2015-08-26T06:00:02.68">
            <text:p>26 Aug 15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WCF-Database Service</text:p>
          </table:table-cell>
          <table:table-cell office:value-type="date" office:date-value="2015-08-26T05:59:42">
            <text:p>26 Aug 15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Web Service</text:p>
          </table:table-cell>
          <table:table-cell office:value-type="date" office:date-value="2014-04-04T07:58:54.11">
            <text:p>4 Apr 14</text:p>
          </table:table-cell>
          <table:table-cell office:value-type="string">
            <text:p>ZZZPrasad Tari</text:p>
          </table:table-cell>
        </table:table-row>
        <table:table-row table:style-name="ro1">
          <table:table-cell/>
          <table:table-cell office:value-type="string">
            <text:p>WebApplication3_V4</text:p>
          </table:table-cell>
          <table:table-cell office:value-type="date" office:date-value="2020-09-03T07:42:21.55">
            <text:p>3 Sep 20</text:p>
          </table:table-cell>
          <table:table-cell office:value-type="string">
            <text:p>Nilesh Chaudhari </text:p>
          </table:table-cell>
        </table:table-row>
        <table:table-row table:style-name="ro1">
          <table:table-cell/>
          <table:table-cell office:value-type="string">
            <text:p>WebApplication3_V4_64bit_AnyCPU</text:p>
          </table:table-cell>
          <table:table-cell office:value-type="date" office:date-value="2023-06-19T13:49:43.49">
            <text:p>1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WebApplication3_V4_wrpr</text:p>
          </table:table-cell>
          <table:table-cell office:value-type="date" office:date-value="2023-01-10T09:19:13.54">
            <text:p>10 Jan 23</text:p>
          </table:table-cell>
          <table:table-cell office:value-type="string">
            <text:p>Chandrakant Gawande </text:p>
          </table:table-cell>
        </table:table-row>
        <table:table-row table:style-name="ro1">
          <table:table-cell/>
          <table:table-cell office:value-type="string">
            <text:p>WebApplication3_V4_wrpr_64bit_AnyCPU</text:p>
          </table:table-cell>
          <table:table-cell office:value-type="date" office:date-value="2023-06-19T13:46:32.99">
            <text:p>19 Jun 23</text:p>
          </table:table-cell>
          <table:table-cell office:value-type="string">
            <text:p>Nirav Joshi </text:p>
          </table:table-cell>
        </table:table-row>
        <table:table-row table:style-name="ro1">
          <table:table-cell/>
          <table:table-cell office:value-type="string">
            <text:p>WebTradeClient</text:p>
          </table:table-cell>
          <table:table-cell office:value-type="date" office:date-value="2012-12-21T23:48:35.40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/>
          <table:table-cell office:value-type="string">
            <text:p>Windows and Server Migration</text:p>
          </table:table-cell>
          <table:table-cell office:value-type="date" office:date-value="2015-02-11T10:20:23.287">
            <text:p>11 Feb 15</text:p>
          </table:table-cell>
          <table:table-cell office:value-type="string">
            <text:p>ZZZSarika Peddiram</text:p>
          </table:table-cell>
        </table:table-row>
        <table:table-row table:style-name="ro1">
          <table:table-cell/>
          <table:table-cell office:value-type="string">
            <text:p>WritingFileOnRemoteServer_V4</text:p>
          </table:table-cell>
          <table:table-cell office:value-type="date" office:date-value="2014-09-29T07:59:03.853">
            <text:p>29 Sep 14</text:p>
          </table:table-cell>
          <table:table-cell office:value-type="string">
            <text:p>ZZZRavindra Wagh</text:p>
          </table:table-cell>
        </table:table-row>
        <table:table-row table:style-name="ro1">
          <table:table-cell/>
          <table:table-cell office:value-type="string">
            <text:p>WsvcAOFUpload</text:p>
          </table:table-cell>
          <table:table-cell office:value-type="date" office:date-value="2023-12-08T13:09:34.853">
            <text:p>8 Dec 23</text:p>
          </table:table-cell>
          <table:table-cell office:value-type="string">
            <text:p>Prerna Narvekar </text:p>
          </table:table-cell>
        </table:table-row>
        <table:table-row table:style-name="ro1">
          <table:table-cell/>
          <table:table-cell office:value-type="string">
            <text:p>WsvcAOFUpload_12c_64bit_AnyCPU</text:p>
          </table:table-cell>
          <table:table-cell office:value-type="date" office:date-value="2023-12-19T07:28:55.337">
            <text:p>19 Dec 23</text:p>
          </table:table-cell>
          <table:table-cell office:value-type="string">
            <text:p>Prerna Narvekar </text:p>
          </table:table-cell>
        </table:table-row>
        <table:table-row table:style-name="ro1">
          <table:table-cell/>
          <table:table-cell office:value-type="string">
            <text:p>WsvcAOFUpload_Dev</text:p>
          </table:table-cell>
          <table:table-cell office:value-type="date" office:date-value="2018-01-24T13:01:28.85">
            <text:p>24 Jan 18</text:p>
          </table:table-cell>
          <table:table-cell office:value-type="string">
            <text:p>Shrikant Patta </text:p>
          </table:table-cell>
        </table:table-row>
      </table:table>
      <table:table table:name="Sheet3" table:style-name="ta1" table:print="false"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row table:style-name="ro2">
          <table:table-cell table:style-name="Default"/>
          <table:table-cell table:style-name="Default" office:value-type="string">
            <text:p>VB_Dev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VersionFrom</text:p>
          </table:table-cell>
          <table:table-cell office:value-type="string">
            <text:p>ChildItem</text:p>
          </table:table-cell>
          <table:table-cell office:value-type="string">
            <text:p>CreationDate</text:p>
          </table:table-cell>
          <table:table-cell office:value-type="string">
            <text:p>DisplayNam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70">
            <text:p>1770</text:p>
          </table:table-cell>
          <table:table-cell office:value-type="string">
            <text:p>Access_Control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71">
            <text:p>1771</text:p>
          </table:table-cell>
          <table:table-cell office:value-type="string">
            <text:p>Access_Control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70">
            <text:p>1770</text:p>
          </table:table-cell>
          <table:table-cell office:value-type="string">
            <text:p>ANIGIF.oca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71">
            <text:p>1771</text:p>
          </table:table-cell>
          <table:table-cell office:value-type="string">
            <text:p>ANIGIF.oca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70">
            <text:p>1770</text:p>
          </table:table-cell>
          <table:table-cell office:value-type="string">
            <text:p>AniGIF.oc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71">
            <text:p>1771</text:p>
          </table:table-cell>
          <table:table-cell office:value-type="string">
            <text:p>AniGIF.oc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70">
            <text:p>1770</text:p>
          </table:table-cell>
          <table:table-cell office:value-type="string">
            <text:p>AniGIF2.lic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71">
            <text:p>1771</text:p>
          </table:table-cell>
          <table:table-cell office:value-type="string">
            <text:p>AniGIF2.lic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70">
            <text:p>1770</text:p>
          </table:table-cell>
          <table:table-cell office:value-type="string">
            <text:p>Animation_GIF_ActiveX_Control_v2.41.zip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71">
            <text:p>1771</text:p>
          </table:table-cell>
          <table:table-cell office:value-type="string">
            <text:p>Animation_GIF_ActiveX_Control_v2.41.zip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57">
            <text:p>1457</text:p>
          </table:table-cell>
          <table:table-cell office:value-type="string">
            <text:p>ANITA</text:p>
          </table:table-cell>
          <table:table-cell office:value-type="date" office:date-value="2012-12-21T20:26:38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56">
            <text:p>1456</text:p>
          </table:table-cell>
          <table:table-cell office:value-type="string">
            <text:p>ANITA</text:p>
          </table:table-cell>
          <table:table-cell office:value-type="date" office:date-value="2012-12-21T20:26:38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057">
            <text:p>49057</text:p>
          </table:table-cell>
          <table:table-cell office:value-type="string">
            <text:p>AOF_Move</text:p>
          </table:table-cell>
          <table:table-cell office:value-type="date" office:date-value="2012-12-24T22:06:29.393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059">
            <text:p>49059</text:p>
          </table:table-cell>
          <table:table-cell office:value-type="string">
            <text:p>AOF_Move_Remediation</text:p>
          </table:table-cell>
          <table:table-cell office:value-type="date" office:date-value="2012-12-25T01:07:49.31">
            <text:p>25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760">
            <text:p>83760</text:p>
          </table:table-cell>
          <table:table-cell office:value-type="string">
            <text:p>AOFUpload</text:p>
          </table:table-cell>
          <table:table-cell office:value-type="date" office:date-value="2014-12-11T09:05:24.623">
            <text:p>11 Dec 14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70">
            <text:p>1770</text:p>
          </table:table-cell>
          <table:table-cell office:value-type="string">
            <text:p>Array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71">
            <text:p>1771</text:p>
          </table:table-cell>
          <table:table-cell office:value-type="string">
            <text:p>Array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41">
            <text:p>1541</text:p>
          </table:table-cell>
          <table:table-cell office:value-type="string">
            <text:p>ASSORTED PROJECT</text:p>
          </table:table-cell>
          <table:table-cell office:value-type="date" office:date-value="2012-12-21T21:07:26.09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40">
            <text:p>1540</text:p>
          </table:table-cell>
          <table:table-cell office:value-type="string">
            <text:p>ASSORTED PROJECT</text:p>
          </table:table-cell>
          <table:table-cell office:value-type="date" office:date-value="2012-12-21T21:07:26.09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38">
            <text:p>5938</text:p>
          </table:table-cell>
          <table:table-cell office:value-type="string">
            <text:p>ASSORTED PROJECTS NEW</text:p>
          </table:table-cell>
          <table:table-cell office:value-type="date" office:date-value="2012-12-22T06:19:05.97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937">
            <text:p>5937</text:p>
          </table:table-cell>
          <table:table-cell office:value-type="string">
            <text:p>ASSORTED PROJECTS NEW</text:p>
          </table:table-cell>
          <table:table-cell office:value-type="date" office:date-value="2012-12-22T06:19:05.97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40">
            <text:p>1540</text:p>
          </table:table-cell>
          <table:table-cell office:value-type="string">
            <text:p>Assorted Projects</text:p>
          </table:table-cell>
          <table:table-cell office:value-type="date" office:date-value="2012-12-21T21:07:24.6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92">
            <text:p>1292</text:p>
          </table:table-cell>
          <table:table-cell office:value-type="string">
            <text:p>Assorted Projects</text:p>
          </table:table-cell>
          <table:table-cell office:value-type="date" office:date-value="2012-12-21T21:07:24.6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10">
            <text:p>6410</text:p>
          </table:table-cell>
          <table:table-cell office:value-type="string">
            <text:p>Assorted_Projects_New</text:p>
          </table:table-cell>
          <table:table-cell office:value-type="date" office:date-value="2018-10-30T08:46:04.577">
            <text:p>30 Oct 18</text:p>
          </table:table-cell>
          <table:table-cell office:value-type="string">
            <text:p>ZZZPanchdevkumar Kushwaha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24">
            <text:p>5024</text:p>
          </table:table-cell>
          <table:table-cell office:value-type="string">
            <text:p>Assorted_Projects_Test</text:p>
          </table:table-cell>
          <table:table-cell office:value-type="date" office:date-value="2012-12-22T06:46:36.6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410">
            <text:p>6410</text:p>
          </table:table-cell>
          <table:table-cell office:value-type="string">
            <text:p>Assorted_Projects_Test</text:p>
          </table:table-cell>
          <table:table-cell office:value-type="date" office:date-value="2012-12-22T06:46:36.6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71">
            <text:p>1771</text:p>
          </table:table-cell>
          <table:table-cell office:value-type="string">
            <text:p>ATMI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70">
            <text:p>1770</text:p>
          </table:table-cell>
          <table:table-cell office:value-type="string">
            <text:p>ATMI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403">
            <text:p>3403</text:p>
          </table:table-cell>
          <table:table-cell office:value-type="string">
            <text:p>AutoReco</text:p>
          </table:table-cell>
          <table:table-cell office:value-type="date" office:date-value="2012-12-22T16:27:44.56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7465">
            <text:p>107465</text:p>
          </table:table-cell>
          <table:table-cell office:value-type="string">
            <text:p>Backoffice ba</text:p>
          </table:table-cell>
          <table:table-cell office:value-type="date" office:date-value="2015-10-30T05:42:11.777">
            <text:p>30 Oct 15</text:p>
          </table:table-cell>
          <table:table-cell office:value-type="string">
            <text:p>ZZZMadhur Mor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294">
            <text:p>1294</text:p>
          </table:table-cell>
          <table:table-cell office:value-type="string">
            <text:p>BackOffice Reports</text:p>
          </table:table-cell>
          <table:table-cell office:value-type="date" office:date-value="2019-08-13T05:57:11.667">
            <text:p>13 Aug 19</text:p>
          </table:table-cell>
          <table:table-cell office:value-type="string">
            <text:p>ZZZPravin Betkar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25">
            <text:p>825</text:p>
          </table:table-cell>
          <table:table-cell office:value-type="string">
            <text:p>BackOffice</text:p>
          </table:table-cell>
          <table:table-cell office:value-type="date" office:date-value="2019-05-03T06:49:12.543">
            <text:p>3 May 19</text:p>
          </table:table-cell>
          <table:table-cell office:value-type="string">
            <text:p>ZZZPravin Betka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66">
            <text:p>2466</text:p>
          </table:table-cell>
          <table:table-cell office:value-type="string">
            <text:p>BankAway</text:p>
          </table:table-cell>
          <table:table-cell office:value-type="date" office:date-value="2012-12-22T01:40:22.6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81">
            <text:p>4381</text:p>
          </table:table-cell>
          <table:table-cell office:value-type="string">
            <text:p>Birthday &amp; Rejection Mailer</text:p>
          </table:table-cell>
          <table:table-cell office:value-type="date" office:date-value="2012-12-22T09:51:24.4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71">
            <text:p>1771</text:p>
          </table:table-cell>
          <table:table-cell office:value-type="string">
            <text:p>Business Partners</text:p>
          </table:table-cell>
          <table:table-cell office:value-type="date" office:date-value="2013-01-14T15:44:08.39">
            <text:p>14 Jan 13</text:p>
          </table:table-cell>
          <table:table-cell office:value-type="string">
            <text:p>ZZZRavi Chandr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71">
            <text:p>1771</text:p>
          </table:table-cell>
          <table:table-cell office:value-type="string">
            <text:p>Business_Partners.vbp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70">
            <text:p>1770</text:p>
          </table:table-cell>
          <table:table-cell office:value-type="string">
            <text:p>Business_Partners.vbp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71">
            <text:p>1771</text:p>
          </table:table-cell>
          <table:table-cell office:value-type="string">
            <text:p>Business_Partners.vbw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70">
            <text:p>1770</text:p>
          </table:table-cell>
          <table:table-cell office:value-type="string">
            <text:p>Business_Partners.vbw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372">
            <text:p>15372</text:p>
          </table:table-cell>
          <table:table-cell office:value-type="string">
            <text:p>ClientSpecMsg</text:p>
          </table:table-cell>
          <table:table-cell office:value-type="date" office:date-value="2018-04-13T06:04:01.097">
            <text:p>13 Apr 18</text:p>
          </table:table-cell>
          <table:table-cell office:value-type="string">
            <text:p>ZZZGayatri Puralkar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81">
            <text:p>4381</text:p>
          </table:table-cell>
          <table:table-cell office:value-type="string">
            <text:p>Commistar</text:p>
          </table:table-cell>
          <table:table-cell office:value-type="date" office:date-value="2012-12-23T21:44:30.34">
            <text:p>23 Dec 12</text:p>
          </table:table-cell>
          <table:table-cell office:value-type="string">
            <text:p>Nirav Joshi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188">
            <text:p>28188</text:p>
          </table:table-cell>
          <table:table-cell office:value-type="string">
            <text:p>Commistar</text:p>
          </table:table-cell>
          <table:table-cell office:value-type="date" office:date-value="2012-12-23T21:44:30.34">
            <text:p>23 Dec 12</text:p>
          </table:table-cell>
          <table:table-cell office:value-type="string">
            <text:p>Nirav Joshi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648">
            <text:p>19648</text:p>
          </table:table-cell>
          <table:table-cell office:value-type="string">
            <text:p>Commistar_NEW</text:p>
          </table:table-cell>
          <table:table-cell office:value-type="date" office:date-value="2013-11-21T12:25:21.74">
            <text:p>21 Nov 13</text:p>
          </table:table-cell>
          <table:table-cell office:value-type="string">
            <text:p>Nirav Joshi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998">
            <text:p>5998</text:p>
          </table:table-cell>
          <table:table-cell office:value-type="string">
            <text:p>COMTRADEORS</text:p>
          </table:table-cell>
          <table:table-cell office:value-type="date" office:date-value="2012-12-22T15:14:10.6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970">
            <text:p>44970</text:p>
          </table:table-cell>
          <table:table-cell office:value-type="string">
            <text:p>Console</text:p>
          </table:table-cell>
          <table:table-cell office:value-type="date" office:date-value="2014-06-18T05:09:15.94">
            <text:p>18 Jun 14</text:p>
          </table:table-cell>
          <table:table-cell office:value-type="string">
            <text:p>ZZZDeepak Namde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326">
            <text:p>41326</text:p>
          </table:table-cell>
          <table:table-cell office:value-type="string">
            <text:p>Console</text:p>
          </table:table-cell>
          <table:table-cell office:value-type="date" office:date-value="2014-06-18T05:09:15.94">
            <text:p>18 Jun 14</text:p>
          </table:table-cell>
          <table:table-cell office:value-type="string">
            <text:p>ZZZDeepak Namde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1328">
            <text:p>41328</text:p>
          </table:table-cell>
          <table:table-cell office:value-type="string">
            <text:p>Console</text:p>
          </table:table-cell>
          <table:table-cell office:value-type="date" office:date-value="2014-06-18T05:09:15.94">
            <text:p>18 Jun 14</text:p>
          </table:table-cell>
          <table:table-cell office:value-type="string">
            <text:p>ZZZDeepak Namde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42">
            <text:p>2442</text:p>
          </table:table-cell>
          <table:table-cell office:value-type="string">
            <text:p>Cost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480">
            <text:p>7480</text:p>
          </table:table-cell>
          <table:table-cell office:value-type="string">
            <text:p>CRM</text:p>
          </table:table-cell>
          <table:table-cell office:value-type="date" office:date-value="2012-12-22T08:54:13.41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81">
            <text:p>7481</text:p>
          </table:table-cell>
          <table:table-cell office:value-type="string">
            <text:p>CRM</text:p>
          </table:table-cell>
          <table:table-cell office:value-type="date" office:date-value="2012-12-22T08:54:55.6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57">
            <text:p>1457</text:p>
          </table:table-cell>
          <table:table-cell office:value-type="string">
            <text:p>CUSTOMER RELATIONSHIP MODULE</text:p>
          </table:table-cell>
          <table:table-cell office:value-type="date" office:date-value="2012-12-22T11:22:12.2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71">
            <text:p>1771</text:p>
          </table:table-cell>
          <table:table-cell office:value-type="string">
            <text:p>DateControl.exp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70">
            <text:p>1770</text:p>
          </table:table-cell>
          <table:table-cell office:value-type="string">
            <text:p>DateControl.exp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71">
            <text:p>1771</text:p>
          </table:table-cell>
          <table:table-cell office:value-type="string">
            <text:p>DateControl.lib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70">
            <text:p>1770</text:p>
          </table:table-cell>
          <table:table-cell office:value-type="string">
            <text:p>DateControl.lib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71">
            <text:p>1771</text:p>
          </table:table-cell>
          <table:table-cell office:value-type="string">
            <text:p>DATECONTROL.oca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70">
            <text:p>1770</text:p>
          </table:table-cell>
          <table:table-cell office:value-type="string">
            <text:p>DATECONTROL.oca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71">
            <text:p>1771</text:p>
          </table:table-cell>
          <table:table-cell office:value-type="string">
            <text:p>DateControl.oc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70">
            <text:p>1770</text:p>
          </table:table-cell>
          <table:table-cell office:value-type="string">
            <text:p>DateControl.oc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71">
            <text:p>1771</text:p>
          </table:table-cell>
          <table:table-cell office:value-type="string">
            <text:p>Delete_Array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70">
            <text:p>1770</text:p>
          </table:table-cell>
          <table:table-cell office:value-type="string">
            <text:p>Delete_Array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6008">
            <text:p>36008</text:p>
          </table:table-cell>
          <table:table-cell office:value-type="string">
            <text:p>Deployment</text:p>
          </table:table-cell>
          <table:table-cell office:value-type="date" office:date-value="2012-12-24T07:26:54.86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503">
            <text:p>4503</text:p>
          </table:table-cell>
          <table:table-cell office:value-type="string">
            <text:p>DirectMailer</text:p>
          </table:table-cell>
          <table:table-cell office:value-type="date" office:date-value="2017-09-26T09:20:19.8">
            <text:p>26 Sep 17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string">
            <text:p>Doc</text:p>
          </table:table-cell>
          <table:table-cell office:value-type="date" office:date-value="2012-12-21T12:32:30.07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string">
            <text:p>Doc</text:p>
          </table:table-cell>
          <table:table-cell office:value-type="date" office:date-value="2012-12-21T12:32:35.58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294">
            <text:p>1294</text:p>
          </table:table-cell>
          <table:table-cell office:value-type="string">
            <text:p>DQ Mail</text:p>
          </table:table-cell>
          <table:table-cell office:value-type="date" office:date-value="2012-12-24T04:04:38.19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74">
            <text:p>2074</text:p>
          </table:table-cell>
          <table:table-cell office:value-type="string">
            <text:p>EBA User Log</text:p>
          </table:table-cell>
          <table:table-cell office:value-type="date" office:date-value="2012-12-21T22:57:13.5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674">
            <text:p>11674</text:p>
          </table:table-cell>
          <table:table-cell office:value-type="string">
            <text:p>ebareport_dev</text:p>
          </table:table-cell>
          <table:table-cell office:value-type="date" office:date-value="2012-12-22T14:12:54.23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string">
            <text:p>ebareport_dev</text:p>
          </table:table-cell>
          <table:table-cell office:value-type="date" office:date-value="2012-12-22T14:12:54.23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0372">
            <text:p>80372</text:p>
          </table:table-cell>
          <table:table-cell office:value-type="string">
            <text:p>EBAReports.exe</text:p>
          </table:table-cell>
          <table:table-cell office:value-type="date" office:date-value="2014-08-01T12:22:52.04">
            <text:p>1 Aug 14</text:p>
          </table:table-cell>
          <table:table-cell office:value-type="string">
            <text:p>ZZZRavindra Wagh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589">
            <text:p>10589</text:p>
          </table:table-cell>
          <table:table-cell office:value-type="string">
            <text:p>EBAReports</text:p>
          </table:table-cell>
          <table:table-cell office:value-type="date" office:date-value="2019-01-25T16:04:45.597">
            <text:p>25 Jan 19</text:p>
          </table:table-cell>
          <table:table-cell office:value-type="string">
            <text:p>Chintan Kapoor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71">
            <text:p>1771</text:p>
          </table:table-cell>
          <table:table-cell office:value-type="string">
            <text:p>Error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70">
            <text:p>1770</text:p>
          </table:table-cell>
          <table:table-cell office:value-type="string">
            <text:p>Error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1">
            <text:p>1771</text:p>
          </table:table-cell>
          <table:table-cell office:value-type="string">
            <text:p>Error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70">
            <text:p>1770</text:p>
          </table:table-cell>
          <table:table-cell office:value-type="string">
            <text:p>Error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305">
            <text:p>12305</text:p>
          </table:table-cell>
          <table:table-cell office:value-type="string">
            <text:p>FileMover</text:p>
          </table:table-cell>
          <table:table-cell office:value-type="date" office:date-value="2012-12-22T14:37:11.29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442">
            <text:p>2442</text:p>
          </table:table-cell>
          <table:table-cell office:value-type="string">
            <text:p>FILETRANSFER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67">
            <text:p>28167</text:p>
          </table:table-cell>
          <table:table-cell office:value-type="string">
            <text:p>FILEUPLOADASPDOTNET</text:p>
          </table:table-cell>
          <table:table-cell office:value-type="date" office:date-value="2014-09-03T05:46:11.06">
            <text:p>3 Sep 14</text:p>
          </table:table-cell>
          <table:table-cell office:value-type="string">
            <text:p>ZZZVinaykumar Perl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71">
            <text:p>1771</text:p>
          </table:table-cell>
          <table:table-cell office:value-type="string">
            <text:p>FML_Properties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70">
            <text:p>1770</text:p>
          </table:table-cell>
          <table:table-cell office:value-type="string">
            <text:p>FML_Properties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70">
            <text:p>1770</text:p>
          </table:table-cell>
          <table:table-cell office:value-type="string">
            <text:p>FML32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71">
            <text:p>1771</text:p>
          </table:table-cell>
          <table:table-cell office:value-type="string">
            <text:p>FML32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94">
            <text:p>1294</text:p>
          </table:table-cell>
          <table:table-cell office:value-type="string">
            <text:p>FNO ORS</text:p>
          </table:table-cell>
          <table:table-cell office:value-type="date" office:date-value="2012-12-23T04:55:05.24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70">
            <text:p>1770</text:p>
          </table:table-cell>
          <table:table-cell office:value-type="string">
            <text:p>frmAbout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771">
            <text:p>1771</text:p>
          </table:table-cell>
          <table:table-cell office:value-type="string">
            <text:p>frmAbout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1">
            <text:p>1771</text:p>
          </table:table-cell>
          <table:table-cell office:value-type="string">
            <text:p>FRMBP_~3.log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70">
            <text:p>1770</text:p>
          </table:table-cell>
          <table:table-cell office:value-type="string">
            <text:p>FRMBP_~3.log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71">
            <text:p>1771</text:p>
          </table:table-cell>
          <table:table-cell office:value-type="string">
            <text:p>frmBP_Broker_Master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70">
            <text:p>1770</text:p>
          </table:table-cell>
          <table:table-cell office:value-type="string">
            <text:p>frmBP_Broker_Master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71">
            <text:p>1771</text:p>
          </table:table-cell>
          <table:table-cell office:value-type="string">
            <text:p>frmBP_Broker_Master.log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70">
            <text:p>1770</text:p>
          </table:table-cell>
          <table:table-cell office:value-type="string">
            <text:p>frmBP_Broker_Master.log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71">
            <text:p>1771</text:p>
          </table:table-cell>
          <table:table-cell office:value-type="string">
            <text:p>frmBP_Broking_Exp_Dtl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70">
            <text:p>1770</text:p>
          </table:table-cell>
          <table:table-cell office:value-type="string">
            <text:p>frmBP_Broking_Exp_Dtl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70">
            <text:p>1770</text:p>
          </table:table-cell>
          <table:table-cell office:value-type="string">
            <text:p>frmBP_Broking_Exp_Dtl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71">
            <text:p>1771</text:p>
          </table:table-cell>
          <table:table-cell office:value-type="string">
            <text:p>frmBP_Broking_Exp_Dtl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70">
            <text:p>1770</text:p>
          </table:table-cell>
          <table:table-cell office:value-type="string">
            <text:p>frmBP_CityList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771">
            <text:p>1771</text:p>
          </table:table-cell>
          <table:table-cell office:value-type="string">
            <text:p>frmBP_CityList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70">
            <text:p>1770</text:p>
          </table:table-cell>
          <table:table-cell office:value-type="string">
            <text:p>frmBP_CityList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71">
            <text:p>1771</text:p>
          </table:table-cell>
          <table:table-cell office:value-type="string">
            <text:p>frmBP_CityList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70">
            <text:p>1770</text:p>
          </table:table-cell>
          <table:table-cell office:value-type="string">
            <text:p>frmBP_Countrie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71">
            <text:p>1771</text:p>
          </table:table-cell>
          <table:table-cell office:value-type="string">
            <text:p>frmBP_Countrie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70">
            <text:p>1770</text:p>
          </table:table-cell>
          <table:table-cell office:value-type="string">
            <text:p>frmBP_Countrie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71">
            <text:p>1771</text:p>
          </table:table-cell>
          <table:table-cell office:value-type="string">
            <text:p>frmBP_Countrie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70">
            <text:p>1770</text:p>
          </table:table-cell>
          <table:table-cell office:value-type="string">
            <text:p>frmBP_Dir_Dtl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771">
            <text:p>1771</text:p>
          </table:table-cell>
          <table:table-cell office:value-type="string">
            <text:p>frmBP_Dir_Dtl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70">
            <text:p>1770</text:p>
          </table:table-cell>
          <table:table-cell office:value-type="string">
            <text:p>frmBP_Dir_Dtl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71">
            <text:p>1771</text:p>
          </table:table-cell>
          <table:table-cell office:value-type="string">
            <text:p>frmBP_Dir_Dtl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70">
            <text:p>1770</text:p>
          </table:table-cell>
          <table:table-cell office:value-type="string">
            <text:p>frmBP_GroupMaster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71">
            <text:p>1771</text:p>
          </table:table-cell>
          <table:table-cell office:value-type="string">
            <text:p>frmBP_GroupMaster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70">
            <text:p>1770</text:p>
          </table:table-cell>
          <table:table-cell office:value-type="string">
            <text:p>frmBP_GroupMaster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71">
            <text:p>1771</text:p>
          </table:table-cell>
          <table:table-cell office:value-type="string">
            <text:p>frmBP_GroupMaster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70">
            <text:p>1770</text:p>
          </table:table-cell>
          <table:table-cell office:value-type="string">
            <text:p>frmBP_OccupationList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71">
            <text:p>1771</text:p>
          </table:table-cell>
          <table:table-cell office:value-type="string">
            <text:p>frmBP_OccupationList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70">
            <text:p>1770</text:p>
          </table:table-cell>
          <table:table-cell office:value-type="string">
            <text:p>frmBP_OccupationList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771">
            <text:p>1771</text:p>
          </table:table-cell>
          <table:table-cell office:value-type="string">
            <text:p>frmBP_OccupationList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70">
            <text:p>1770</text:p>
          </table:table-cell>
          <table:table-cell office:value-type="string">
            <text:p>frmBP_Relation_Detail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771">
            <text:p>1771</text:p>
          </table:table-cell>
          <table:table-cell office:value-type="string">
            <text:p>frmBP_Relation_Detail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70">
            <text:p>1770</text:p>
          </table:table-cell>
          <table:table-cell office:value-type="string">
            <text:p>frmBP_Relation_Detail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71">
            <text:p>1771</text:p>
          </table:table-cell>
          <table:table-cell office:value-type="string">
            <text:p>frmBP_Relation_Detail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70">
            <text:p>1770</text:p>
          </table:table-cell>
          <table:table-cell office:value-type="string">
            <text:p>frmFavourite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71">
            <text:p>1771</text:p>
          </table:table-cell>
          <table:table-cell office:value-type="string">
            <text:p>frmFavourite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70">
            <text:p>1770</text:p>
          </table:table-cell>
          <table:table-cell office:value-type="string">
            <text:p>frmFavourite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71">
            <text:p>1771</text:p>
          </table:table-cell>
          <table:table-cell office:value-type="string">
            <text:p>frmFavourite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70">
            <text:p>1770</text:p>
          </table:table-cell>
          <table:table-cell office:value-type="string">
            <text:p>frmFavourites.log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1">
            <text:p>1771</text:p>
          </table:table-cell>
          <table:table-cell office:value-type="string">
            <text:p>frmFavourites.log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0">
            <text:p>1770</text:p>
          </table:table-cell>
          <table:table-cell office:value-type="string">
            <text:p>frmFormPropertie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1">
            <text:p>1771</text:p>
          </table:table-cell>
          <table:table-cell office:value-type="string">
            <text:p>frmFormPropertie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70">
            <text:p>1770</text:p>
          </table:table-cell>
          <table:table-cell office:value-type="string">
            <text:p>frmFormPropertie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71">
            <text:p>1771</text:p>
          </table:table-cell>
          <table:table-cell office:value-type="string">
            <text:p>frmFormPropertie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70">
            <text:p>1770</text:p>
          </table:table-cell>
          <table:table-cell office:value-type="string">
            <text:p>frmLogOut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71">
            <text:p>1771</text:p>
          </table:table-cell>
          <table:table-cell office:value-type="string">
            <text:p>frmLogOut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70">
            <text:p>1770</text:p>
          </table:table-cell>
          <table:table-cell office:value-type="string">
            <text:p>frmMasters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71">
            <text:p>1771</text:p>
          </table:table-cell>
          <table:table-cell office:value-type="string">
            <text:p>frmMasters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70">
            <text:p>1770</text:p>
          </table:table-cell>
          <table:table-cell office:value-type="string">
            <text:p>frmMasters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71">
            <text:p>1771</text:p>
          </table:table-cell>
          <table:table-cell office:value-type="string">
            <text:p>frmMasters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70">
            <text:p>1770</text:p>
          </table:table-cell>
          <table:table-cell office:value-type="string">
            <text:p>frmMDI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71">
            <text:p>1771</text:p>
          </table:table-cell>
          <table:table-cell office:value-type="string">
            <text:p>frmMDI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70">
            <text:p>1770</text:p>
          </table:table-cell>
          <table:table-cell office:value-type="string">
            <text:p>frmMDI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71">
            <text:p>1771</text:p>
          </table:table-cell>
          <table:table-cell office:value-type="string">
            <text:p>frmMDI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70">
            <text:p>1770</text:p>
          </table:table-cell>
          <table:table-cell office:value-type="string">
            <text:p>frmSplash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71">
            <text:p>1771</text:p>
          </table:table-cell>
          <table:table-cell office:value-type="string">
            <text:p>frmSplash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0">
            <text:p>1770</text:p>
          </table:table-cell>
          <table:table-cell office:value-type="string">
            <text:p>frmSplash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71">
            <text:p>1771</text:p>
          </table:table-cell>
          <table:table-cell office:value-type="string">
            <text:p>frmSplash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70">
            <text:p>1770</text:p>
          </table:table-cell>
          <table:table-cell office:value-type="string">
            <text:p>frmSplash.log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71">
            <text:p>1771</text:p>
          </table:table-cell>
          <table:table-cell office:value-type="string">
            <text:p>frmSplash.log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70">
            <text:p>1770</text:p>
          </table:table-cell>
          <table:table-cell office:value-type="string">
            <text:p>frmStateMaster.fr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71">
            <text:p>1771</text:p>
          </table:table-cell>
          <table:table-cell office:value-type="string">
            <text:p>frmStateMaster.fr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70">
            <text:p>1770</text:p>
          </table:table-cell>
          <table:table-cell office:value-type="string">
            <text:p>frmStateMaster.frx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71">
            <text:p>1771</text:p>
          </table:table-cell>
          <table:table-cell office:value-type="string">
            <text:p>frmStateMaster.frx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70">
            <text:p>1770</text:p>
          </table:table-cell>
          <table:table-cell office:value-type="string">
            <text:p>Futures&amp;Options.PDM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71">
            <text:p>1771</text:p>
          </table:table-cell>
          <table:table-cell office:value-type="string">
            <text:p>Futures&amp;Options.PDM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70">
            <text:p>1770</text:p>
          </table:table-cell>
          <table:table-cell office:value-type="string">
            <text:p>Futures&amp;Options.vbw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71">
            <text:p>1771</text:p>
          </table:table-cell>
          <table:table-cell office:value-type="string">
            <text:p>Futures&amp;Options.vbw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46">
            <text:p>546</text:p>
          </table:table-cell>
          <table:table-cell office:value-type="string">
            <text:p>Futures&amp;Options</text:p>
          </table:table-cell>
          <table:table-cell office:value-type="date" office:date-value="2014-12-24T05:27:39.98">
            <text:p>24 Dec 14</text:p>
          </table:table-cell>
          <table:table-cell office:value-type="string">
            <text:p>ZZZSarika Peddira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7622">
            <text:p>87622</text:p>
          </table:table-cell>
          <table:table-cell office:value-type="string">
            <text:p>Futures&amp;Options</text:p>
          </table:table-cell>
          <table:table-cell office:value-type="date" office:date-value="2014-12-24T05:27:39.98">
            <text:p>24 Dec 14</text:p>
          </table:table-cell>
          <table:table-cell office:value-type="string">
            <text:p>ZZZSarika Peddiram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25">
            <text:p>825</text:p>
          </table:table-cell>
          <table:table-cell office:value-type="string">
            <text:p>Futures&amp;Options</text:p>
          </table:table-cell>
          <table:table-cell office:value-type="date" office:date-value="2014-12-24T05:27:39.98">
            <text:p>24 Dec 14</text:p>
          </table:table-cell>
          <table:table-cell office:value-type="string">
            <text:p>ZZZSarika Peddiram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70">
            <text:p>1770</text:p>
          </table:table-cell>
          <table:table-cell office:value-type="string">
            <text:p>General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71">
            <text:p>1771</text:p>
          </table:table-cell>
          <table:table-cell office:value-type="string">
            <text:p>General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81">
            <text:p>9781</text:p>
          </table:table-cell>
          <table:table-cell office:value-type="string">
            <text:p>ICIS Activities</text:p>
          </table:table-cell>
          <table:table-cell office:value-type="date" office:date-value="2012-12-22T14:26:38.3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80">
            <text:p>2380</text:p>
          </table:table-cell>
          <table:table-cell office:value-type="string">
            <text:p>Industrial Group</text:p>
          </table:table-cell>
          <table:table-cell office:value-type="date" office:date-value="2012-12-21T23:15:53.1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37">
            <text:p>1437</text:p>
          </table:table-cell>
          <table:table-cell office:value-type="string">
            <text:p>IPO</text:p>
          </table:table-cell>
          <table:table-cell office:value-type="date" office:date-value="2012-12-21T21:07:24.6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0">
            <text:p>1770</text:p>
          </table:table-cell>
          <table:table-cell office:value-type="string">
            <text:p>LIBCWIN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71">
            <text:p>1771</text:p>
          </table:table-cell>
          <table:table-cell office:value-type="string">
            <text:p>LIBCWIN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70">
            <text:p>1770</text:p>
          </table:table-cell>
          <table:table-cell office:value-type="string">
            <text:p>Lodgement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1">
            <text:p>1771</text:p>
          </table:table-cell>
          <table:table-cell office:value-type="string">
            <text:p>Lodgement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string">
            <text:p>MarketATDesktop_DEV</text:p>
          </table:table-cell>
          <table:table-cell office:value-type="date" office:date-value="2012-12-21T21:07:24.6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12">
            <text:p>6312</text:p>
          </table:table-cell>
          <table:table-cell office:value-type="string">
            <text:p>MATCH</text:p>
          </table:table-cell>
          <table:table-cell office:value-type="date" office:date-value="2012-12-22T06:38:15.89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311">
            <text:p>6311</text:p>
          </table:table-cell>
          <table:table-cell office:value-type="string">
            <text:p>MATCH</text:p>
          </table:table-cell>
          <table:table-cell office:value-type="date" office:date-value="2012-12-22T06:38:15.13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31">
            <text:p>3831</text:p>
          </table:table-cell>
          <table:table-cell office:value-type="string">
            <text:p>MatchUpload</text:p>
          </table:table-cell>
          <table:table-cell office:value-type="date" office:date-value="2012-12-23T15:51:23.533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70">
            <text:p>1770</text:p>
          </table:table-cell>
          <table:table-cell office:value-type="string">
            <text:p>Message.txt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71">
            <text:p>1771</text:p>
          </table:table-cell>
          <table:table-cell office:value-type="string">
            <text:p>Message.txt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7">
            <text:p>1807</text:p>
          </table:table-cell>
          <table:table-cell office:value-type="string">
            <text:p>MF</text:p>
          </table:table-cell>
          <table:table-cell office:value-type="date" office:date-value="2012-12-22T01:57:16.9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883">
            <text:p>3883</text:p>
          </table:table-cell>
          <table:table-cell office:value-type="string">
            <text:p>MFLive</text:p>
          </table:table-cell>
          <table:table-cell office:value-type="date" office:date-value="2012-12-22T08:01:14.7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88">
            <text:p>3888</text:p>
          </table:table-cell>
          <table:table-cell office:value-type="string">
            <text:p>MFTest</text:p>
          </table:table-cell>
          <table:table-cell office:value-type="date" office:date-value="2012-12-22T06:20:59.3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1">
            <text:p>401</text:p>
          </table:table-cell>
          <table:table-cell office:value-type="string">
            <text:p>MIS Archive</text:p>
          </table:table-cell>
          <table:table-cell office:value-type="date" office:date-value="2012-12-22T11:16:20.0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736">
            <text:p>59736</text:p>
          </table:table-cell>
          <table:table-cell office:value-type="string">
            <text:p>MissingAOFCopy</text:p>
          </table:table-cell>
          <table:table-cell office:value-type="date" office:date-value="2017-04-26T12:13:27.79">
            <text:p>26 Apr 17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59">
            <text:p>3659</text:p>
          </table:table-cell>
          <table:table-cell office:value-type="string">
            <text:p>PBG Archive</text:p>
          </table:table-cell>
          <table:table-cell office:value-type="date" office:date-value="2012-12-22T01:45:44.5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781">
            <text:p>3781</text:p>
          </table:table-cell>
          <table:table-cell office:value-type="string">
            <text:p>PBG Archive</text:p>
          </table:table-cell>
          <table:table-cell office:value-type="date" office:date-value="2012-12-22T01:45:44.5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781">
            <text:p>3781</text:p>
          </table:table-cell>
          <table:table-cell office:value-type="string">
            <text:p>PBG Auto Archive</text:p>
          </table:table-cell>
          <table:table-cell office:value-type="date" office:date-value="2012-12-22T08:28:51.2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783">
            <text:p>3783</text:p>
          </table:table-cell>
          <table:table-cell office:value-type="string">
            <text:p>PBG Manual Archive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42">
            <text:p>2442</text:p>
          </table:table-cell>
          <table:table-cell office:value-type="string">
            <text:p>Project Master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42">
            <text:p>2442</text:p>
          </table:table-cell>
          <table:table-cell office:value-type="string">
            <text:p>Project Status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70">
            <text:p>1770</text:p>
          </table:table-cell>
          <table:table-cell office:value-type="string">
            <text:p>Queries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1">
            <text:p>1771</text:p>
          </table:table-cell>
          <table:table-cell office:value-type="string">
            <text:p>Queries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42">
            <text:p>2442</text:p>
          </table:table-cell>
          <table:table-cell office:value-type="string">
            <text:p>Risk Management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Short Messaging Service</text:p>
          </table:table-cell>
          <table:table-cell office:value-type="date" office:date-value="2012-12-21T13:03:01.7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70">
            <text:p>1770</text:p>
          </table:table-cell>
          <table:table-cell office:value-type="string">
            <text:p>Simple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71">
            <text:p>1771</text:p>
          </table:table-cell>
          <table:table-cell office:value-type="string">
            <text:p>Simple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70">
            <text:p>1770</text:p>
          </table:table-cell>
          <table:table-cell office:value-type="string">
            <text:p>SplitPanel.ctl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71">
            <text:p>1771</text:p>
          </table:table-cell>
          <table:table-cell office:value-type="string">
            <text:p>SplitPanel.ctl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70">
            <text:p>1770</text:p>
          </table:table-cell>
          <table:table-cell office:value-type="string">
            <text:p>SplitPanel.vbp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71">
            <text:p>1771</text:p>
          </table:table-cell>
          <table:table-cell office:value-type="string">
            <text:p>SplitPanel.vbp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29">
            <text:p>3429</text:p>
          </table:table-cell>
          <table:table-cell office:value-type="string">
            <text:p>Spot</text:p>
          </table:table-cell>
          <table:table-cell office:value-type="date" office:date-value="2019-03-20T03:03:45.927">
            <text:p>20 Mar 19</text:p>
          </table:table-cell>
          <table:table-cell office:value-type="string">
            <text:p>ZZZSagar Lawan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70">
            <text:p>1770</text:p>
          </table:table-cell>
          <table:table-cell office:value-type="string">
            <text:p>sqlnet.log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71">
            <text:p>1771</text:p>
          </table:table-cell>
          <table:table-cell office:value-type="string">
            <text:p>sqlnet.log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70">
            <text:p>1770</text:p>
          </table:table-cell>
          <table:table-cell office:value-type="string">
            <text:p>StandardCodes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71">
            <text:p>1771</text:p>
          </table:table-cell>
          <table:table-cell office:value-type="string">
            <text:p>StandardCodes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72">
            <text:p>2372</text:p>
          </table:table-cell>
          <table:table-cell office:value-type="string">
            <text:p>Stock Master Update</text:p>
          </table:table-cell>
          <table:table-cell office:value-type="date" office:date-value="2012-12-21T23:15:43.5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70">
            <text:p>1770</text:p>
          </table:table-cell>
          <table:table-cell office:value-type="string">
            <text:p>TechOne.ba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71">
            <text:p>1771</text:p>
          </table:table-cell>
          <table:table-cell office:value-type="string">
            <text:p>TechOne.ba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864">
            <text:p>11864</text:p>
          </table:table-cell>
          <table:table-cell office:value-type="string">
            <text:p>Terminal user access</text:p>
          </table:table-cell>
          <table:table-cell office:value-type="date" office:date-value="2012-12-22T14:21:09.0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70">
            <text:p>1770</text:p>
          </table:table-cell>
          <table:table-cell office:value-type="string">
            <text:p>Tuxedo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71">
            <text:p>1771</text:p>
          </table:table-cell>
          <table:table-cell office:value-type="string">
            <text:p>Tuxedo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70">
            <text:p>1770</text:p>
          </table:table-cell>
          <table:table-cell office:value-type="string">
            <text:p>TuxedoCalls.cls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1">
            <text:p>1771</text:p>
          </table:table-cell>
          <table:table-cell office:value-type="string">
            <text:p>TuxedoCalls.cls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5">
            <text:p>395</text:p>
          </table:table-cell>
          <table:table-cell office:value-type="string">
            <text:p>Upload_PSV</text:p>
          </table:table-cell>
          <table:table-cell office:value-type="date" office:date-value="2012-12-21T14:49:14.16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73">
            <text:p>3573</text:p>
          </table:table-cell>
          <table:table-cell office:value-type="string">
            <text:p>UploadAck</text:p>
          </table:table-cell>
          <table:table-cell office:value-type="date" office:date-value="2012-12-22T01:35:01.51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70">
            <text:p>1770</text:p>
          </table:table-cell>
          <table:table-cell office:value-type="string">
            <text:p>UserControl1.ctl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71">
            <text:p>1771</text:p>
          </table:table-cell>
          <table:table-cell office:value-type="string">
            <text:p>UserControl1.ctl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803">
            <text:p>12803</text:p>
          </table:table-cell>
          <table:table-cell office:value-type="string">
            <text:p>VB Tuxedo Class</text:p>
          </table:table-cell>
          <table:table-cell office:value-type="date" office:date-value="2014-07-25T06:04:35.48">
            <text:p>25 Jul 14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672">
            <text:p>8672</text:p>
          </table:table-cell>
          <table:table-cell office:value-type="string">
            <text:p>VB_DEV</text:p>
          </table:table-cell>
          <table:table-cell office:value-type="date" office:date-value="2012-12-22T11:55:47.67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string">
            <text:p>VBBankReco_DEV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VBBulkMailer_DEV</text:p>
          </table:table-cell>
          <table:table-cell office:value-type="date" office:date-value="2012-12-21T12:37:22.4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VBConsole_DEV</text:p>
          </table:table-cell>
          <table:table-cell office:value-type="date" office:date-value="2014-08-05T12:55:02.2">
            <text:p>5 Aug 14</text:p>
          </table:table-cell>
          <table:table-cell office:value-type="string">
            <text:p>ZZZHarish Devadig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string">
            <text:p>VBDPReco_DEV</text:p>
          </table:table-cell>
          <table:table-cell office:value-type="date" office:date-value="2012-12-21T12:32:35.58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string">
            <text:p>VBMF_DEV</text:p>
          </table:table-cell>
          <table:table-cell office:value-type="date" office:date-value="2012-12-21T22:03:15.54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400">
            <text:p>9400</text:p>
          </table:table-cell>
          <table:table-cell office:value-type="string">
            <text:p>VBModule-SQL</text:p>
          </table:table-cell>
          <table:table-cell office:value-type="date" office:date-value="2019-05-27T09:54:11.877">
            <text:p>27 May 19</text:p>
          </table:table-cell>
          <table:table-cell office:value-type="string">
            <text:p>Amit Gupta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string">
            <text:p>VBMonitor_DEV</text:p>
          </table:table-cell>
          <table:table-cell office:value-type="date" office:date-value="2012-12-22T07:42:03.1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string">
            <text:p>VBWebReco_DEV</text:p>
          </table:table-cell>
          <table:table-cell office:value-type="date" office:date-value="2012-12-22T06:24:31.5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87">
            <text:p>1287</text:p>
          </table:table-cell>
          <table:table-cell office:value-type="string">
            <text:p>VC++_Code</text:p>
          </table:table-cell>
          <table:table-cell office:value-type="date" office:date-value="2012-12-21T19:24:54.98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70">
            <text:p>1770</text:p>
          </table:table-cell>
          <table:table-cell office:value-type="string">
            <text:p>wtuxws32.dll</text:p>
          </table:table-cell>
          <table:table-cell office:value-type="date" office:date-value="2012-12-21T22:19:14.43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71">
            <text:p>1771</text:p>
          </table:table-cell>
          <table:table-cell office:value-type="string">
            <text:p>wtuxws32.dll</text:p>
          </table:table-cell>
          <table:table-cell office:value-type="date" office:date-value="2012-12-21T22:19:27.52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</table:table-row>
      </table:table>
      <table:table table:name="Sheet4" table:style-name="ta1" table:print="false">
        <table:table-column table:style-name="co6" table:number-columns-repeated="2" table:default-cell-style-name="Default"/>
        <table:table-column table:style-name="co12" table:default-cell-style-name="Excel_20_Built-in_20_Normal"/>
        <table:table-column table:style-name="co13" table:default-cell-style-name="ce2"/>
        <table:table-column table:style-name="co14" table:default-cell-style-name="Excel_20_Built-in_20_Normal"/>
        <table:table-row table:style-name="ro2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Excel_20_Built-in_20_Normal" table:number-columns-repeated="2"/>
          <table:table-cell office:value-type="string">
            <text:p>ChildItem</text:p>
          </table:table-cell>
          <table:table-cell table:style-name="Excel_20_Built-in_20_Normal" office:value-type="string">
            <text:p>CreationDate</text:p>
          </table:table-cell>
          <table:table-cell office:value-type="string">
            <text:p>DisplayName</text:p>
          </table:table-cell>
        </table:table-row>
        <table:table-row table:style-name="ro1">
          <table:table-cell table:number-columns-repeated="2"/>
          <table:table-cell office:value-type="string">
            <text:p>Commistar_NEW</text:p>
          </table:table-cell>
          <table:table-cell office:value-type="date" office:date-value="2013-11-21T12:25:21.74">
            <text:p>21 Nov 13</text:p>
          </table:table-cell>
          <table:table-cell office:value-type="string">
            <text:p>Nirav Joshi </text:p>
          </table:table-cell>
        </table:table-row>
        <table:table-row table:style-name="ro1">
          <table:table-cell table:number-columns-repeated="2"/>
          <table:table-cell office:value-type="string">
            <text:p>COMTRADEORS</text:p>
          </table:table-cell>
          <table:table-cell office:value-type="date" office:date-value="2012-12-22T15:14:10.6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date" office:date-value="2014-06-18T05:09:15.94">
            <text:p>18 Jun 14</text:p>
          </table:table-cell>
          <table:table-cell office:value-type="string">
            <text:p>ZZZDeepak Namdeo</text:p>
          </table:table-cell>
        </table:table-row>
        <table:table-row table:style-name="ro1">
          <table:table-cell table:number-columns-repeated="2"/>
          <table:table-cell office:value-type="string">
            <text:p>Cost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CUSTOMER RELATIONSHIP MODULE</text:p>
          </table:table-cell>
          <table:table-cell office:value-type="date" office:date-value="2012-12-22T11:22:12.2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Deployment</text:p>
          </table:table-cell>
          <table:table-cell office:value-type="date" office:date-value="2012-12-24T07:26:54.86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DirectMailer</text:p>
          </table:table-cell>
          <table:table-cell office:value-type="date" office:date-value="2017-09-26T09:20:19.8">
            <text:p>26 Sep 17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table:number-columns-repeated="2"/>
          <table:table-cell office:value-type="string">
            <text:p>DQ Mail</text:p>
          </table:table-cell>
          <table:table-cell office:value-type="date" office:date-value="2012-12-24T04:04:38.19">
            <text:p>24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EBA User Log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EBAReports</text:p>
          </table:table-cell>
          <table:table-cell office:value-type="date" office:date-value="2019-01-25T16:04:45.597">
            <text:p>25 Jan 19</text:p>
          </table:table-cell>
          <table:table-cell office:value-type="string">
            <text:p>Chintan Kapoor </text:p>
          </table:table-cell>
        </table:table-row>
        <table:table-row table:style-name="ro1">
          <table:table-cell table:number-columns-repeated="2"/>
          <table:table-cell office:value-type="string">
            <text:p>FileMover</text:p>
          </table:table-cell>
          <table:table-cell office:value-type="date" office:date-value="2012-12-22T14:37:11.29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FILETRANSFER</text:p>
          </table:table-cell>
          <table:table-cell office:value-type="date" office:date-value="2012-12-21T23:17:47.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FILEUPLOADASPDOTNET</text:p>
          </table:table-cell>
          <table:table-cell office:value-type="date" office:date-value="2014-09-03T05:46:11.06">
            <text:p>3 Sep 14</text:p>
          </table:table-cell>
          <table:table-cell office:value-type="string">
            <text:p>ZZZVinaykumar Perla</text:p>
          </table:table-cell>
        </table:table-row>
        <table:table-row table:style-name="ro1">
          <table:table-cell table:number-columns-repeated="2"/>
          <table:table-cell office:value-type="string">
            <text:p>FNO ORS</text:p>
          </table:table-cell>
          <table:table-cell office:value-type="date" office:date-value="2012-12-23T04:55:05.24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Futures&amp;Options</text:p>
          </table:table-cell>
          <table:table-cell office:value-type="date" office:date-value="2014-12-24T05:27:39.98">
            <text:p>24 Dec 14</text:p>
          </table:table-cell>
          <table:table-cell office:value-type="string">
            <text:p>ZZZSarika Peddiram</text:p>
          </table:table-cell>
        </table:table-row>
        <table:table-row table:style-name="ro1">
          <table:table-cell table:number-columns-repeated="2"/>
          <table:table-cell office:value-type="string">
            <text:p>ICIS Activities</text:p>
          </table:table-cell>
          <table:table-cell office:value-type="date" office:date-value="2012-12-22T14:26:38.3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Industrial Group</text:p>
          </table:table-cell>
          <table:table-cell office:value-type="date" office:date-value="2012-12-22T14:26:38.3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IPO</text:p>
          </table:table-cell>
          <table:table-cell office:value-type="date" office:date-value="2012-12-22T14:26:38.31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arketATDesktop_DEV</text:p>
          </table:table-cell>
          <table:table-cell office:value-type="date" office:date-value="2012-12-21T21:07:24.623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atchUpload</text:p>
          </table:table-cell>
          <table:table-cell office:value-type="date" office:date-value="2012-12-23T15:51:23.533">
            <text:p>23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F</text:p>
          </table:table-cell>
          <table:table-cell office:value-type="date" office:date-value="2012-12-22T01:57:16.9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F</text:p>
          </table:table-cell>
          <table:table-cell office:value-type="date" office:date-value="2012-12-22T01:57:16.99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FLive</text:p>
          </table:table-cell>
          <table:table-cell office:value-type="date" office:date-value="2012-12-22T08:01:14.7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FTest</text:p>
          </table:table-cell>
          <table:table-cell office:value-type="date" office:date-value="2012-12-22T06:20:59.3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IS Archive</text:p>
          </table:table-cell>
          <table:table-cell office:value-type="date" office:date-value="2012-12-22T11:16:20.0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MissingAOFCopy</text:p>
          </table:table-cell>
          <table:table-cell office:value-type="date" office:date-value="2017-04-26T12:13:27.79">
            <text:p>26 Apr 17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table:number-columns-repeated="2"/>
          <table:table-cell office:value-type="string">
            <text:p>PBG Archive</text:p>
          </table:table-cell>
          <table:table-cell office:value-type="date" office:date-value="2012-12-22T01:45:44.5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PBG Archive</text:p>
          </table:table-cell>
          <table:table-cell office:value-type="date" office:date-value="2012-12-22T01:45:44.5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PBG Auto Archive</text:p>
          </table:table-cell>
          <table:table-cell office:value-type="date" office:date-value="2012-12-22T08:28:51.2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PBG Manual Archive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Project Master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Project Status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Risk Management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Short Messaging Service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Spot</text:p>
          </table:table-cell>
          <table:table-cell office:value-type="date" office:date-value="2019-03-20T03:03:45.927">
            <text:p>20 Mar 19</text:p>
          </table:table-cell>
          <table:table-cell office:value-type="string">
            <text:p>ZZZSagar Lawand</text:p>
          </table:table-cell>
        </table:table-row>
        <table:table-row table:style-name="ro1">
          <table:table-cell table:number-columns-repeated="2"/>
          <table:table-cell office:value-type="string">
            <text:p>Stock Master Update</text:p>
          </table:table-cell>
          <table:table-cell office:value-type="date" office:date-value="2012-12-22T14:43:31.10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Terminal user access</text:p>
          </table:table-cell>
          <table:table-cell office:value-type="date" office:date-value="2012-12-22T14:21:09.06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Upload_PSV</text:p>
          </table:table-cell>
          <table:table-cell office:value-type="date" office:date-value="2012-12-21T14:49:14.16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UploadAck</text:p>
          </table:table-cell>
          <table:table-cell office:value-type="date" office:date-value="2012-12-22T01:35:01.517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 Tuxedo Class</text:p>
          </table:table-cell>
          <table:table-cell office:value-type="date" office:date-value="2014-07-25T06:04:35.48">
            <text:p>25 Jul 14</text:p>
          </table:table-cell>
          <table:table-cell office:value-type="string">
            <text:p>Chandrakant Gawande </text:p>
          </table:table-cell>
        </table:table-row>
        <table:table-row table:style-name="ro1">
          <table:table-cell table:number-columns-repeated="2"/>
          <table:table-cell office:value-type="string">
            <text:p>VB_DEV</text:p>
          </table:table-cell>
          <table:table-cell office:value-type="date" office:date-value="2012-12-22T11:55:47.67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BankReco_DEV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BulkMailer_DEV</text:p>
          </table:table-cell>
          <table:table-cell office:value-type="date" office:date-value="2012-12-21T12:37:22.49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Console_DEV</text:p>
          </table:table-cell>
          <table:table-cell office:value-type="date" office:date-value="2014-08-05T12:55:02.2">
            <text:p>5 Aug 14</text:p>
          </table:table-cell>
          <table:table-cell office:value-type="string">
            <text:p>ZZZHarish Devadiga</text:p>
          </table:table-cell>
        </table:table-row>
        <table:table-row table:style-name="ro1">
          <table:table-cell table:number-columns-repeated="2"/>
          <table:table-cell office:value-type="string">
            <text:p>VBDPReco_DEV</text:p>
          </table:table-cell>
          <table:table-cell office:value-type="date" office:date-value="2012-12-21T12:32:35.587">
            <text:p>21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MF_DEV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Module-SQL</text:p>
          </table:table-cell>
          <table:table-cell office:value-type="date" office:date-value="2019-05-27T09:54:11.877">
            <text:p>27 May 19</text:p>
          </table:table-cell>
          <table:table-cell office:value-type="string">
            <text:p>Amit Gupta </text:p>
          </table:table-cell>
        </table:table-row>
        <table:table-row table:style-name="ro1">
          <table:table-cell table:number-columns-repeated="2"/>
          <table:table-cell office:value-type="string">
            <text:p>VBMonitor_DEV</text:p>
          </table:table-cell>
          <table:table-cell office:value-type="date" office:date-value="2012-12-22T07:42:03.133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BWebReco_DEV</text:p>
          </table:table-cell>
          <table:table-cell office:value-type="date" office:date-value="2012-12-22T06:24:31.55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VC++_Code</text:p>
          </table:table-cell>
          <table:table-cell office:value-type="date" office:date-value="2012-12-22">
            <text:p>22 Dec 12</text:p>
          </table:table-cell>
          <table:table-cell office:value-type="string">
            <text:p>ISEC TFS USERS </text:p>
          </table:table-cell>
        </table:table-row>
        <table:table-row table:style-name="ro1">
          <table:table-cell table:number-columns-repeated="2"/>
          <table:table-cell office:value-type="string">
            <text:p>EBAReports.exe</text:p>
          </table:table-cell>
          <table:table-cell office:value-type="date" office:date-value="2014-08-01T12:22:52.04">
            <text:p>1 Aug 14</text:p>
          </table:table-cell>
          <table:table-cell office:value-type="string">
            <text:p>ZZZRavindra Wagh</text:p>
          </table:table-cell>
        </table:table-row>
      </table:table>
      <table:database-ranges>
        <table:database-range table:name="__Anonymous_Sheet_DB__1" table:target-range-address="Sheet1.A1:Sheet1.E404" table:display-filter-buttons="true"/>
        <table:database-range table:target-range-address="Sheet3.A3:Sheet3.E2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15/01/2024</text:date>, <text:time>14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osh  B</meta:initial-creator>
    <meta:creation-date>2024-01-15T10:39:04.73</meta:creation-date>
    <dc:date>2024-01-15T14:50:30.95</dc:date>
    <dc:creator>Santosh  B</dc:creator>
    <meta:editing-duration>PT3H24M15S</meta:editing-duration>
    <meta:editing-cycles>73</meta:editing-cycles>
    <meta:generator>OpenOffice/4.1.0$Win32 OpenOffice.org_project/410m18$Build-9764</meta:generator>
    <meta:document-statistic meta:table-count="4" meta:cell-count="3832" meta:object-count="0"/>
  </office:meta>
</office:document-meta>
</file>